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gFenice" svg:font-family="CgFenice"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size-complex="11pt"/>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3"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size-complex="11pt"/>
    </style:style>
    <style:style style:name="P4"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5"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6"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etter-spacing="0.176cm" fo:language="tr" fo:country="TR" fo:font-weight="bold" style:font-size-asian="11pt" style:font-weight-asian="bold" style:font-size-complex="11pt" style:font-weight-complex="bold"/>
    </style:style>
    <style:style style:name="P7"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etter-spacing="-0.018cm" fo:language="tr" fo:country="TR" fo:font-weight="bold" style:font-size-asian="11pt" style:font-weight-asian="bold" style:font-size-complex="11pt" style:font-weight-complex="bold"/>
    </style:style>
    <style:style style:name="P8"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etter-spacing="-0.009cm" fo:language="tr" fo:country="TR" fo:font-weight="bold" style:font-size-asian="11pt" style:font-weight-asian="bold" style:font-size-complex="11pt" style:font-weight-complex="bold"/>
    </style:style>
    <style:style style:name="P9"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etter-spacing="-0.009cm" fo:language="tr" fo:country="TR" style:font-size-asian="11pt" style:font-size-complex="11pt"/>
    </style:style>
    <style:style style:name="P10"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1pt" fo:letter-spacing="0.088cm" fo:language="tr" fo:country="TR" style:font-size-asian="11pt" style:font-size-complex="11pt"/>
    </style:style>
    <style:style style:name="P11"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size-complex="14pt" style:font-weight-complex="bold"/>
    </style:style>
    <style:style style:name="P12" style:family="paragraph" style:parent-style-name="AYET_20_ALT">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13" style:family="paragraph" style:parent-style-name="AYET_20_ALT">
      <style:paragraph-properties fo:margin-left="0cm" fo:margin-right="0.3cm" fo:margin-top="0cm" fo:margin-bottom="0cm" loext:contextual-spacing="false" fo:line-height="0.564cm" fo:text-indent="1cm" style:auto-text-indent="false"/>
      <style:text-properties fo:text-transform="uppercase" fo:color="#000000" style:font-name="Lato" fo:font-size="11pt" fo:language="tr" fo:country="TR" fo:font-weight="bold" style:font-size-asian="11pt" style:font-weight-asian="bold" style:font-size-complex="11pt" style:font-weight-complex="bold"/>
    </style:style>
    <style:style style:name="P14" style:family="paragraph" style:parent-style-name="AYET_20_ALT">
      <style:paragraph-properties fo:margin-left="0cm" fo:margin-right="0.3cm" fo:margin-top="0cm" fo:margin-bottom="0cm" loext:contextual-spacing="false" fo:line-height="0.564cm" fo:text-indent="1cm" style:auto-text-indent="false"/>
      <style:text-properties style:font-name="Lato"/>
    </style:style>
    <style:style style:name="P15"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size-complex="11pt"/>
    </style:style>
    <style:style style:name="P16" style:family="paragraph" style:parent-style-name="AYET_20_ALT">
      <style:paragraph-properties fo:margin-left="0cm" fo:margin-right="0.3cm" fo:margin-top="0cm" fo:margin-bottom="0cm" loext:contextual-spacing="false" fo:line-height="0.564cm" fo:text-indent="1cm" style:auto-text-indent="false" fo:break-before="page"/>
      <style:text-properties fo:color="#000000" style:font-name="Lato" fo:font-size="11pt" fo:language="tr" fo:country="TR" fo:font-weight="bold" style:font-size-asian="11pt" style:font-weight-asian="bold" style:font-size-complex="11pt" style:font-weight-complex="bold"/>
    </style:style>
    <style:style style:name="P17" style:family="paragraph" style:parent-style-name="AYET_20_ÜST">
      <style:paragraph-properties fo:margin-left="0cm" fo:margin-right="0.3cm" fo:margin-top="0cm" fo:margin-bottom="0cm" loext:contextual-spacing="false" fo:line-height="0.564cm" fo:text-indent="1cm" style:auto-text-indent="false" fo:break-before="page"/>
      <style:text-properties fo:color="#000000" style:font-name="Lato" fo:font-size="14pt" fo:language="tr" fo:country="TR" fo:font-weight="bold" style:font-size-asian="14pt" style:font-weight-asian="bold" style:font-size-complex="14pt" style:font-weight-complex="bold"/>
    </style:style>
    <style:style style:name="P18"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1pt" fo:language="tr" fo:country="TR" fo:font-weight="bold" style:font-size-asian="11pt" style:font-weight-asian="bold" style:font-size-complex="11pt" style:font-weight-complex="bold"/>
    </style:style>
    <style:style style:name="P19" style:family="paragraph" style:parent-style-name="küçükbasl_203a_k">
      <style:paragraph-properties fo:margin-left="0cm" fo:margin-right="0.3cm" fo:margin-top="0cm" fo:margin-bottom="0cm" loext:contextual-spacing="false" fo:text-align="justify" style:justify-single-word="false" fo:text-indent="1cm" style:auto-text-indent="false" fo:break-before="page"/>
      <style:text-properties fo:color="#000000" style:font-name="Lato" fo:font-size="11pt" fo:letter-spacing="0.009cm" fo:language="tr" fo:country="TR" fo:font-weight="bold" style:font-size-asian="11pt" style:font-weight-asian="bold" style:font-size-complex="11pt" style:font-weight-complex="bold"/>
    </style:style>
    <style:style style:name="P20" style:family="paragraph" style:parent-style-name="küçükbasl_203a_k">
      <style:paragraph-properties fo:margin-left="0cm" fo:margin-right="0.3cm" fo:margin-top="0cm" fo:margin-bottom="0cm" loext:contextual-spacing="false" fo:text-align="justify" style:justify-single-word="false" fo:text-indent="1cm" style:auto-text-indent="false" fo:break-before="page"/>
      <style:text-properties fo:color="#000000" style:font-name="Lato" fo:font-size="11pt" fo:language="tr" fo:country="TR" style:font-size-asian="11pt" style:font-size-complex="11pt"/>
    </style:style>
    <style:style style:name="P21" style:family="paragraph" style:parent-style-name="küçükbasl_203a_k">
      <style:paragraph-properties fo:margin-left="0cm" fo:margin-right="0.3cm" fo:margin-top="0cm" fo:margin-bottom="0cm" loext:contextual-spacing="false" fo:line-height="100%" fo:text-align="center" style:justify-single-word="false" fo:text-indent="1cm" style:auto-text-indent="false" fo:break-before="page"/>
    </style:style>
    <style:style style:name="P22"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23"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24"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size-complex="11pt"/>
    </style:style>
    <style:style style:name="P25"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26"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1pt" fo:letter-spacing="0.176cm" fo:language="tr" fo:country="TR" fo:font-weight="bold" style:font-size-asian="11pt" style:font-weight-asian="bold" style:font-size-complex="11pt" style:font-weight-complex="bold"/>
    </style:style>
    <style:style style:name="P27"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1pt" fo:letter-spacing="0.018cm" fo:language="tr" fo:country="TR" fo:font-weight="bold" style:font-size-asian="11pt" style:font-weight-asian="bold" style:font-name-complex="Times New Roman" style:font-size-complex="11pt" style:font-weight-complex="bold"/>
    </style:style>
    <style:style style:name="P28"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size-complex="14pt" style:font-weight-complex="bold"/>
    </style:style>
    <style:style style:name="P29" style:family="paragraph" style:parent-style-name="AYET_20_ÜST">
      <style:paragraph-properties fo:margin-left="0cm" fo:margin-right="0.3cm" fo:margin-top="0cm" fo:margin-bottom="0cm" loext:contextual-spacing="false" fo:line-height="100%" fo:text-align="center"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30" style:family="paragraph" style:parent-style-name="AYET_20_ÜST">
      <style:paragraph-properties fo:margin-left="0cm" fo:margin-right="0.3cm" fo:margin-top="0cm" fo:margin-bottom="0cm" loext:contextual-spacing="false" fo:line-height="0.564cm" fo:text-indent="1cm" style:auto-text-indent="false"/>
      <style:text-properties style:font-name="Lato"/>
    </style:style>
    <style:style style:name="P31"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32" style:family="paragraph" style:parent-style-name="SAGA_20_DAYALI_20_B.BASLIK">
      <style:paragraph-properties fo:margin-left="0cm" fo:margin-right="0.3cm" fo:margin-top="0cm" fo:margin-bottom="0cm" loext:contextual-spacing="false" fo:line-height="100%"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33" style:family="paragraph" style:parent-style-name="SAGA_20_DAYALI_20_B.BASLI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8pt" fo:language="tr" fo:country="TR" fo:font-weight="bold" style:font-size-asian="18pt" style:font-weight-asian="bold" style:font-size-complex="18pt" style:font-weight-complex="bold"/>
    </style:style>
    <style:style style:name="P34"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etter-spacing="0.176cm" fo:language="tr" fo:country="TR" fo:font-weight="bold" style:font-size-asian="11pt" style:font-weight-asian="bold" style:font-size-complex="11pt" style:font-weight-complex="bold"/>
    </style:style>
    <style:style style:name="P35"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ab-stops>
          <style:tab-stop style:position="3.999cm"/>
        </style:tab-stops>
      </style:paragraph-properties>
      <style:text-properties fo:color="#000000" style:font-name="Lato" fo:font-size="11pt" fo:letter-spacing="0.176cm" fo:language="tr" fo:country="TR" fo:font-weight="bold" style:font-size-asian="11pt" style:font-weight-asian="bold" style:font-size-complex="11pt" style:font-weight-complex="bold"/>
    </style:style>
    <style:style style:name="P36"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37"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38"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39"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40"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4pt" fo:language="tr" fo:country="TR" fo:font-weight="bold" style:font-size-asian="14pt" style:font-weight-asian="bold" style:font-size-complex="14pt" style:font-weight-complex="bold"/>
    </style:style>
    <style:style style:name="P41"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size-complex="11pt"/>
    </style:style>
    <style:style style:name="P42"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43"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font-weight-complex="bold"/>
    </style:style>
    <style:style style:name="P44"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45" style:family="paragraph" style:parent-style-name="SAGA_20_DAYALI_20_B.BASLIK">
      <style:paragraph-properties fo:margin-left="0cm" fo:margin-right="0.3cm" fo:margin-top="0cm" fo:margin-bottom="0cm" loext:contextual-spacing="false" fo:line-height="0.564cm" fo:text-align="justify" style:justify-single-word="false" fo:text-indent="1cm" style:auto-text-indent="false"/>
      <style:text-properties fo:text-transform="uppercase" fo:color="#000000" style:font-name="Lato" fo:font-size="11pt" fo:language="tr" fo:country="TR" fo:font-weight="bold" style:font-size-asian="11pt" style:font-weight-asian="bold" style:font-size-complex="11pt" style:font-weight-complex="bold"/>
    </style:style>
    <style:style style:name="P46"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anguage="tr" fo:country="TR" style:font-size-asian="11pt" style:font-size-complex="11pt"/>
    </style:style>
    <style:style style:name="P47"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48"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49"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50"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fo:color="#000000" style:font-name="Lato" fo:font-size="11pt" fo:letter-spacing="0.176cm" fo:language="tr" fo:country="TR" fo:font-weight="bold" style:font-size-asian="11pt" style:font-weight-asian="bold" style:font-size-complex="11pt" style:font-weight-complex="bold"/>
    </style:style>
    <style:style style:name="P51"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fo:color="#000000" style:font-name="Lato" fo:font-size="14pt" fo:language="tr" fo:country="TR" fo:font-weight="bold" style:font-size-asian="14pt" style:font-weight-asian="bold" style:font-size-complex="14pt" style:font-weight-complex="bold"/>
    </style:style>
    <style:style style:name="P52"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style:font-name="Lato" fo:font-size="11pt" fo:language="tr" fo:country="TR" style:font-size-asian="11pt" style:font-size-complex="11pt"/>
    </style:style>
    <style:style style:name="P53" style:family="paragraph" style:parent-style-name="küçükbasl_203a_k">
      <style:paragraph-properties fo:margin-left="0cm" fo:margin-right="0.3cm" fo:margin-top="0cm" fo:margin-bottom="0cm" loext:contextual-spacing="false" fo:text-align="justify" style:justify-single-word="false" fo:text-indent="1cm" style:auto-text-indent="false"/>
      <style:text-properties style:font-name="Lato"/>
    </style:style>
    <style:style style:name="P54" style:family="paragraph" style:parent-style-name="küçükbasl_203a_k">
      <style:paragraph-properties fo:margin-left="0cm" fo:margin-right="0.3cm" fo:margin-top="0cm" fo:margin-bottom="0cm" loext:contextual-spacing="false" fo:text-align="justify" style:justify-single-word="false" fo:text-indent="1cm" style:auto-text-indent="false"/>
    </style:style>
    <style:style style:name="P55" style:family="paragraph" style:parent-style-name="küçükbasl_203a_k">
      <style:paragraph-properties fo:margin-left="0cm" fo:margin-right="0.3cm" fo:margin-top="0cm" fo:margin-bottom="0cm" loext:contextual-spacing="false" fo:line-height="100%" fo:text-align="center" style:justify-single-word="false" fo:text-indent="1cm" style:auto-text-indent="false"/>
    </style:style>
    <style:style style:name="P56" style:family="paragraph" style:parent-style-name="AYET_20__2039_K_2039__20_ARA">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57" style:family="paragraph" style:parent-style-name="AYET_20__2039_K_2039__20_ARA">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58" style:family="paragraph" style:parent-style-name="AYET_20__2039_K_2039__20_ARA">
      <style:paragraph-properties fo:margin-left="0cm" fo:margin-right="0.3cm" fo:line-height="0.564cm" fo:text-indent="1cm" style:auto-text-indent="false"/>
      <style:text-properties fo:color="#000000" style:font-name="Lato" fo:font-size="11pt" fo:language="tr" fo:country="TR" style:font-size-asian="11pt" style:font-size-complex="11pt"/>
    </style:style>
    <style:style style:name="P59" style:family="paragraph" style:parent-style-name="AYET_20__2039_K_2039__20_ARA">
      <style:paragraph-properties fo:margin-left="0cm" fo:margin-right="0.3cm" fo:line-height="0.564cm" fo:text-indent="1cm" style:auto-text-indent="false"/>
      <style:text-properties style:font-name="Lato"/>
    </style:style>
    <style:style style:name="P60" style:family="paragraph" style:parent-style-name="küçükbasl_203a_k_20_üst">
      <style:paragraph-properties fo:margin-left="0cm" fo:margin-right="0.3cm" fo:text-align="justify" style:justify-single-word="false" fo:text-indent="1cm" style:auto-text-indent="false"/>
      <style:text-properties fo:color="#000000" style:font-name="Lato" fo:font-size="14pt" fo:language="tr" fo:country="TR" fo:font-weight="bold" style:font-size-asian="14pt" style:font-weight-asian="bold" style:font-size-complex="14pt" style:font-weight-complex="bold"/>
    </style:style>
    <style:style style:name="P61" style:family="paragraph" style:parent-style-name="küçükbasl_203a_k_20_üst">
      <style:paragraph-properties fo:margin-left="0cm" fo:margin-right="0.3cm" fo:text-align="justify" style:justify-single-word="false" fo:text-indent="1cm" style:auto-text-indent="false"/>
      <style:text-properties fo:color="#000000" style:font-name="Lato" fo:font-size="11pt" fo:language="tr" fo:country="TR" style:font-size-asian="11pt" style:font-size-complex="11pt"/>
    </style:style>
    <style:style style:name="P62" style:family="paragraph" style:parent-style-name="küçükbasl_203a_k_20_üst">
      <style:paragraph-properties fo:margin-left="0cm" fo:margin-right="0.3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63" style:family="paragraph" style:parent-style-name="küçükbasl_203a_k_20_üst">
      <style:paragraph-properties fo:margin-left="0cm" fo:margin-right="0.3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64" style:family="paragraph" style:parent-style-name="küçükbasl_203a_k_20_üst">
      <style:paragraph-properties fo:margin-left="0cm" fo:margin-right="0.3cm" fo:text-align="justify" style:justify-single-word="false" fo:text-indent="1cm" style:auto-text-indent="false" fo:break-before="page"/>
      <style:text-properties fo:color="#000000" style:font-name="Lato" fo:font-size="11pt" fo:language="tr" fo:country="TR" fo:font-weight="bold" style:font-size-asian="11pt" style:font-weight-asian="bold" style:font-size-complex="11pt" style:font-weight-complex="bold"/>
    </style:style>
    <style:style style:name="P65" style:family="paragraph" style:parent-style-name="Standard">
      <style:paragraph-properties fo:margin-left="0cm" fo:margin-right="0.3cm" fo:text-align="center" style:justify-single-word="false" fo:text-indent="1cm" style:auto-text-indent="false" fo:break-before="page"/>
    </style:style>
    <style:style style:name="P66"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1pt" fo:language="tr" fo:country="TR" fo:font-weight="bold" style:font-size-asian="11pt" style:font-weight-asian="bold" style:font-name-complex="Times New Roman" style:font-size-complex="11pt" style:font-weight-complex="bold"/>
    </style:style>
    <style:style style:name="P67"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68"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font-weight-complex="bold"/>
    </style:style>
    <style:style style:name="P69"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font-weight-complex="bold"/>
    </style:style>
    <style:style style:name="P7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font-weight-complex="bold"/>
    </style:style>
    <style:style style:name="P71"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font-weight-complex="bold"/>
    </style:style>
    <style:style style:name="P72" style:family="paragraph" style:parent-style-name="ANA_20_METIN">
      <style:paragraph-properties fo:margin-left="0cm" fo:margin-right="0.3cm" fo:text-align="center" style:justify-single-word="false" fo:text-indent="1cm" style:auto-text-indent="false" fo:break-before="page"/>
      <style:text-properties style:font-name="Lato" fo:font-size="26pt" fo:language="tr" fo:country="TR" style:font-size-asian="26pt" style:font-name-complex="Times New Roman" style:font-size-complex="11pt"/>
    </style:style>
    <style:style style:name="P73"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4" style:family="paragraph" style:parent-style-name="ANA_20_METIN">
      <style:paragraph-properties fo:margin-left="0cm" fo:margin-right="0.3cm" fo:text-indent="1cm" style:auto-text-indent="false" fo:break-before="page"/>
      <style:text-properties style:font-name="Lato" fo:language="tr" fo:country="TR" style:font-name-complex="Times New Roman" style:font-size-complex="11pt"/>
    </style:style>
    <style:style style:name="P75" style:family="paragraph" style:parent-style-name="_2a_KORKU-BASLIK_20_ÜST">
      <style:paragraph-properties fo:margin-left="0cm" fo:margin-right="0.3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76" style:family="paragraph" style:parent-style-name="_2a_KORKU-BASLIK_20_ÜST">
      <style:paragraph-properties fo:margin-left="0cm" fo:margin-right="0.3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77" style:family="paragraph" style:parent-style-name="SAGADAYALIBASLIKÜST">
      <style:paragraph-properties fo:margin-left="0cm" fo:margin-right="0.3cm" fo:line-height="0.564cm" fo:text-align="justify" style:justify-single-word="false" fo:text-indent="1cm" style:auto-text-indent="false"/>
      <style:text-properties style:font-name="Lato" fo:font-size="11pt" fo:language="tr" fo:country="TR" style:font-size-asian="11pt" style:font-size-complex="11pt"/>
    </style:style>
    <style:style style:name="P78" style:family="paragraph" style:parent-style-name="SAGADAYALIBASLIKÜST">
      <style:paragraph-properties fo:margin-left="0cm" fo:margin-right="0.3cm" fo:line-height="0.564cm" fo:text-align="justify" style:justify-single-word="false" fo:text-indent="1cm" style:auto-text-indent="false"/>
      <style:text-properties style:font-name="Lato"/>
    </style:style>
    <style:style style:name="P79"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80"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81"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82"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83"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fo:font-weight="bold" style:font-size-asian="11pt" style:font-weight-asian="bold" style:font-size-complex="11pt" style:font-weight-complex="bold"/>
    </style:style>
    <style:style style:name="P84"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style:font-size-asian="11pt" style:font-size-complex="11pt"/>
    </style:style>
    <style:style style:name="P85" style:family="paragraph" style:parent-style-name="SAGADAYALIBASLIKÜST">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size-complex="14pt" style:font-weight-complex="bold"/>
    </style:style>
    <style:style style:name="P86" style:family="paragraph" style:parent-style-name="ANA_20_METIN">
      <style:paragraph-properties fo:margin-left="0cm" fo:margin-right="0.3cm" fo:text-indent="1cm" style:auto-text-indent="false"/>
    </style:style>
    <style:style style:name="P87" style:family="paragraph" style:parent-style-name="ANA_20_METIN">
      <style:paragraph-properties fo:margin-left="0cm" fo:margin-right="0.3cm" fo:text-align="center" style:justify-single-word="false" fo:text-indent="1cm" style:auto-text-indent="false"/>
    </style:style>
    <style:style style:name="P88" style:family="paragraph" style:parent-style-name="ANA_20_METIN">
      <style:paragraph-properties fo:margin-left="0cm" fo:margin-right="0.3cm" fo:text-indent="1cm" style:auto-text-indent="false"/>
      <style:text-properties style:font-name="Lato" fo:language="tr" fo:country="TR" style:font-name-complex="Times New Roman" style:font-size-complex="11pt"/>
    </style:style>
    <style:style style:name="P89" style:family="paragraph" style:parent-style-name="ANA_20_METIN">
      <style:paragraph-properties fo:margin-left="0cm" fo:margin-right="0.3cm" fo:text-align="center" style:justify-single-word="false" fo:text-indent="1cm" style:auto-text-indent="false"/>
      <style:text-properties style:font-name="Lato" fo:language="tr" fo:country="TR" style:font-name-complex="Times New Roman" style:font-size-complex="11pt"/>
    </style:style>
    <style:style style:name="P90" style:family="paragraph" style:parent-style-name="ANA_20_METIN">
      <style:paragraph-properties fo:margin-left="0cm" fo:margin-right="0.3cm" fo:text-indent="1cm" style:auto-text-indent="false"/>
      <style:text-properties style:font-name="Lato" fo:language="tr" fo:country="TR" fo:font-weight="bold" style:font-weight-asian="bold" style:font-name-complex="Times New Roman" style:font-size-complex="11pt"/>
    </style:style>
    <style:style style:name="P91" style:family="paragraph" style:parent-style-name="ANA_20_METIN">
      <style:paragraph-properties fo:margin-left="0cm" fo:margin-right="0.3cm" fo:text-align="center" style:justify-single-word="false" fo:text-indent="1cm" style:auto-text-indent="false"/>
      <style:text-properties style:font-name="Lato" fo:language="tr" fo:country="TR" fo:font-weight="bold" style:font-weight-asian="bold" style:font-name-complex="Times New Roman" style:font-size-complex="11pt"/>
    </style:style>
    <style:style style:name="P92" style:family="paragraph" style:parent-style-name="ANA_20_METIN">
      <style:paragraph-properties fo:margin-left="0cm" fo:margin-right="0.3cm" fo:text-indent="1cm" style:auto-text-indent="false"/>
      <style:text-properties style:font-name="Lato" fo:font-size="18pt" fo:language="tr" fo:country="TR" fo:font-weight="bold" style:font-size-asian="18pt" style:font-weight-asian="bold" style:font-name-complex="Times New Roman" style:font-size-complex="11pt"/>
    </style:style>
    <style:style style:name="P93" style:family="paragraph" style:parent-style-name="ANA_20_METIN">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1pt"/>
    </style:style>
    <style:style style:name="P94" style:family="paragraph" style:parent-style-name="ANA_20_METIN">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95" style:family="paragraph" style:parent-style-name="ANA_20_METIN">
      <style:paragraph-properties fo:margin-left="0cm" fo:margin-right="0.3cm" fo:text-indent="1cm" style:auto-text-indent="false"/>
      <style:text-properties style:font-name="Lato" fo:font-size="18pt" fo:language="tr" fo:country="TR" style:font-size-asian="18pt" style:font-name-complex="Times New Roman" style:font-size-complex="11pt"/>
    </style:style>
    <style:style style:name="P96" style:family="paragraph" style:parent-style-name="ANA_20_METIN">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97" style:family="paragraph" style:parent-style-name="ANA_20_METIN">
      <style:paragraph-properties fo:margin-left="0cm" fo:margin-right="0.3cm"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98" style:family="paragraph" style:parent-style-name="ana_20_met_203a_n">
      <style:paragraph-properties fo:margin-left="0cm" fo:margin-right="0.3cm" fo:line-height="0.564cm" fo:text-indent="1cm" style:auto-text-indent="false"/>
      <style:text-properties style:font-name="Lato" fo:font-size="11pt" fo:language="tr" fo:country="TR" style:font-size-asian="11pt" style:font-size-complex="11pt"/>
    </style:style>
    <style:style style:name="P99" style:family="paragraph" style:parent-style-name="Baslik_20_ustk">
      <style:paragraph-properties fo:margin-left="0cm" fo:margin-right="0.3cm" fo:line-height="0.564cm" fo:text-align="justify" style:justify-single-word="false" fo:text-indent="1cm" style:auto-text-indent="false"/>
      <style:text-properties style:font-name="Lato"/>
    </style:style>
    <style:style style:name="P100" style:family="paragraph" style:parent-style-name="Baslik_20_ustk">
      <style:paragraph-properties fo:margin-left="0cm" fo:margin-right="0.3cm" fo:line-height="0.564cm" fo:text-align="justify" style:justify-single-word="false" fo:text-indent="1cm" style:auto-text-indent="false"/>
      <style:text-properties style:font-name="Lato" fo:font-size="11pt" fo:language="tr" fo:country="TR" style:font-size-asian="11pt" style:font-size-complex="11pt"/>
    </style:style>
    <style:style style:name="P101" style:family="paragraph" style:parent-style-name="Baslik_20_ustk">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102" style:family="paragraph" style:parent-style-name="Baslik_20_ustk">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03" style:family="paragraph" style:parent-style-name="Baslik_20_ustk">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104" style:family="paragraph" style:parent-style-name="Baslik_20_ustk">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size-complex="11pt" style:font-weight-complex="bold"/>
    </style:style>
    <style:style style:name="P105" style:family="paragraph" style:parent-style-name="Baslik_20_ustk">
      <style:paragraph-properties fo:margin-left="0cm" fo:margin-right="0.3cm" fo:line-height="0.564cm" fo:text-align="justify" style:justify-single-word="false" fo:text-indent="1cm" style:auto-text-indent="false"/>
      <style:text-properties fo:color="#000000" style:font-name="Lato" fo:font-size="11pt" fo:letter-spacing="-0.009cm" fo:language="tr" fo:country="TR" fo:font-style="italic" style:font-size-asian="11pt" style:font-style-asian="italic" style:font-size-complex="11pt" style:font-style-complex="italic"/>
    </style:style>
    <style:style style:name="P106" style:family="paragraph" style:parent-style-name="ayet">
      <style:paragraph-properties fo:margin-left="0cm" fo:margin-right="0.3cm" fo:text-indent="1cm" style:auto-text-indent="false"/>
      <style:text-properties style:font-name="Lato" fo:language="tr" fo:country="TR" style:font-name-complex="Times New Roman" style:font-size-complex="11pt"/>
    </style:style>
    <style:style style:name="P107" style:family="paragraph" style:parent-style-name="ayet">
      <style:paragraph-properties fo:margin-left="0cm" fo:margin-right="0.3cm" fo:text-indent="1cm" style:auto-text-indent="false"/>
      <style:text-properties style:font-name="Lato" fo:language="tr" fo:country="TR" style:font-name-complex="Times New Roman" style:font-size-complex="11pt" style:font-weight-complex="bold"/>
    </style:style>
    <style:style style:name="P108" style:family="paragraph" style:parent-style-name="ayet">
      <style:paragraph-properties fo:margin-left="0cm" fo:margin-right="0.3cm" fo:text-indent="1cm" style:auto-text-indent="false"/>
      <style:text-properties style:font-name="Lato" fo:font-size="11pt" fo:language="tr" fo:country="TR" style:font-size-asian="11pt" style:font-name-complex="Times New Roman" style:font-size-complex="11pt" style:font-weight-complex="bold"/>
    </style:style>
    <style:style style:name="P10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11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1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11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font-style-complex="italic"/>
    </style:style>
    <style:style style:name="P11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fo:font-weight="bold" style:font-size-asian="11pt" style:font-weight-asian="bold" style:font-name-complex="Times New Roman" style:font-size-complex="11pt" style:font-weight-complex="bold"/>
    </style:style>
    <style:style style:name="P11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18cm" fo:language="tr" fo:country="TR" fo:font-weight="bold" style:font-size-asian="11pt" style:font-weight-asian="bold" style:font-name-complex="Times New Roman" style:font-size-complex="11pt" style:font-weight-complex="bold"/>
    </style:style>
    <style:style style:name="P11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09cm" fo:language="tr" fo:country="TR" style:font-size-asian="11pt" style:font-name-complex="Times New Roman" style:font-size-complex="11pt"/>
    </style:style>
    <style:style style:name="P11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name-complex="Times New Roman" style:font-size-complex="14pt" style:font-weight-complex="bold"/>
    </style:style>
    <style:style style:name="P11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1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119" style:family="paragraph" style:parent-style-name="Standard">
      <style:paragraph-properties fo:margin-left="0cm" fo:margin-right="0.3cm" fo:line-height="0.564cm" fo:text-align="justify" style:justify-single-word="false" fo:text-indent="1cm" style:auto-text-indent="false">
        <style:tab-stops>
          <style:tab-stop style:position="2.501cm"/>
        </style:tab-stops>
      </style:paragraph-properties>
      <style:text-properties style:font-name="Lato" fo:font-size="11pt" fo:language="tr" fo:country="TR" fo:font-weight="bold" style:font-size-asian="11pt" style:font-weight-asian="bold" style:font-name-complex="Times New Roman" style:font-size-complex="11pt" style:font-weight-complex="bold"/>
    </style:style>
    <style:style style:name="P12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2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font-weight-complex="bold"/>
    </style:style>
    <style:style style:name="P12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font-style-complex="italic"/>
    </style:style>
    <style:style style:name="P12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12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12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fo:font-weight="bold" style:font-size-asian="11pt" style:font-weight-asian="bold" style:font-name-complex="Times New Roman" style:font-size-complex="11pt" style:font-weight-complex="bold"/>
    </style:style>
    <style:style style:name="P126"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style:font-size-asian="11pt" style:font-name-complex="Times New Roman" style:font-size-complex="11pt"/>
    </style:style>
    <style:style style:name="P127"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fo:font-style="italic" style:font-size-asian="11pt" style:font-style-asian="italic" style:font-name-complex="Times New Roman" style:font-size-complex="11pt" style:font-style-complex="italic"/>
    </style:style>
    <style:style style:name="P128"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176cm" fo:language="tr" fo:country="TR" fo:font-weight="bold" style:font-size-asian="11pt" style:font-weight-asian="bold" style:font-name-complex="Times New Roman" style:font-size-complex="11pt" style:font-weight-complex="bold"/>
    </style:style>
    <style:style style:name="P129"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18cm" fo:language="tr" fo:country="TR" fo:font-weight="bold" style:font-size-asian="11pt" style:font-weight-asian="bold" style:font-name-complex="Times New Roman" style:font-size-complex="11pt" style:font-weight-complex="bold"/>
    </style:style>
    <style:style style:name="P130"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fo:font-weight="bold" style:font-size-asian="11pt" style:font-weight-asian="bold" style:font-name-complex="Times New Roman" style:font-size-complex="11pt" style:font-weight-complex="bold"/>
    </style:style>
    <style:style style:name="P131"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fo:language="tr" fo:country="TR" style:font-size-asian="11pt" style:font-name-complex="Times New Roman" style:font-size-complex="11pt"/>
    </style:style>
    <style:style style:name="P132"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33"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font-weight-complex="bold"/>
    </style:style>
    <style:style style:name="P134"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font-style-complex="italic" style:font-weight-complex="bold"/>
    </style:style>
    <style:style style:name="P135"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font-weight-complex="bold"/>
    </style:style>
    <style:style style:name="P136"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Lato" fo:font-size="11pt" fo:language="tr" fo:country="TR" fo:font-weight="bold" style:font-size-asian="11pt" style:font-weight-asian="bold" style:font-name-complex="Times New Roman" style:font-size-complex="11pt" style:font-weight-complex="bold"/>
    </style:style>
    <style:style style:name="P137" style:family="paragraph" style:parent-style-name="Standard">
      <style:paragraph-properties fo:margin-left="0cm" fo:margin-right="0.3cm" fo:line-height="0.564cm" fo:text-align="justify" style:justify-single-word="false" fo:text-indent="1cm" style:auto-text-indent="false"/>
      <style:text-properties fo:text-transform="uppercase" style:font-name="Lato" fo:font-size="11pt" fo:language="tr" fo:country="TR" fo:font-weight="bold" style:font-size-asian="11pt" style:font-weight-asian="bold" style:font-name-complex="Times New Roman" style:font-size-complex="11pt" style:font-weight-complex="bold"/>
    </style:style>
    <style:style style:name="P138" style:family="paragraph" style:parent-style-name="Alinti">
      <style:text-properties fo:color="#000000" style:font-name="Lato" fo:font-size="11pt" fo:language="tr" fo:country="TR" fo:font-style="italic" style:font-size-asian="11pt" style:font-style-asian="italic" style:font-size-complex="11pt" style:font-style-complex="italic"/>
    </style:style>
    <style:style style:name="P139" style:family="paragraph" style:parent-style-name="küçükbasl_203a_k">
      <style:paragraph-properties fo:margin-left="1cm" fo:margin-right="0.3cm" fo:margin-top="0cm" fo:margin-bottom="0cm" loext:contextual-spacing="false" fo:line-height="100%" fo:text-align="center" style:justify-single-word="false" fo:text-indent="0cm" style:auto-text-indent="false" fo:break-before="page"/>
    </style:style>
    <style:style style:name="P140" style:family="paragraph" style:parent-style-name="ANA_20_METIN">
      <style:paragraph-properties fo:margin-left="0cm" fo:margin-right="0.3cm" fo:text-indent="0cm" style:auto-text-indent="false"/>
      <style:text-properties style:font-name="Lato" fo:language="tr" fo:country="TR" style:font-name-complex="Times New Roman" style:font-size-complex="11pt"/>
    </style:style>
    <style:style style:name="P141" style:family="paragraph" style:parent-style-name="ANA_20_METIN">
      <style:paragraph-properties fo:margin-left="0cm" fo:margin-right="0.3cm" fo:text-indent="0cm" style:auto-text-indent="false">
        <style:tab-stops>
          <style:tab-stop style:position="1.773cm"/>
        </style:tab-stops>
      </style:paragraph-properties>
      <style:text-properties style:font-name="Lato" fo:language="tr" fo:country="TR" style:font-name-complex="Times New Roman" style:font-size-complex="11pt"/>
    </style:style>
    <style:style style:name="P142" style:family="paragraph" style:parent-style-name="Standard">
      <style:text-properties style:font-name="Lato" fo:font-size="11pt" fo:language="tr" fo:country="TR" style:font-size-asian="11pt" style:font-size-complex="11pt"/>
    </style:style>
    <style:style style:name="P143" style:family="paragraph" style:parent-style-name="Standard">
      <style:text-properties style:font-name="Lato" fo:font-size="11pt" fo:letter-spacing="0.176cm" fo:language="tr" fo:country="TR" style:font-size-asian="11pt" style:font-size-complex="11pt"/>
    </style:style>
    <style:style style:name="P144" style:family="paragraph" style:parent-style-name="Standard">
      <style:text-properties style:font-name="Lato" fo:language="tr" fo:country="TR"/>
    </style:style>
    <style:style style:name="P145" style:family="paragraph" style:parent-style-name="Standard">
      <style:text-properties style:font-name="Lato" fo:font-size="18pt" fo:language="tr" fo:country="TR" style:font-size-asian="18pt" style:font-size-complex="18pt"/>
    </style:style>
    <style:style style:name="P146" style:family="paragraph" style:parent-style-name="Heading_20_1" style:master-page-name="Standard">
      <style:paragraph-properties fo:margin-left="0cm" fo:margin-right="0.3cm" fo:margin-top="0cm" fo:margin-bottom="0cm" loext:contextual-spacing="false" fo:text-indent="1cm" style:auto-text-indent="false" style:page-number="auto"/>
      <style:text-properties style:font-name="Lato" fo:font-size="36pt" fo:language="tr" fo:country="TR" style:font-size-asian="36pt" style:font-size-complex="36pt"/>
    </style:style>
    <style:style style:name="P147" style:family="paragraph" style:parent-style-name="Heading_20_1">
      <style:paragraph-properties fo:margin-left="0cm" fo:margin-right="0.3cm" fo:margin-top="0cm" fo:margin-bottom="0cm" loext:contextual-spacing="false" fo:text-indent="1cm" style:auto-text-indent="false"/>
      <style:text-properties style:font-name="Lato" fo:font-size="36pt" fo:language="tr" fo:country="TR" style:font-size-asian="36pt" style:font-size-complex="36pt"/>
    </style:style>
    <style:style style:name="P148"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language="tr" fo:country="TR"/>
    </style:style>
    <style:style style:name="P149"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size-complex="11pt"/>
    </style:style>
    <style:style style:name="P150"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51"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letter-kerning="false" style:font-size-asian="11pt" style:font-size-complex="11pt"/>
    </style:style>
    <style:style style:name="P152"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font-weight-complex="normal"/>
    </style:style>
    <style:style style:name="P153"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176cm" fo:language="tr" fo:country="TR" style:font-size-asian="11pt" style:font-size-complex="11pt"/>
    </style:style>
    <style:style style:name="P154"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fo:language="tr" fo:country="TR" fo:font-weight="normal" style:font-size-asian="11pt" style:font-weight-asian="normal" style:font-name-complex="Times New Roman" style:font-size-complex="11pt" style:font-weight-complex="normal"/>
    </style:style>
    <style:style style:name="P155"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fo:language="tr" fo:country="TR" style:font-size-asian="11pt" style:font-size-complex="11pt"/>
    </style:style>
    <style:style style:name="P156" style:family="paragraph" style:parent-style-name="Heading_20_1">
      <style:paragraph-properties fo:margin-left="0cm" fo:margin-right="0.3cm" fo:margin-top="0cm" fo:margin-bottom="0cm" loext:contextual-spacing="false" fo:text-indent="1cm" style:auto-text-indent="false"/>
      <style:text-properties style:font-name="Lato" fo:font-size="18pt" fo:language="tr" fo:country="TR" style:font-size-asian="18pt" style:font-size-complex="18pt"/>
    </style:style>
    <style:style style:name="P157" style:family="paragraph" style:parent-style-name="Heading_20_1">
      <style:paragraph-properties fo:margin-left="0cm" fo:margin-right="0.3cm" fo:margin-top="0cm" fo:margin-bottom="0cm" loext:contextual-spacing="false" fo:text-indent="1cm" style:auto-text-indent="false"/>
      <style:text-properties fo:color="#000000" style:font-name="Lato" fo:font-size="18pt" fo:language="tr" fo:country="TR" style:font-size-asian="18pt" style:font-size-complex="18pt"/>
    </style:style>
    <style:style style:name="P158"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font-weight-asian="normal" style:font-size-complex="11pt" style:font-weight-complex="normal"/>
    </style:style>
    <style:style style:name="P159"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size-complex="11pt"/>
    </style:style>
    <style:style style:name="P160" style:family="paragraph" style:parent-style-name="Heading_20_1">
      <style:paragraph-properties fo:margin-left="0cm" fo:margin-right="0.3cm" fo:margin-top="0cm" fo:margin-bottom="0cm" loext:contextual-spacing="false" fo:text-indent="1cm" style:auto-text-indent="false" fo:break-before="page"/>
      <style:text-properties style:font-name="Lato" fo:font-size="18pt" fo:language="tr" fo:country="TR" style:font-size-asian="18pt" style:font-size-complex="18pt"/>
    </style:style>
    <style:style style:name="P161" style:family="paragraph" style:parent-style-name="Heading_20_1">
      <style:paragraph-properties fo:margin-left="0cm" fo:margin-right="0.3cm" fo:margin-top="0cm" fo:margin-bottom="0cm" loext:contextual-spacing="false" fo:text-align="start" style:justify-single-word="false" fo:text-indent="0cm" style:auto-text-indent="false" fo:break-before="page"/>
      <style:text-properties style:font-name="Lato" fo:font-size="18pt" fo:language="tr" fo:country="TR" style:font-size-asian="18pt" style:font-size-complex="18pt"/>
    </style:style>
    <style:style style:name="P162" style:family="paragraph" style:parent-style-name="Heading_20_1">
      <style:paragraph-properties fo:margin-left="1cm" fo:margin-right="0.3cm" fo:margin-top="0cm" fo:margin-bottom="0cm" loext:contextual-spacing="false" fo:text-indent="0cm" style:auto-text-indent="false" fo:break-before="page"/>
      <style:text-properties style:font-name="Lato" fo:font-size="18pt" fo:language="tr" fo:country="TR" style:font-size-asian="18pt" style:font-size-complex="18pt"/>
    </style:style>
    <style:style style:name="P163" style:family="paragraph" style:parent-style-name="Heading_20_1">
      <style:paragraph-properties fo:margin-left="1cm" fo:margin-right="0.3cm" fo:margin-top="0cm" fo:margin-bottom="0cm" loext:contextual-spacing="false" fo:text-indent="0cm" style:auto-text-indent="false"/>
      <style:text-properties style:font-name="Lato" fo:font-size="18pt" fo:language="tr" fo:country="TR" style:font-size-asian="18pt" style:font-size-complex="18pt"/>
    </style:style>
    <style:style style:name="P164" style:family="paragraph" style:parent-style-name="Heading_20_2">
      <style:paragraph-properties fo:margin-left="0cm" fo:margin-right="0.3cm" fo:margin-top="0cm" fo:margin-bottom="0cm" loext:contextual-spacing="false" fo:text-align="center" style:justify-single-word="false" fo:text-indent="1cm" style:auto-text-indent="false"/>
      <style:text-properties style:font-name="Lato" fo:font-size="36pt" fo:language="tr" fo:country="TR" style:font-size-asian="36pt" style:font-size-complex="36pt"/>
    </style:style>
    <style:style style:name="P165" style:family="paragraph" style:parent-style-name="Heading_20_2">
      <style:paragraph-properties fo:margin-left="0cm" fo:margin-right="0.3cm" fo:margin-top="0cm" fo:margin-bottom="0cm" loext:contextual-spacing="false" fo:text-align="center" style:justify-single-word="false" fo:text-indent="1cm" style:auto-text-indent="false"/>
      <style:text-properties style:font-name="Lato" fo:font-size="26pt" fo:language="tr" fo:country="TR" style:font-size-asian="26pt" style:font-size-complex="26pt"/>
    </style:style>
    <style:style style:name="P166"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font-weight-complex="normal"/>
    </style:style>
    <style:style style:name="P167" style:family="paragraph" style:parent-style-name="Heading_20_2">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style>
    <style:style style:name="T1" style:family="text">
      <style:text-properties fo:font-size="11pt" fo:language="tr" fo:country="TR" style:font-size-asian="11pt" style:font-size-complex="11pt"/>
    </style:style>
    <style:style style:name="T2" style:family="text">
      <style:text-properties fo:font-size="11pt" fo:language="tr" fo:country="TR" style:font-size-asian="11pt" style:font-name-complex="Times New Roman" style:font-size-complex="11pt"/>
    </style:style>
    <style:style style:name="T3" style:family="text">
      <style:text-properties fo:font-size="11pt" fo:language="tr" fo:country="TR" fo:font-weight="bold" style:font-size-asian="11pt" style:font-weight-asian="bold" style:font-name-complex="Times New Roman" style:font-size-complex="11pt" style:font-weight-complex="bold"/>
    </style:style>
    <style:style style:name="T4" style:family="text">
      <style:text-properties fo:font-size="11pt" fo:language="tr" fo:country="TR" fo:font-style="italic" style:font-size-asian="11pt" style:font-style-asian="italic" style:font-name-complex="Times New Roman" style:font-size-complex="11pt" style:font-style-complex="italic"/>
    </style:style>
    <style:style style:name="T5" style:family="text">
      <style:text-properties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6" style:family="text">
      <style:text-properties fo:font-size="11pt" fo:letter-spacing="-0.009cm" fo:language="tr" fo:country="TR" style:font-size-asian="11pt" style:font-name-complex="Times New Roman" style:font-size-complex="11pt"/>
    </style:style>
    <style:style style:name="T7" style:family="text">
      <style:text-properties fo:font-size="11pt" fo:letter-spacing="-0.009cm" fo:language="tr" fo:country="TR" fo:font-style="italic" style:font-size-asian="11pt" style:font-style-asian="italic" style:font-name-complex="Times New Roman" style:font-size-complex="11pt" style:font-style-complex="italic"/>
    </style:style>
    <style:style style:name="T8" style:family="text">
      <style:text-properties fo:font-size="11pt" fo:letter-spacing="0.176cm" fo:language="tr" fo:country="TR" fo:font-weight="bold" style:font-size-asian="11pt" style:font-weight-asian="bold" style:font-name-complex="Times New Roman" style:font-size-complex="11pt" style:font-weight-complex="bold"/>
    </style:style>
    <style:style style:name="T9" style:family="text">
      <style:text-properties fo:font-size="11pt" fo:letter-spacing="0.009cm" fo:language="tr" fo:country="TR" fo:font-weight="bold" style:font-size-asian="11pt" style:font-weight-asian="bold" style:font-name-complex="Times New Roman" style:font-size-complex="11pt" style:font-weight-complex="bold"/>
    </style:style>
    <style:style style:name="T10" style:family="text">
      <style:text-properties fo:font-size="11pt" fo:letter-spacing="0.009cm" fo:language="tr" fo:country="TR" style:font-size-asian="11pt" style:font-name-complex="Times New Roman" style:font-size-complex="11pt"/>
    </style:style>
    <style:style style:name="T11" style:family="text">
      <style:text-properties fo:font-size="11pt" fo:letter-spacing="-0.018cm" fo:language="tr" fo:country="TR" fo:font-weight="bold" style:font-size-asian="11pt" style:font-weight-asian="bold" style:font-name-complex="Times New Roman" style:font-size-complex="11pt" style:font-weight-complex="bold"/>
    </style:style>
    <style:style style:name="T12" style:family="text">
      <style:text-properties fo:font-size="11pt" fo:letter-spacing="-0.018cm" fo:language="tr" fo:country="TR" fo:font-style="italic" style:font-size-asian="11pt" style:font-style-asian="italic" style:font-name-complex="Times New Roman" style:font-size-complex="11pt" style:font-style-complex="italic"/>
    </style:style>
    <style:style style:name="T13" style:family="text">
      <style:text-properties fo:font-size="11pt" fo:letter-spacing="-0.018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14" style:family="text">
      <style:text-properties fo:color="#000000" fo:font-size="14pt" fo:language="tr" fo:country="TR" fo:font-weight="bold" style:font-size-asian="14pt" style:font-weight-asian="bold" style:font-name-complex="Times New Roman" style:font-size-complex="14pt" style:font-weight-complex="bold"/>
    </style:style>
    <style:style style:name="T15" style:family="text">
      <style:text-properties fo:color="#000000" fo:font-size="11pt" fo:language="tr" fo:country="TR" style:font-size-asian="11pt" style:font-size-complex="11pt"/>
    </style:style>
    <style:style style:name="T16" style:family="text">
      <style:text-properties fo:color="#000000" fo:font-size="11pt" fo:language="tr" fo:country="TR" fo:font-weight="bold" style:font-size-asian="11pt" style:font-weight-asian="bold" style:font-size-complex="11pt" style:font-weight-complex="bold"/>
    </style:style>
    <style:style style:name="T17" style:family="text">
      <style:text-properties fo:color="#000000" fo:font-size="11pt" fo:language="tr" fo:country="TR" fo:font-weight="bold" style:font-size-asian="11pt" style:font-weight-asian="bold" style:font-name-complex="Times New Roman" style:font-size-complex="11pt" style:font-weight-complex="bold"/>
    </style:style>
    <style:style style:name="T18" style:family="text">
      <style:text-properties fo:color="#000000" fo:font-size="11pt" fo:language="tr" fo:country="TR" fo:font-style="italic" fo:font-weight="bold" style:font-size-asian="11pt" style:font-style-asian="italic" style:font-weight-asian="bold" style:font-size-complex="11pt" style:font-style-complex="italic" style:font-weight-complex="bold"/>
    </style:style>
    <style:style style:name="T19" style:family="text">
      <style:text-properties fo:color="#000000" fo:font-size="11pt" fo:language="tr" fo:country="TR" fo:font-style="italic" style:font-size-asian="11pt" style:font-style-asian="italic" style:font-size-complex="11pt" style:font-style-complex="italic"/>
    </style:style>
    <style:style style:name="T20" style:family="text">
      <style:text-properties fo:color="#000000" fo:font-size="11pt" fo:letter-spacing="0.176cm" fo:language="tr" fo:country="TR" fo:font-weight="bold" style:font-size-asian="11pt" style:font-weight-asian="bold" style:font-size-complex="11pt" style:font-weight-complex="bold"/>
    </style:style>
    <style:style style:name="T21" style:family="text">
      <style:text-properties fo:color="#000000" fo:font-size="11pt" fo:letter-spacing="0.265cm" fo:language="tr" fo:country="TR" fo:font-weight="bold" style:font-size-asian="11pt" style:font-weight-asian="bold" style:font-size-complex="11pt" style:font-weight-complex="bold"/>
    </style:style>
    <style:style style:name="T22" style:family="text">
      <style:text-properties fo:color="#000000" fo:font-size="11pt" fo:letter-spacing="0.009cm" fo:language="tr" fo:country="TR" style:font-size-asian="11pt" style:font-size-complex="11pt"/>
    </style:style>
    <style:style style:name="T23" style:family="text">
      <style:text-properties fo:color="#000000" style:font-name="Lato" fo:font-size="11pt" fo:letter-spacing="0.176cm" fo:language="tr" fo:country="TR" fo:font-weight="bold" style:font-size-asian="11pt" style:font-weight-asian="bold" style:font-size-complex="11pt" style:font-weight-complex="bold"/>
    </style:style>
    <style:style style:name="T24" style:family="text">
      <style:text-properties fo:text-transform="uppercase" fo:color="#000000" fo:font-size="11pt" fo:language="tr" fo:country="TR" fo:font-weight="bold" style:font-size-asian="11pt" style:font-weight-asian="bold" style:font-size-complex="11pt" style:font-weight-complex="bold"/>
    </style:style>
    <style:style style:name="T25" style:family="text">
      <style:text-properties fo:text-transform="uppercase" fo:font-size="11pt" fo:language="tr" fo:country="TR" fo:font-weight="bold" style:font-size-asian="11pt" style:font-weight-asian="bold" style:font-name-complex="Times New Roman" style:font-size-complex="11pt" style:font-weight-complex="bold"/>
    </style:style>
    <style:style style:name="T26" style:family="text">
      <style:text-properties fo:font-size="14pt" fo:language="tr" fo:country="TR" fo:font-weight="bold" style:font-size-asian="14pt" style:font-weight-asian="bold" style:font-name-complex="Times New Roman" style:font-size-complex="14pt" style:font-weight-complex="bold"/>
    </style:style>
    <style:style style:name="T27" style:family="text">
      <style:text-properties style:font-name="Lato" fo:language="tr" fo:country="TR" fo:font-weight="bold" style:font-weight-asian="bold" style:font-name-complex="Times New Roman" style:font-size-complex="11pt"/>
    </style:style>
    <style:style style:name="T28" style:family="text">
      <style:text-properties style:font-name="Lato" fo:language="tr" fo:country="TR" style:font-name-complex="Times New Roman" style:font-size-complex="11pt"/>
    </style:style>
    <style:style style:name="T29" style:family="text">
      <style:text-properties style:font-name="Lato" fo:font-size="18pt" fo:language="tr" fo:country="TR" style:font-size-asian="18pt" style:font-name-complex="Times New Roman" style:font-size-complex="18pt"/>
    </style:style>
    <style:style style:name="T30" style:family="text">
      <style:text-properties style:font-name="Lato" fo:font-size="18pt" fo:language="tr" fo:country="TR"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6" text:outline-level="1"/>
      <text:h text:style-name="P147" text:outline-level="1"/>
      <text:h text:style-name="P147" text:outline-level="1"/>
      <text:h text:style-name="P147" text:outline-level="1"/>
      <text:h text:style-name="P147" text:outline-level="1">KURAN’IN BAZI SIRLARI</text:h>
      <text:h text:style-name="P164" text:outline-level="2"/>
      <text:h text:style-name="P164" text:outline-level="2"/>
      <text:h text:style-name="P164" text:outline-level="2"/>
      <text:h text:style-name="P165" text:outline-level="2">HARUN YAHYA</text:h>
      <text:h text:style-name="P165" text:outline-level="2">(ADNAN OKTAR)</text:h>
      <text:p text:style-name="P72"/>
      <text:p text:style-name="P89"/>
      <text:p text:style-name="P89"/>
      <text:p text:style-name="P89">Bu kitapta kullanılan ayetler, Ali Bulaç'ın hazırladığı</text:p>
      <text:p text:style-name="P89">"Kur'an-ı Kerim ve Türkçe Anlamı" isimli mealden alınmıştır.</text:p>
      <text:p text:style-name="P89"/>
      <text:p text:style-name="P89"/>
      <text:p text:style-name="P91">Birinci Baskı: Kasım 2005</text:p>
      <text:p text:style-name="P91">İkinci Baskı: Mayıs 2002</text:p>
      <text:p text:style-name="P91">Üçüncü Baskı: Ekim 2004</text:p>
      <text:p text:style-name="P91">Dördüncü Baskı: Aralık 2004</text:p>
      <text:p text:style-name="P91">Beşinci Baskı: Temmuz 2005</text:p>
      <text:p text:style-name="P91">Altıncı Baskı: Eylül 2005</text:p>
      <text:p text:style-name="P91">Yedinci Baskı: Kasım 2005</text:p>
      <text:p text:style-name="P91">Sekizinci Baskı: Temmuz 2006</text:p>
      <text:p text:style-name="P91">Dokuzuncu Baskı: Temmuz 2010</text:p>
      <text:p text:style-name="P91"/>
      <text:p text:style-name="P91"/>
      <text:p text:style-name="P91">ARAŞTIRMA</text:p>
      <text:p text:style-name="P91">YAYINCILIK</text:p>
      <text:p text:style-name="P91"/>
      <text:p text:style-name="P89"/>
      <text:p text:style-name="P89">Talatpaşa Mah. Emirgazi Caddesi</text:p>
      <text:p text:style-name="P89">İbrahim Elmas İşmerkezi</text:p>
      <text:p text:style-name="P89">A Blok Kat 4 Okmeydanı - İstanbul</text:p>
      <text:p text:style-name="P89">Tel: (0 212) 222 00 88</text:p>
      <text:p text:style-name="P89"/>
      <text:p text:style-name="P89"/>
      <text:p text:style-name="P89">Baskı: Entegre Matbaacılık</text:p>
      <text:p text:style-name="P89">Sanayi Cad. No: 17 Yenibosna-İstanbul</text:p>
      <text:p text:style-name="P89">Tel: (0 212) 451 70 70</text:p>
      <text:p text:style-name="P89"/>
      <text:p text:style-name="P89"/>
      <text:p text:style-name="P91">www.harunyahya.org - www.harunyahya.net</text:p>
      <text:p text:style-name="P87"><text:a xlink:type="simple" xlink:href="http://www.harunyahya.tv/" text:style-name="Internet_20_link" text:visited-style-name="Visited_20_Internet_20_Link"><text:span text:style-name="Internet_20_link"><text:span text:style-name="T27">www.harunyahya.tv</text:span></text:span></text:a></text:p>
      <text:h text:style-name="P161" text:outline-level="1">İÇİNDEKİLER</text:h>
      <text:p text:style-name="P141"><text:tab/></text:p>
      <text:p text:style-name="P140"/>
      <text:p text:style-name="P140">Allah, Her İnsanın Duasını Kabul Eder<text:tab/></text:p>
      <text:p text:style-name="P140">Allah, Şükredenlerin Nimetlerini Artırır<text:tab/></text:p>
      <text:p text:style-name="P140">Kadere Teslimiyet ve Tevekküldeki Sırlar</text:p>
      <text:p text:style-name="P140">Her Olayda Bir Hayır Vardır</text:p>
      <text:p text:style-name="P140">Her Zorlukla Beraber Bir Kolaylık Vardır</text:p>
      <text:p text:style-name="P140">Allah İnkar Edenlerin Anlayışlarını Kapatır</text:p>
      <text:p text:style-name="P140">Allah Kendisi'nden Korkup Sakınanlara Anlayış Verir<text:tab/></text:p>
      <text:p text:style-name="P140">İyilik Yapan İyilik Bulur</text:p>
      <text:p text:style-name="P140">Müminlerin Yüzünde Nur, İnkarcıların Yüzünde Zillet Olur</text:p>
      <text:p text:style-name="P140">Allah'ın Kötülükleri Örtmesinin Sırrı</text:p>
      <text:p text:style-name="P140">Allah Yolunda Yapılan Harcamalardaki Hikmetler</text:p>
      <text:p text:style-name="P140">İyiliğin ve Güzel Sözün Etkisi</text:p>
      <text:p text:style-name="P140">Allah'ın İnsanlara Genişlik Vermesinin Sırrı</text:p>
      <text:p text:style-name="P140">Allah, Dinine Yardım Edene Mutlaka Yardım Eder</text:p>
      <text:p text:style-name="P140">Çekişmek Güç Kaybına Neden Olur</text:p>
      <text:p text:style-name="P140">Kalpler Sadece Allah'ın Zikriyle Huzur Bulur</text:p>
      <text:p text:style-name="P140">Şeytanın Hilesi Zayıftır<text:tab/></text:p>
      <text:p text:style-name="P140">Çoğunluğa Uymak İnsanı Doğru Yoldan Saptırır<text:tab/></text:p>
      <text:p text:style-name="P140">Nimetin Verilmesindeki ve Alınmasındaki Sırlar<text:tab/></text:p>
      <text:p text:style-name="P140">Elçiye İtaat Allah'a İtaattir</text:p>
      <text:p text:style-name="P140">Az Sayıda Mümin, Çok Sayıda İnkarcıya Üstün Gelebilir</text:p>
      <text:p text:style-name="P140">Şirk Koşmadan İman Edildiğinde Allah Din Ahlakını Hakim Eder</text:p>
      <text:p text:style-name="P140">Dünya Hayatı Aslında Çok Kısadır</text:p>
      <text:p text:style-name="P140">Allah İnkarcıların Kalplerine Korku Salar</text:p>
      <text:p text:style-name="P140">Hikmet ve Anlatım Çarpıcılığı Allah Katından Verilen Bir Nimettir</text:p>
      <text:p text:style-name="P140">İnsan Düşünce ve Niyetinden de Sorgulanacaktır<text:tab/></text:p>
      <text:p text:style-name="P140">Kalplerde Sevgi Yaratan Allah'tır</text:p>
      <text:p text:style-name="P140">İnkarcıların ve Müminlerin Ölüm Şekilleri Birbirinden Farklıdır<text:tab/></text:p>
      <text:p text:style-name="P140">Namaz Kılmak İnsanların Kötülük Yapmalarını Engeller<text:tab/></text:p>
      <text:p text:style-name="P140">Allah Yolunda Öldürülenler Ölü Değildirler</text:p>
      <text:p text:style-name="P140">İzzet Allah Katından Verilir</text:p>
      <text:p text:style-name="P140">Doğru Yolu Bulmanın Sırları</text:p>
      <text:p text:style-name="P140">Nefis İnsana Vargücüyle Kötülüğü Emreder</text:p>
      <text:p text:style-name="P140">İnsanlara Bolluk ve Zenginlik Verilmesinin Sırları</text:p>
      <text:p text:style-name="P140">Allah'ın İnkar Edenlere Hemen Azap Vermemesinin Sırrı</text:p>
      <text:p text:style-name="P140">Sonuç</text:p>
      <text:p text:style-name="P140">Darwinizm'in Çöküşü</text:p>
      <text:p text:style-name="P67">OKUYUCUYA</text:p>
      <text:p text:style-name="P92"/>
      <text:p text:style-name="P88"/>
      <text:p text:style-name="P88">•<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8">•<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8">•<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8">•<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8">•<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8">•<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8">•<text:tab/>Bu eserlerde, diğer bazı eserlerde görülen, yazarın şahsi kanaatlerine, şüpheli kaynaklara dayalı izahlara, mukaddesata karşı gereken adaba ve saygıya <text:soft-page-break/>dikkat etmeyen üsluplara, burkuntu veren ümitsiz, şüpheci ve ye'se sürükleyen anlatımlara rastlayamazsınız.</text:p>
      <text:p text:style-name="P67">YAZAR VE ESERLERİ HAKKINDA </text:p>
      <text:p text:style-name="P117"/>
      <text:p text:style-name="P120"/>
      <text:p text:style-name="P8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8">Harun Yahya'nın eserleri yaklaşık 40.000 resmin yer aldığı toplam 55.000 sayfalık bir külliyattır ve bu külliyat 63 farklı dile çevrilmiştir.</text:p>
      <text:p text:style-name="P8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88">Dünyanın dört bir yanında olağanüstü takdir toplayan bu eserler pek çok insanın iman etmesine, pek çoğunun da imanında derinleşmesine vesile olmaktadır. Kitapları okuyan, inceleyen her kişi, bu eserlerdeki hikmetli, özlü, kolay anlaşılır ve <text:soft-page-break/>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8">Bu gerçekler göz önünde bulundurulduğunda, insanların görmediklerini görmelerini sağlayan, hidayetlerine vesile olan bu eserlerin okunmasını teşvik etmenin de, çok önemli bir hizmet olduğu ortaya çıkmaktadır.</text:p>
      <text:p text:style-name="P8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8">Bu önemli hizmette öncü rolü üstlenmiş olan Harun Yahya Külliyatı, Allah'ın izniyle, 21. yüzyılda dünya insanlarını Kuran'da tarif edilen huzur ve barışa, doğruluk ve adalete, güzellik ve mutluluğa taşımaya bir vesile olacaktır.</text:p>
      <text:p text:style-name="P73">YARATILIŞ GERÇEĞİ</text:p>
      <text:p text:style-name="P92"/>
      <text:p text:style-name="P88"/>
      <text:p text:style-name="P88">Yumurta, civcivi 20 günlük kuluçka dönemi boyunca koruyacak kadar sağlam, ama dışarı çıkmasına imkan sağlayacak kadar da kırılgandır. Civcivler, yumurtalarını kırmak için kullandıkları özel bir "yumurta dişi"ne sahiptir. İlginç olan, bu özel kırıcı dişin, civciv yumurtayı kırmadan önce belirmesi ve sonra da yok olmasıdır. Her canlı türünün ihtiyacına uygun olarak yaratılan yumurtaların tüm bu özellikleri, Yüce Allah'ın kusursuz yaratışının, aklının ve sonsuz ilminin göstergelerinden bir tanesidir.</text:p>
      <text:p text:style-name="P88"/>
      <text:p text:style-name="P86"><text:a xlink:type="simple" xlink:href="http://www.hayvanlardakitasarim.com/" text:style-name="Internet_20_link" text:visited-style-name="Visited_20_Internet_20_Link"><text:span text:style-name="Internet_20_link"><text:span text:style-name="T28">www.hayvanlardakitasarim.com</text:span></text:span></text:a></text:p>
      <text:p text:style-name="P88"/>
      <text:p text:style-name="P88">Bakteriler, canlılar aleminde çok hızlı çoğalan bir canlı grubunu oluştururlar. Bu yüzden bu canlılar dünyanın en kalabalık topluluğu kabul edilirler. Yeni bir şekil alabilir ve dakikalar içinde sayıca milyarlara ulaşabilirler. Bu canlılar çoğalmak için çeşitli mekanizmalar kullanırlar. Düşmanlarını veya yiyeceklerini “görmek” için ise sonar benzeri sistemler ve konuşma balonları kullanmaları bu kompleks mekanizmalardan sadece birkaçıdır.</text:p>
      <text:p text:style-name="P88"/>
      <text:p text:style-name="P88">Larva dönemini koza içinde geçiren bir tırtıl türü larvadan çıktıktan sonra üzerini bir yaprakla örterek kendini gizler. Önce yaprağı düşmesin diye onu ipeğiyle sıkıca bağlar, sonra da yaprağın sapını ısırarak koparır. Bunun sonucu olarak yaprak kurumaya başlar, bir süre sonra büzülür ve yuvarlaklaşır. Bu sayede birkaç saat sonra tırtıl, içine girebileceği ideal bir yaprak boru elde etmiştir. Evrendeki tüm canlılar gibi bu tırtıl türü de Yüce Allah’ın ilhamıyla hareket etmektedir.</text:p>
      <text:p text:style-name="P88"/>
      <text:p text:style-name="P120">Ağaçkakanlar, bir çam ağacını delmeye başlamadan önce ilk iş olarak adeta o ağacı inceler ve 100 yaşını geçmiş olanları tercih ederler. Çünkü 100 yaşını geçmiş olan çam ağaçları, gövdelerini saran sert ve kalın kabuklarının yumuşamasını sağlayan bir hastalığa yakalanırlar. Sizin belki de ilk defa duyduğunuz ve bilimin son yıllarda keşfettiği bu bilgiyi, ağaçkakanlar yüzyıllardır bilmektedirler. </text:p>
      <text:p text:style-name="P96"/>
      <text:p text:style-name="P86"><text:a xlink:type="simple" xlink:href="http://www.kuslarinveucusunkokeni.com/" text:style-name="Internet_20_link" text:visited-style-name="Visited_20_Internet_20_Link"><text:span text:style-name="Internet_20_link"><text:span text:style-name="T28">www.kuslarinveucusunkokeni.com</text:span></text:span></text:a></text:p>
      <text:p text:style-name="P88"/>
      <text:p text:style-name="P88">Ekvator bölgesinde binlerce metre yükseklikte yetişen Kanarya bitkisi, soğuğun etkisiyle donmaya başlayan gövdesini ısıtmak için antifriz sistemini andıran bir yöntem kullanır. Dokuların kırağıdan zarar görmesini engelleyen, yapraklarındaki özel madde sayesinde bunu yapar. Yüce Rabbimiz Allah’ın üstün <text:soft-page-break/>yaratışının bir tecellisi olan Kanarya bitkisi bu özelliği sebebiyle önemli bir araştırma konusu olmuştur.</text:p>
      <text:p text:style-name="P88"/>
      <text:p text:style-name="P88">Kuşlar yeryüzünde yaklaşık 10 bin türü bulunan ve birbirinden mucizevi özellikler taşıyan canlılardır. Yaşadığımız her yerde bu canlıların çok sayıda farklı türü ile karşılaşmamız ve bu türlerin her birinde hayranlık uyandıran farklı yönler görmemiz mümkündür. Bu canlılar estetik görünümleri, kusursuz uçuş mekanizmaları, göç etme konusundaki uzmanlıkları, yuva yapma becerileri veya gösterdikleri fedakar davranışlar ile Yaratılış gerçeğine delil olan birçok özelliğe sahiptirler.</text:p>
      <text:p text:style-name="P88"/>
      <text:p text:style-name="P106"><text:s/>“Görmedin mi ki, göklerde ve yerde olanlar ve dizi dizi uçan kuşlar, gerçekten Allah’ı tesbih etmektedir. Her biri, kendi duasını ve tesbihini şüphesiz bilmiştir...” (Nur Suresi, 41)</text:p>
      <text:p text:style-name="P88"/>
      <text:p text:style-name="P86"><text:a xlink:type="simple" xlink:href="http://www.darwinvekuslar.com/" text:style-name="Internet_20_link" text:visited-style-name="Visited_20_Internet_20_Link"><text:span text:style-name="Internet_20_link"><text:span text:style-name="T28">www.darwinvekuslar.com</text:span></text:span></text:a></text:p>
      <text:p text:style-name="P88"/>
      <text:p text:style-name="P88">Göz kapağının sınırından çıkan kirpikler, göze estetik bir güzellik ve ifade katmalarının yanı sıra onu tozdan ve yabancı maddelerden korurlar. Kirpikler koptukları veya kesildikleri zaman tekrar uzarlar. Uzama işlemi, kirpik eski boyutuna geldiğinde biter. Bu, Rabbimiz olan Allah'ın yaratmasındaki güzelliğin eşsiz örneklerinden biridir.</text:p>
      <text:p text:style-name="P88"/>
      <text:p text:style-name="P86"><text:a xlink:type="simple" xlink:href="http://www.cocukbahceleri.com/" text:style-name="Internet_20_link" text:visited-style-name="Visited_20_Internet_20_Link"><text:span text:style-name="Internet_20_link"><text:span text:style-name="T28">www.cocukbahceleri.com</text:span></text:span></text:a></text:p>
      <text:p text:style-name="P88"/>
      <text:p text:style-name="P120">Kış uykusuna yatan canlıların vücut sıcaklığı normalin altına (örneğin 38oC'den 10oC'ye) düşer ve kalp atışları yavaşlar (4 saniyede bir kalp atışı gibi) ve derin bir uyku haline girerler. Hatta bu uyku sırasında bazı hayvanlar neredeyse nabızları durmuş gibi görünürler. Hayvanların kış uykusuna yatması sonsuz şefkat sahibi Allah’ın takdiridir.</text:p>
      <text:p text:style-name="P96"/>
      <text:p text:style-name="P86"><text:a xlink:type="simple" xlink:href="http://www.hayvanlardakamuflaj.com/" text:style-name="Internet_20_link" text:visited-style-name="Visited_20_Internet_20_Link"><text:span text:style-name="Internet_20_link"><text:span text:style-name="T28">www.hayvanlardakamuflaj.com</text:span></text:span></text:a></text:p>
      <text:p text:style-name="P88"/>
      <text:p text:style-name="P88">Evrim masalını destekleyebilecek bir tane bile fosil örneğinin bulunmamış olması, kuşkusuz evrimcilerin en büyük kabuslarından biridir. 150 yıldır yapılan kazı çalışmaları, her defasında evrime darbe vuran deliller ortaya koymuştur. Bunlardan biri de, yengeçlerin hep yengeç olarak var olduklarını gösteren, aşağıdaki 50 milyon yaşındaki yengeç fosilidir.</text:p>
      <text:p text:style-name="P88"/>
      <text:p text:style-name="P86"><text:a xlink:type="simple" xlink:href="http://www.materyalizminsonu.com/" text:style-name="Internet_20_link" text:visited-style-name="Visited_20_Internet_20_Link"><text:span text:style-name="Internet_20_link"><text:span text:style-name="T28">www.materyalizminsonu.com</text:span></text:span></text:a></text:p>
      <text:p text:style-name="P88"><text:soft-page-break/></text:p>
      <text:p text:style-name="P88">Dönem: Senozoik zaman, Eosen dönemi</text:p>
      <text:p text:style-name="P88">Yaş: 50 milyon yıl</text:p>
      <text:p text:style-name="P88">Bölge: Monte Baldo, İtalya</text:p>
      <text:p text:style-name="P88"/>
      <text:p text:style-name="P88">Yanda günümüzde yaşayan bir yengeç.</text:p>
      <text:p text:style-name="P88">50 milyon yıllık yengeç fosili.</text:p>
      <text:p text:style-name="P88"/>
      <text:p text:style-name="P88">Yüz milyonlarca yıldır varlıklarını devam ettiren deniz yıldızları, eğer Darwinistlerin iddiaları doğru olsaydı, çoktan başka deniz canlılarına dönüşmüş olmalı, hatta kara canlısı haline gelmeliydiler. Ancak böyle bir dönüşüm hiç yaşanmamıştır. 430 milyon yıldır deniz yıldızı olarak var olan bu canlılar, evrimin, canlılığın kökenine dair tüm iddialarını yerle bir etmiştir.</text:p>
      <text:p text:style-name="P88"/>
      <text:p text:style-name="P86"><text:a xlink:type="simple" xlink:href="http://www.evrimyok.net/" text:style-name="Internet_20_link" text:visited-style-name="Visited_20_Internet_20_Link"><text:span text:style-name="Internet_20_link"><text:span text:style-name="T28">www.evrimyok.net</text:span></text:span></text:a></text:p>
      <text:p text:style-name="P88"/>
      <text:p text:style-name="P88">Dönem: Paleozoik </text:p>
      <text:p text:style-name="P88">zaman, Silüryen dönemi</text:p>
      <text:p text:style-name="P88">Yaş: 430 milyon yıl</text:p>
      <text:p text:style-name="P88">Bölge: Avustralya</text:p>
      <text:p text:style-name="P88"/>
      <text:p text:style-name="P88">Yanda günümüzde yaşayan bir deniz yıldızı.</text:p>
      <text:p text:style-name="P88"/>
      <text:p text:style-name="P88">430 milyon yıllık deniz yıldızı fosili (altta)</text:p>
      <text:p text:style-name="P88"/>
      <text:p text:style-name="P88">Fosiller, kaplanların herhangi bir canlıdan türemediklerini, hep kaplan olarak var olduklarını ispatlamıştır. 80 milyon yıl önce yaşamış olan kaplanların, günümüz kaplanlarıyla aynı olduğunu gösteren resimdeki fosil, tüm evrimci iddiaları susturmaktadır.Tüm canlı türlerini, üstün yaratma gücüne sahip olan Yüce Allah yaratmıştır.</text:p>
      <text:p text:style-name="P88"/>
      <text:p text:style-name="P86"><text:a xlink:type="simple" xlink:href="http://www.evrimyalani.com/" text:style-name="Internet_20_link" text:visited-style-name="Visited_20_Internet_20_Link"><text:span text:style-name="Internet_20_link"><text:span text:style-name="T28">www.evrimyalani.com</text:span></text:span></text:a></text:p>
      <text:p text:style-name="P88"/>
      <text:p text:style-name="P88">Dönem: Mezozoik zaman, Kretase dönemi</text:p>
      <text:p text:style-name="P88">Yaş: 80 milyon yıl</text:p>
      <text:p text:style-name="P88">Bölge: Çin</text:p>
      <text:p text:style-name="P88"/>
      <text:p text:style-name="P88">Günümüzde yaşayan Kaplan</text:p>
      <text:p text:style-name="P88"/>
      <text:p text:style-name="P88">Üstte 80 milyon yıl önce de aynı yapıya sahip olan kaplan kafatası</text:p>
      <text:p text:style-name="P88"><text:soft-page-break/></text:p>
      <text:p text:style-name="P88">Evrimcilerin iddiaları doğru olsaydı, geçmişte, hem antilop özelliği taşıyan hem de farklı bir canlı türünün özelliklerine sahip olan pek çok garip canlının olması gerekirdi. Ancak tüm canlılar, resimde örneği görülen 83 milyon yıllık antilop gibi, var oldukları ilk halleriyle günümüze kadar gelmişlerdir. Canlıların tarihi, evrim iddialarını yalanlamaktadır.</text:p>
      <text:p text:style-name="P88">Solda antilop kafatası fosili görülmektedir.</text:p>
      <text:p text:style-name="P88"/>
      <text:p text:style-name="P88">Dönem: Mezozoik zaman, Kretase dönemi</text:p>
      <text:p text:style-name="P88">Yaş: 83 milyon yıl</text:p>
      <text:p text:style-name="P88">Bölge: Çin</text:p>
      <text:p text:style-name="P88"/>
      <text:p text:style-name="P88">Üstte 83 milyon yıldır aynı özelliklerle var olan günümüz antilobu.</text:p>
      <text:p text:style-name="P88"/>
      <text:p text:style-name="P88">Menidae familyasına dahil olan Mene balıklarının hep aynı kaldıklarını gösteren aşağıdaki gibi pek çok fosil bulunmaktadır. Buna rağmen, bu balıkların evrimcilerin iddia ettikleri gibi diğer canlılardan türediğini gösteren hiç fosil yoktur.</text:p>
      <text:p text:style-name="P88"/>
      <text:p text:style-name="P86"><text:a xlink:type="simple" xlink:href="http://www.darwinistpanik.com/" text:style-name="Internet_20_link" text:visited-style-name="Visited_20_Internet_20_Link"><text:span text:style-name="Internet_20_link"><text:span text:style-name="T28">www.darwinistpanik.com</text:span></text:span></text:a></text:p>
      <text:p text:style-name="P88"/>
      <text:p text:style-name="P88">Solda aşağıda görülen fosil ile birebir aynı özelliklerde olan günümüzdeki canlı örneği görülmektedir. </text:p>
      <text:p text:style-name="P88"/>
      <text:p text:style-name="P88">Altta 54-37 milyon yaşında olan </text:p>
      <text:p text:style-name="P88">Mene balığı (Mene Maculata)</text:p>
      <text:p text:style-name="P88">fosili görülüyor.</text:p>
      <text:p text:style-name="P88"/>
      <text:p text:style-name="P88">Tatlı su ıstakozu olarak da adlandırılan kerevitler, yüz milyon yılı aşkın zamandır değişmeyen canlılardan biridir. Resimde görülen kerevit fosili 155 - 144 milyon yaşındadır ve günümüzdeki kerevitlerden hiçbir farkı bulunmamaktadır. Bu durum, evrimcilerin canlıların kökeni konusundaki iddialarını bir defa daha geçersiz kılarken, Yaratılış'ın açık bir gerçek olduğunu göstermektedir.</text:p>
      <text:p text:style-name="P88"/>
      <text:p text:style-name="P88">Solda kerevitlerin hep kerevit </text:p>
      <text:p text:style-name="P88">olarak var olduklarını ispatlayan günümüzdeki hali görülmektedir.</text:p>
      <text:p text:style-name="P88"/>
      <text:p text:style-name="P88">Dönem: Mezozoik zaman, </text:p>
      <text:p text:style-name="P88">Jura dönemi</text:p>
      <text:p text:style-name="P88">Yaş: 155 - 144 milyon yıl</text:p>
      <text:p text:style-name="P88">Bölge: Solnhofen Oluşumu, </text:p>
      <text:p text:style-name="P88"><text:soft-page-break/>Almanya</text:p>
      <text:p text:style-name="P88"/>
      <text:p text:style-name="P88">Kerevit fosili</text:p>
      <text:p text:style-name="P88">Resimdeki 150 milyon yıllık at nalı yengeci fosili, söz konusu canlıların yüz milyon yılı aşkın zamandır değişmediklerinin delilidir. Bu delilin gösterdiği gerçek çok açık ve anlaşılırdır: Tarih boyunca evrim yaşanmamış, tüm canlıları Yüce Allah yaratmıştır.</text:p>
      <text:p text:style-name="P86"><text:a xlink:type="simple" xlink:href="http://www.belgeseller.net/" text:style-name="Internet_20_link" text:visited-style-name="Visited_20_Internet_20_Link"><text:span text:style-name="Internet_20_link"><text:span text:style-name="T28">www.belgeseller.net</text:span></text:span></text:a></text:p>
      <text:p text:style-name="P88"/>
      <text:p text:style-name="P88">At nalı yengeci fosili</text:p>
      <text:p text:style-name="P88"/>
      <text:p text:style-name="P88">Dönem: Mezozoik </text:p>
      <text:p text:style-name="P88">zaman, Jura dönemi</text:p>
      <text:p text:style-name="P88">Yaş: 150 milyon yıl</text:p>
      <text:p text:style-name="P88">Bölge: Solnhofen Oluşumu, Almanya</text:p>
      <text:p text:style-name="P88"/>
      <text:p text:style-name="P88">Altta günümüzde yaşayan bir at nalı yengeci görülmektedir.</text:p>
      <text:p text:style-name="P88"/>
      <text:p text:style-name="P88">Ele geçirilen keman vatozu fosilleri, hangi döneme ait olursa olsun, hep bir diğerinin aynısıdır. Her türlü özelliğiyle günümüz keman vatozlarına birebir benzeyen bu fosiller, canlıların küçük değişikliklerle aşamalı olarak geliştikleri iddiasını yıkmaktadır. Allah tüm canlıları, bir örnek edinmeksizin, sahip oldukları mükemmel özelliklerle yoktan yaratmıştır.</text:p>
      <text:p text:style-name="P88"/>
      <text:p text:style-name="P86"><text:a xlink:type="simple" xlink:href="http://www.darwinistleresorun.com/" text:style-name="Internet_20_link" text:visited-style-name="Visited_20_Internet_20_Link"><text:span text:style-name="Internet_20_link"><text:span text:style-name="T28">www.darwinistleresorun.com</text:span></text:span></text:a></text:p>
      <text:p text:style-name="P88"/>
      <text:p text:style-name="P88">Keman vatozunun günümüzdeki örneği</text:p>
      <text:p text:style-name="P88"/>
      <text:p text:style-name="P88">Üstte keman vatozu fosili görülmektedir.</text:p>
      <text:p text:style-name="P88"/>
      <text:p text:style-name="P88">Dönem: Mezozoik zaman, Kretase dönemi</text:p>
      <text:p text:style-name="P88">Yaş: 95 milyon yıl Bölge: Lübnan</text:p>
      <text:p text:style-name="P88"/>
      <text:p text:style-name="P88">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text:p>
      <text:p text:style-name="P88"/>
      <text:p text:style-name="P86"><text:a xlink:type="simple" xlink:href="http://www.aragecisacmazi.com/" text:style-name="Internet_20_link" text:visited-style-name="Visited_20_Internet_20_Link"><text:span text:style-name="Internet_20_link"><text:span text:style-name="T28">www.aragecisacmazi.com</text:span></text:span></text:a></text:p>
      <text:p text:style-name="P88"/>
      <text:p text:style-name="P88"><text:soft-page-break/>Günümüz balon balığı (solda)</text:p>
      <text:p text:style-name="P88"/>
      <text:p text:style-name="P88">Dönem: Mezozoik zaman, Kretase dönemi</text:p>
      <text:p text:style-name="P88">Yaş: 95 milyon yıl</text:p>
      <text:p text:style-name="P88">Bölge: Lübnan</text:p>
      <text:p text:style-name="P88"/>
      <text:p text:style-name="P88">Balon balığı fosili (altta)</text:p>
      <text:p text:style-name="P88">Kavakların bir başka bitkiden türemediklerini, herhangi bir evrimsel ataya sahip olmadıklarını, hep kavak olarak var olduklarını gösteren bu fosil, bir Yaratılış delilidir. Günümüzdeki kavakların her yönüyle aynısı olan, yaklaşık 50 milyon yıl önce yaşamış kavaklar, evrimin hayal ürünü bir senaryodan ibaret olduğunu gözler önüne sermektedir.</text:p>
      <text:p text:style-name="P88"/>
      <text:p text:style-name="P86"><text:a xlink:type="simple" xlink:href="http://www.yaratilismuzesi.com/" text:style-name="Internet_20_link" text:visited-style-name="Visited_20_Internet_20_Link"><text:span text:style-name="Internet_20_link"><text:span text:style-name="T28">www.yaratilismuzesi.com</text:span></text:span></text:a></text:p>
      <text:p text:style-name="P88"/>
      <text:p text:style-name="P88">Günümüzdeki kavak yaprakları</text:p>
      <text:p text:style-name="P88"/>
      <text:p text:style-name="P88">Kavak yaprağı fosili</text:p>
      <text:p text:style-name="P88"/>
      <text:p text:style-name="P88">Dönem: Senozoik zaman, Eosen dönemi</text:p>
      <text:p text:style-name="P88">Yaş: 54 - 37 milyon yıl</text:p>
      <text:p text:style-name="P88">Bölge: Green River Oluşumu, Utah, ABD</text:p>
      <text:p text:style-name="P88"/>
      <text:p text:style-name="P88">Bitkilerin evrimi iddiasına delil olarak sunulabilecek hiçbir fosil bulunmamıştır, bundan sonra da bulunması mümkün değildir. Resimdeki 50 milyon yıllık sumak fosilinin de gösterdiği gibi, bitkiler evrim geçirmemiş, yaratılmışlardır.</text:p>
      <text:p text:style-name="P88"/>
      <text:p text:style-name="P86"><text:a xlink:type="simple" xlink:href="http://www.materyalizminsonu.com/" text:style-name="Internet_20_link" text:visited-style-name="Visited_20_Internet_20_Link"><text:span text:style-name="Internet_20_link"><text:span text:style-name="T28">www.materyalizminsonu.com</text:span></text:span></text:a></text:p>
      <text:p text:style-name="P88"/>
      <text:p text:style-name="P88">Yanda günümüz sumak yaprağı görülüyor.</text:p>
      <text:p text:style-name="P88"/>
      <text:p text:style-name="P88">Dönem: Senozoik zaman, Eosen dönemi</text:p>
      <text:p text:style-name="P88">Yaş: 50 milyon yıl</text:p>
      <text:p text:style-name="P88">Bölge: Utah, ABD</text:p>
      <text:p text:style-name="P88"/>
      <text:p text:style-name="P88">50 milyon yıllık sumak yaprağı fosili.</text:p>
      <text:p text:style-name="P88"/>
      <text:p text:style-name="P88">Yaklaşık 150 yıldır yapılan fosil araştırmaları, çiçekli bitkilerin sözde ortak atası olarak nitelendirilebilecek tek bir fosil dahi ortaya koyamamıştır. 50 milyon <text:soft-page-break/>yıllık sütleğen yaprağının da gösterdiği gibi, aradan geçen on milyonlarca yıla rağmen bitkiler hiç değişmemiş, yani evrim geçirmemiştir.</text:p>
      <text:p text:style-name="P88"/>
      <text:p text:style-name="P86"><text:a xlink:type="simple" xlink:href="http://www.kuranevrimiyalanliyor.com/" text:style-name="Internet_20_link" text:visited-style-name="Visited_20_Internet_20_Link"><text:span text:style-name="Internet_20_link"><text:span text:style-name="T28">www.kuranevrimiyalanliyor.com</text:span></text:span></text:a></text:p>
      <text:p text:style-name="P88"/>
      <text:p text:style-name="P88">Dönem: Senozoik zaman, Eosen dönemi</text:p>
      <text:p text:style-name="P88">Yaş: 50 milyon yıl</text:p>
      <text:p text:style-name="P88">Bölge: Utah, ABD</text:p>
      <text:p text:style-name="P88"/>
      <text:p text:style-name="P88">50 milyon yıllık sütleğen yaprağı fosili.</text:p>
      <text:p text:style-name="P88">Yanda günümüz sütleğen yaprakları görülüyor.</text:p>
      <text:h text:style-name="P160" text:outline-level="1">KURAN’IN BAZI SIRLARI</text:h>
      <text:p text:style-name="P95"/>
      <text:p text:style-name="P88"/>
      <text:p text:style-name="P33">GİRİŞ</text:p>
      <text:p text:style-name="P109"/>
      <text:p text:style-name="P120"/>
      <text:p text:style-name="P120">İnsanlardan Kuran'a inanmayan veya inandığı halde kendileri için rehber olarak kabul etmeyenler, hayatları boyunca çok büyük yanılgılar, çelişkiler ve eksiklikler içinde yaşarlar. Çünkü, her insanın yaşamına ait gerçek bilgiler, Allah'ın yaratışının sırları en doğru ve hatasız şekliyle sadece Kuran'da mevcuttur. Kuran'a dayalı olmayan veya Kuran'daki bilgilerle çelişen her türlü bilgi bir aldatmaca ve yanılgıdır. Dolayısıyla Kuran'a uymayanlar dünya hayatı boyunca büyük bir aldanış içinde olurlar. Ahirette ise, telafisi olmayan bir azap içinde sonsuza kadar yaşamaya (Allah'ın dilemesi dışında) mahkum edilirler. Allah, Kuran'da insanlara ibadetlerin, emir ve yasakların, güzel ahlak özelliklerinin yanı sıra birçok sırrı da haber verir. Bunlar, çok önemli sırlardır ve insan çevresine dikkatli bir gözle baktığında, hayatı boyunca bu sırların gerçekleştiğine şahit olur. Bu sırlar, Kuran dışında hiçbir kaynakta bulunmazlar. Dünyanın en kültürlü, en zeki, en araştırmacı veya gözlemci insanının dahi haberdar olamayacağı bu önemli sırların tek kaynağı Kuran'dır.</text:p>
      <text:p text:style-name="P120">Allah'ın Kuran'da bildirdiği bu sırlardan haberdar olmayan insanlar, hayatları boyunca bunları bilmemenin sıkıntı ve zorluğu içinde yaşarlar, ancak neden sıkıntı ve zorluk içinde olduklarını da bilmezler. Kuran'ın bu sırlarını öğrenenler içinse dünya hayatı çok kolaydır, sevinç ve heyecan doludur. </text:p>
      <text:p text:style-name="P120">Bazı insanların Kuran'daki sırları görmemeleri ve kavrayamamaları ise Allah'ın yarattığı ayrı bir sırdır. Çünkü Kuran, herkesin anlayabileceği kadar açık ve anlaşılır bir kitaptır. Allah Kuran için şöyle buyurur:</text:p>
      <text:p text:style-name="P118"/>
      <text:p text:style-name="P118">Ey insanlar Rabbiniz’den size 'kesin bir kanıt (burhan)' geldi ve size apaçık bir nur (Kur'an) indirdik. İşte Allah'a iman edenler ve O'na sarılanlar, onları Kendisi'nden olan bir rahmetin ve bir fazlın içine yerleştirecektir ve onları Kendisi'ne varan dosdoğru bir yola yöneltip-iletecektir. (Nisa Suresi, 174-175)</text:p>
      <text:p text:style-name="P118"/>
      <text:p text:style-name="P120">Ne var ki, insanların büyük bir çoğunluğu, en karmaşık fizik problemlerini çözebilmelerine, en karmaşık ve anlaşılmaz felsefeleri anlayıp uygulayabilmelerine rağmen, Kuran'ı bütün açıklığına ve sadeliğine rağmen bir türlü kavrayamazlar. Bu, elinizdeki kitapta da üzerinde durulacağı gibi, önemli bir sırdır. Kavrayamadıkları için, dünya hayatının gerçeğinden habersiz olarak her gün biraz daha ölümlerine ve ahiretteki asıl hayatlarına yaklaşırlar. Kuran'daki sırlar müminler için büyük bir <text:soft-page-break/>rahmet olurken, inkarcılar için dünyada ve ahirette azaba sebep olurlar. Allah bir ayetinde bu gerçeği şöyle bildirir:</text:p>
      <text:p text:style-name="P118"/>
      <text:p text:style-name="P118">Kur'an'dan mü'minler için şifa ve rahmet olan şeyleri indiriyoruz. Oysa o, zalimlere kayıplardan başkasını artırmaz. (İsra Suresi, 82)</text:p>
      <text:p text:style-name="P118"/>
      <text:p text:style-name="P120">Bu kitapta, Allah'ın insanlara sır olarak bildirdiği bazı ayetlerle ilgili konulara yer verilmiştir. Bu ayetleri okuyan, ayetlerde bildirilen sırlara dikkati çekilen her insanın yapması gereken, çevresine akıl ve hikmet gözüyle bakmak ve her olayı Kuran'a göre değerlendirmektir. O zaman, Kuran'ın sırlarının hem kendi hayatına, hem de tüm insanların hayatına tamamen hakim olduğunu heyecanla fark edecektir.</text:p>
      <text:p text:style-name="P120">İnsan sabah kalktığı andan itibaren, Allah'ın yarattığı bu sırların tecellilerini görebilir. Bunun için gafil olmaması, her an Allah'a dönüp yönelerek düşünmesi yeterli olacaktır. O zaman hayatının, insanların birçoğunun önyargıyla kabul ettiği kurallara kesinlikle bağlı olmadığını, tek geçerli hüküm ve kuralın Allah'ın kanunları olduğunu görecektir. Bu çok önemli bir sırdır. İnsanların, yüzyıllardır en kesin doğrular olarak kabul ettikleri kural ve uygulamaların birçoğunun hiçbir geçerliliği yoktur ve bu kişiler aslında büyük bir yanılgı içindedirler. Hak olan, Kuran'da yazanlardır. Kuran'ı samimi bir niyetle okuyan, her olayı Kuran ve iman gözüyle, Allah'ın dostu olarak değerlendiren her insan, bu önemli sırları ve daha fazlasını kendi nefsinde ve çevresinde apaçık görecek; Allah'ın her varlığın, her insanın, hatta her kalbin ve her düşüncenin tek hakimi olduğunu daha iyi kavrayacaktır. Allah ayetlerde şöyle bildirmektedir:</text:p>
      <text:p text:style-name="P118"/>
      <text:p text:style-name="P118">Biz ayetlerimizi hem afakta, hem kendi nefislerinde onlara göstereceğiz; öyle ki, şüphesiz onun hak olduğu kendilerine açıkça belli olsun. herşeyin üzerinde Rabbinin şahid olması yetmez mi? Dikkatli olun; gerçekten onlar, Rablerine kavuşmaktan yana derin bir kuşku içindedirler. Dikkatli olun; gerçekten O, herşeyi sarıp-kuşatandır. (Fussilet Suresi, 53-54)</text:p>
      <text:h text:style-name="P160" text:outline-level="1">ALLAH, HER İNSANIN</text:h>
      <text:h text:style-name="P157" text:outline-level="1">DUASINI KABUL EDER</text:h>
      <text:p text:style-name="P35"><text:tab/></text:p>
      <text:p text:style-name="P113"/>
      <text:p text:style-name="P132"><text:span text:style-name="T8">S</text:span><text:span text:style-name="T2">onsuz merhamet, şefkat ve güç sahibi olan Allah, Kuran'da insanlara çok yakın olduğunu, Kendisi'ne dua ederek bir şey istediklerinde onların dualarını kabul edeceğini bildirir. Bu konuyla ilgili ayetlerden biri şöyledir:</text:span></text:p>
      <text:p text:style-name="P108"/>
      <text:p text:style-name="P107">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21"/>
      <text:p text:style-name="P132"><text:span text:style-name="T2">Allah, ayetinde de bildirdiği gibi her insana çok yakındır, her </text:span><text:span text:style-name="T3">insanın dileğini, içinden geçirdiklerini, düşündüklerini, bir</text:span><text:span text:style-name="T2"> dostuna söylediklerini, fısıldaşarak konuştuklarına, hatta bilinçaltında taşıdıklarına kadar bilir. Dolayısıyla, Allah Kendisi'ne yönelip dua eden, Kendisi'nden istekte bulunan herkesi duyar ve bilir. Bu, insanlar için çok büyük bir nimet ve Allah'ın rahmetinin, merhametinin ve sonsuz gücünün bir tecellisidir. </text:span></text:p>
      <text:p text:style-name="P120">Allah, sonsuz bir güç ve ilme sahiptir. Allah, tüm evrende var olan herşeyin sahibidir. En güçlü gibi görünen insanlardan en büyük zenginliklere, en ihtişamlı gök cisimlerinden toprağın derinliklerinde yaşayan küçücük bir hayvana kadar canlı cansız her varlık Allah'a aittir ve Allah'ın irade ve idaresi altındadır. </text:p>
      <text:p text:style-name="P120">Bu gerçeğe iman eden bir insan, Allah'tan herşeyi isteyebilir ve Allah'ın duasını kabul etmesini umabilir. Örneğin amansız gibi görünen bir hastalığa yakalanan bir insan, elbette ki tüm tıbbi tedbirlere başvuracaktır. Ancak, şifayı verenin Allah olduğunu bilerek, Allah'a sağlığı için dua eder. Veya içinde bir tür korku ya da endişe duyan bir insan, Allah'ın kalbine ferahlık vermesi ve onu tüm korkularından kurtarması için dua edebilir. İşinde karşısına zorluklar çıkan bir insan, Allah'ın işlerini kolaylaştırması, zorluklarını gidermesi için Allah'a yönelebilir. İnsan bunlar gibi saymakla bitmeyecek kadar çok konuda Allah'tan istekte bulunabilir. Allah'ın hidayetini artırması, onu cennette salihlerle birlikte sonsuza dek ağırlaması, cenneti, cehennemi, Allah'ın gücünü daha iyi kavrayıp anlamak için kavrayışını artırması, zenginliğinin artması gibi...</text:p>
      <text:p text:style-name="P132"><text:span text:style-name="T2">Ancak, bu konuda belirtilmesi gereken ve Kuran'da bildirilen bir sır daha vardır. Allah bir ayette, </text:span><text:span text:style-name="T3">"İnsan hayra dua ettiği gibi, şerre de dua etmektedir. İnsan, pek acelecidir." </text:span><text:span text:style-name="T2">(İsra Suresi, 11) şeklinde bildirmektedir. Örneğin, bir insan çocuklarının geleceği için Allah'tan büyük bir mülk ve zenginlik isteyebilir. Ancak Allah onun bu isteğinde bir hayır görmeyebilir. Belki de zenginlik çocuklarının </text:span><text:soft-page-break/><text:span text:style-name="T2">azgınlaşıp şımarmalarına neden olacaktır. Allah, bu insanın duasını duyar ve onun duasına en hayırlı şekilde karşılık verir. Veya bir insan bir yere bir an önce ulaşmak için dua eder. Ama belki de kendisi için oraya daha geç gitmesi ve biriyle karşılaşarak ondan ahiretine fayda getirecek şeyler öğrenmesi daha hayırlıdır; işte Allah bunu bilir ve bu kişinin de duasına yine en hayırlı olacak şekilde icabet eder. Yani Allah o insanı işitir, ama duasında onun için bir hayır görmüyorsa, onun için en hayırlı olanı yaratır. Bu, çok önemli bir sırdır. </text:span></text:p>
      <text:p text:style-name="P120">Bu sırrı bilmeyenler, Allah'a dua ettikten sonra duaları gerçekleşmediğinde, Allah'ın kendilerini duymadığını zannederler. Bu, çok sapkın ve cahilce bir inanıştır. Çünkü Allah insana şah damarından daha yakındır. (Kaf Suresi, 16) O, insanın her konuşmasından, her düşüncesinden, hayatının her anından haberdardır. İnsan uyurken bile, Allah onun her halini, rüyasında gördüklerine kadar bilir. Bunların tümünü yaratan Allah'tır. Dolayısıyla, insan Allah'a her dua ettiğinde Allah'ın duasını bir ibadet olarak kabul ettiğini bilmeli ve duasına kendisi için en hayırlı zamanda ve en hayırlı şekilde karşılık verileceğine iman etmelidir. </text:p>
      <text:p text:style-name="P132"><text:span text:style-name="T2">Dua, her insan için çok kıymetli bir ibadet ve büyük bir nimettir. Çünkü Allah, insana dua aracılığı ile Allah'ın hayırlı ve güzel gördüğü herşeye erişme imkanı vermiştir. Allah, </text:span><text:span text:style-name="T3">"De ki: Sizin duanız olmasaydı Rabbim size değer verir miydi?.." </text:span><text:span text:style-name="T2">(Furkan Suresi, 77) ayetiyle duanın insanlar için önemini bildirmektedir. </text:span></text:p>
      <text:p text:style-name="P120"/>
      <text:p text:style-name="P120"/>
      <text:p text:style-name="P118">ALLAH BİZİM GÜZELLİĞİMİZİ İSTER</text:p>
      <text:p text:style-name="P118"/>
      <text:p text:style-name="P132"><text:span text:style-name="T3">ADNAN OKTAR: </text:span><text:span text:style-name="T4">Allah bize kolayını teklif etmiş, Cenabı Allah diyor ki, şeytandan Allah’a sığınırım, </text:span><text:span text:style-name="T5">"samimi olan kullarım kurtulur" </text:span><text:span text:style-name="T4">diyor, ne kadar büyük ferahlık var, ne kadar büyük bir güzellik. Ve samimiyet dünyanın en zevkli olaylardan bir tanesidir, yani iman ve samimiyet. Çok gevşetici çok rahatlatıcı, bir nurdur yani kalbin ferahlığıdır, samimi olan kullar Allah’tan çok korkarsa Allah’ı çok severlerse Kur’an ahlakına titizlik gösterirse Allah zaten bu insanlar için yaratmıştır cenneti, yani Allah size acı verip de ne yapsın diyor Cenabı Allah, ayet var. Yani Allah size zulüm edip de ne yapsın, diyor. “</text:span><text:span text:style-name="T5">Allah size zulüm etmez”</text:span><text:span text:style-name="T4"> diyor Allah. </text:span><text:span text:style-name="T5">Allah bizim sürekli iyiliğimizi ister güzel olmamızı ister, bizim hücrelerimize kadar kusursuz ve güzel yaratmıştır.</text:span><text:span text:style-name="T4"> Bizim için Allah ışık yaratmıştır, gölge yaratmıştır, tatlar yaratmıştır, kokular yaratmıştır, güzel müzik yaratmıştır, güzel insanlar yaratmıştır, güzellik duygusu vermiştir her türlü nimetle bizi ödüllendirmiştir Allah’a hamd olsun. </text:span><text:span text:style-name="T5">Biz de ona ibadetlerimizle, dualarımızla, sevgimizle, saygımızla, bağlılığımızla güzel bir karşılık vereceğiz, böyle olduğunda inşaAllah cennete gitmemiz umulur, </text:span><text:span text:style-name="T4">ama Allah’ın amacı zaten kullarını cennetine göndermektir. Yani cehennem cennetin değerini arttırmak için bir vesiledir. (Sayın Adnan Oktar’ın Çay TV röportajından, 25 Şubat 2009)</text:span></text:p>
      <text:p text:style-name="P122"/>
      <text:p text:style-name="P122"><text:soft-page-break/></text:p>
      <text:p text:style-name="P70">MÜSLÜMAN RÜYASININ DAHİ </text:p>
      <text:p text:style-name="P118">MÜSLÜMANCA OLMASI İÇİN DUA EDER</text:p>
      <text:p text:style-name="P118"/>
      <text:p text:style-name="P132"><text:span text:style-name="T3">ADNAN OKTAR: </text:span><text:span text:style-name="T4">Rüyada Cenab-ı Allah’ın birçok hikmeti vardır, birçok amacı vardır. Allahu alem diyerek açıklayayım. </text:span><text:span text:style-name="T5">Bir amacı; terbiye etmektir, çünkü rüyada insan çok zor ortamlara girer, çok karışık olaylarla karşılaşır.</text:span><text:span text:style-name="T4"> Hepsinde şuuru yarı yarıya kapalı olmasına rağmen yine Müslümanca tavır koyar, yani güzel hareketler yapmaya çalışır. </text:span><text:span text:style-name="T5">Onun için dua etmesi lazım Müslümanın yani şuurunun çok açık olması rüyada dahi şuurunun açık olması, rüyasında da Müslümanca yaşamak için Allah’a dua etmesi lazım.</text:span><text:span text:style-name="T4"> Bu mümkün, mesela, peygamberlerin rüyaları çok sarih ve açıktır, yani aynı ibadetlerini yaparlar ve açık şuurla yaşarlar rüyalarında. </text:span><text:span text:style-name="T5">Müminlerin de böyle bir gücü olabilir, bunu Allah’tan isteyecekler. </text:span><text:span text:style-name="T4">Ayrıca kainatın insanların kafasında yaratılmış bir hayal olduğunu Allah her gün ispat ediyor, insanlara göstertiyor. Yani dışarıda bir gerçeği var kainatın, ama siz hayaliyle muhatap oluyorsunuz diyor Cenab-ı Allah. Yani biz her zaman görüntüsüyle muhatap oluruz. Yani bir kameranın dış alemi çekip, televizyonda bir insanın da karşısına geçip seyretmesi gibi. Dışarıda alem vardır, bir kamera da çeker, gözler de kamera hükmündedir, gözler görmez zaten gözler kördür, insanın her iki gözü de kördür, göz hiçbir şey görmez. Göz sadece kamera görevi yapar. Beyne gelen elektriği, insanın ruhu görür, hayalini görür ve gerçekten de var zanneder. Allah öyle mükemmel yaratmıştır. Yani sertlik hissi, koku hissi, rüzgar algısı, her türlü algı, özellikle görüntünün 3 boyutlu olması, sesin 3 boyutlu olmasından dolayı insan gerçekten dışarıda maddenin varlığıyla yani alenen, direk bağlantıda olduğunu zanneder. Hemen hemen insanların %99,99'u böyle bir aldanma içindedir. Dünyada Allah öyle mükemmel bir sistem yaratmıştır. (Sayın Adnan Oktar’ın Kaçkar TV röportajından, 29 Ocak 2009)</text:span></text:p>
      <text:p text:style-name="P124"/>
      <text:p text:style-name="P133">Allah sıkıntı ve ihtiyaç içinde olanın</text:p>
      <text:p text:style-name="P60">duasını kabul eder</text:p>
      <text:p text:style-name="P46">Dua edilen zamanlar, insanın Allah'a olan yakınlığının, dostluğunun ve Allah'a ne kadar muhtaç olduğunun en açık olarak anlaşıldığı anlardır. Çünkü insan dua ederken, hem Allah'ın karşısında ne kadar aciz ve güçsüz olduğunu anlar, hem de kendisine Allah'tan başka hiçbir gücün yardımının olamayacağının farkına varır. İnsanın duasının samimiyeti ve içtenliği ise, Allah'tan istediği şeye ne kadar ihtiyaç duyduğunu hissetmesi ile ilgilidir. Örneğin her insan dünyaya barış ve huzur gelmesi için dua edebilir. Ancak savaşın ortasındaki bir insanın bu konudaki duası, diğerlerine göre daha sıkıntı ve ihtiyaç içinde olacak, dolayısıyla bu insan bu konuda Allah'a çok daha fazla yalvararak ve muhtaç olarak dua edecektir. Veya denizin ortasında fırtınaya yakalanmış bir gemideki ya da düşmek üzere olan bir uçaktaki insanların hepsi, Allah'a yalvara yalvara dua ederler. Dualarında son derece içten ve boyun eğici olurlar. Allah bir ayette bunu şöyle bildirir:</text:p>
      <text:p text:style-name="P118"><text:soft-page-break/>De ki: "Sizi karanın ve denizin karanlıklarından kim kurtarmaktadır ki, siz (açıktan ve) gizliden gizliye ona yalvararak dua etmektesiniz: Andolsun, bizi bundan kurtarırsan, gerçekten şükredenlerden oluruz." (Enam Suresi, 63)</text:p>
      <text:p text:style-name="P118"/>
      <text:p text:style-name="P120">Allah'ın Kuran'da insanlara bildirdiği makbul dua, "yalvara yalvara" olan duadır:</text:p>
      <text:p text:style-name="P118"/>
      <text:p text:style-name="P118">Rabbinize yalvara yalvara ve için için dua edin. Şüphesiz O, haddi aşanları sevmez. (Araf Suresi, 55)</text:p>
      <text:p text:style-name="P118"/>
      <text:p text:style-name="P120">Allah bir başka ayette ise, sıkıntı ve ihtiyaç içinde olanın duasını kabul ettiğini bildirir:</text:p>
      <text:p text:style-name="P118"/>
      <text:p text:style-name="P118">Ya da sıkıntı ve ihtiyaç içinde olana, Kendisi'ne dua ettiği zaman icabet eden, kötülüğü açıp gideren ve sizi yeryüzünün halifeleri kılan mı? Allah ile beraber başka bir ilah mı? Ne az öğüt-alıp düşünüyorsunuz. (Neml Suresi, 62)</text:p>
      <text:p text:style-name="P118"/>
      <text:p text:style-name="P120">Elbette ki bir insanın istekleri için Allah'a yalvarması, sıkıntı ve ihtiyaç içinde dua etmesi için, ölüm tehlikesi içinde olması şart değildir. Bu örnekler, insanların, duanın samimi ve içten olması için nasıl bir ruh hali gerektiğini, gafletten kurtuldukları ölüme yakınlık anlarında nasıl Allah'a yöneldiklerini kıyas edebilmeleri açısından verilmektedir. Allah'a gönülden bağlı olan müminler ise ölümü görmeseler dahi, Rabbimiz'e her zaman samimiyetle ve acizliklerini bilerek muhtaç bir halde yönelirler. Bu onları, inkar edenlerden ve imanı zayıf olanlardan ayıran önemli bir özelliktir. </text:p>
      <text:p text:style-name="P120"/>
      <text:p text:style-name="P133">Duada sınır tanımamak</text:p>
      <text:p text:style-name="P46">İnsan helal-haram sınırları içinde Allah'tan herşeyi isteyebilir. Çünkü daha önce de belirtildiği gibi, Allah tüm evrenin tek hakimi ve tek sahibidir ve eğer dilerse, insana her dilediğini verir. Dua ile Allah'a yönelen her insan, Allah'ın herşeye gücünün yettiğine, her isteğinin Allah için çok kolay olduğuna, duası kendisi için hayırla sonuçlanacaksa Allah'ın isteğini gerçekleştireceğine iman etmelidir. Kuran'da örnekleri verilen peygamberlerin ve salih müminlerin duaları, müminlerin Allah'tan neleri istediklerine dair birer örnektir. Örneğin Hz. Zekeriya (as) Allah'tan hayırlı bir soy istemiştir ve karısı kısır olmasına rağmen Allah onun duasına karşılık vermiştir:</text:p>
      <text:p text:style-name="P109"/>
      <text:p text:style-name="P118">Hani o (Hz. Zekeriya), Rabbine gizlice seslendiği zaman; demişti ki: "Rabbim, şüphesiz benim kemiklerim gevşedi ve baş, yaşlılık aleviyle tutuştu; ben Sana dua etmekle mutsuz olmadım. Doğrusu ben, arkamdan gelecek yakınlarım adına <text:soft-page-break/>korkuya kapıldım, benim karım da bir kısır (kadın)dır. Artık bana Kendi Katından bir yardımcı armağan et. Bana mirasçı olsun. Yakup oğullarına da mirasçı olsun. Rabbim, onu (kendisinden) razı olunan(lardan) kıl." (Meryem Suresi, 3-6)</text:p>
      <text:p text:style-name="P120">Allah, Hz. Zekeriya (as)'ın duasını kabul etmiş ve onu Hz. Yahya (as) ile müjdelemiştir. Hz. Zekeriya (as) ise, bir oğlu olacağı müjdesini aldığında, eşi doğuma elverişli olmadığı için buna şaşırmıştır. Allah'ın, melekleri vesilesiyle Hz. Zekeriya (as)'a verdiği cevap müminlerin dualarında unutmamaları gereken bir sırrı içermektedir:</text:p>
      <text:p text:style-name="P118"/>
      <text:p text:style-name="P118">Dedi ki: "Rabbim, karım kısır (bir kadın) iken, benim nasıl oğlum olabilir? Ben de yaşlılığın son basamağındayım." (Ona gelen melek:) "Bu benim için kolaydır, daha önce sen hiçbir şey değil iken, seni yaratmıştım." (Meryem Suresi, 8-9)</text:p>
      <text:p text:style-name="P125"/>
      <text:p text:style-name="P126">Kuran'da duasına icabet olunan daha birçok peygamberin haberi verilmektedir. Örneğin Hz. Nuh (as), hidayet bulmaları için her yolu denediği, ancak buna rağmen azgınlığı giderek artan kavmi için Allah'tan azap istemiş ve Allah duasına karşılık kavmine, tarihe geçecek kadar büyük ve şiddetli bir azap vermiştir.</text:p>
      <text:p text:style-name="P132"><text:span text:style-name="T2">Bir sıkıntı dolayısıyla Hz. Eyüp (as) da Allah'a çağrıda bulunarak </text:span><text:span text:style-name="T3">"... Şüphesiz bu dert (ve hastalık) beni sarıverdi. Sen merhametlilerin en merhametli olanısın"</text:span><text:span text:style-name="T2"> (Enbiya Suresi, 83) demiştir. Allah, Hz. Eyüp (as)'ın duasının karşılığını Kuran'da şöyle bildirir:</text:span></text:p>
      <text:p text:style-name="P118"/>
      <text:p text:style-name="P118">Böylece onun duasına icabet ettik. Kendisinden o derdi giderdik; ona Katımız'dan bir rahmet ve ibadet edenler için bir zikir olmak üzere ailesini ve onlarla birlikte bir katını daha verdik. (Enbiya Suresi, 84)</text:p>
      <text:p text:style-name="P118"/>
      <text:p text:style-name="P132"><text:span text:style-name="T2">Hz. Süleyman (as)'ın Kuran'da haber verilen, </text:span><text:span text:style-name="T3">"Rabbim beni bağışla ve benden sonra hiç kimseye nasib olmayan bir mülkü bana armağan et. Şüphesiz sen karşılıksız armağan edensin"</text:span><text:span text:style-name="T2"> (Sad Suresi, 35) şeklindeki duasına karşılık Allah ona çok büyük bir iktidar ve zenginlik vermiştir. </text:span></text:p>
      <text:p text:style-name="P120">Dolayısıyla, dua edenler, Allah'ın gücünün herşeye yettiğini ve Allah'ın 'Ol' emriyle, herşeyin bir anda olabileceğini bilmeli ve bunlara iman ederek Allah'tan istekte bulunmalıdırlar. Allah'ın ayetinde de bildirdiği gibi, Allah için herşey kolaydır ve Allah her duayı işitir ve bilir. </text:p>
      <text:p text:style-name="P120"/>
      <text:p text:style-name="P120"/>
      <text:p text:style-name="P118">İÇİN İÇİN, DERİN BİR İMANLA YAPILAN </text:p>
      <text:p text:style-name="P118">DUADA BÜYÜK SIR VARDIR</text:p>
      <text:p text:style-name="P118"/>
      <text:p text:style-name="P132"><text:soft-page-break/><text:span text:style-name="T25">Adnan Oktar: </text:span><text:span text:style-name="T4">“</text:span><text:span text:style-name="T5">Rabbini, sabah akşam, yüksek olmayan bir sesle, kendi kendine, ürpetiyle, yalvara yalvara ve için için zikret. Gaflete kapılanlardan olma</text:span><text:span text:style-name="T4">.” (Araf Suresi, 205) Bakın, “</text:span><text:span text:style-name="T5">Rabbini sabah akşam</text:span><text:span text:style-name="T4">” yani sürekli, sık sık. “</text:span><text:span text:style-name="T5">Yüksek olmayan bir sesle</text:span><text:span text:style-name="T4">”, bağıra bağıra değil. “</text:span><text:span text:style-name="T5">Kendi kendine</text:span><text:span text:style-name="T4">” yani kendisinin duyacağı kadar. “</text:span><text:span text:style-name="T5">Ürpertiyle</text:span><text:span text:style-name="T4">” yani </text:span><text:span text:style-name="T5">derin konsantre olarak, aşk ile, derinlikle, tutkuyla.</text:span><text:span text:style-name="T4"> “Yalvara yalvara”, </text:span><text:span text:style-name="T5">aczini bilerek, yalvarma tarzında.</text:span><text:span text:style-name="T4"> “İçin için” </text:span><text:span text:style-name="T5">yani içten gelerek, vicdanın içinden gelerek </text:span><text:span text:style-name="T4">“zikret”, </text:span><text:span text:style-name="T5">dua et. Allah’a yaklaş, </text:span><text:span text:style-name="T4">değil mi, Allah’ı o şekilde zikret. “...Gaflete kapılanlardan olma.” Şimdi, bu da farz. </text:span><text:span text:style-name="T5">Bak, sabah akşam 1, yüksek olmayan bir ses 2, kendi kendine 3, yani içinden ürperti ile, yalvara yalvara, yani coşku ile, heyecan ile ve derinlik ile, için için zikret. </text:span><text:span text:style-name="T4">“Ne olur der adam, mesela öbür türlü dua etsem?” </text:span><text:span text:style-name="T5">Duada bir sır var. Yani dua, hakkı ile yapıldığında çok büyük netice alınır, çok büyük netice.</text:span><text:span text:style-name="T4"> </text:span><text:span text:style-name="T5">İnsanlar bunu bilmiyorlar. </text:span><text:span text:style-name="T4">Yani, “dua ediyorum, olmuyor” diyor. </text:span><text:span text:style-name="T5">Her dua kabul olur. Tecelli etmeyebilir, ama onun sevabını alırsın. </text:span><text:span text:style-name="T4">Anlaşıldı mı? </text:span><text:span text:style-name="T5">Bir ibadettir dua. İbadet kastıyla yapılır ve Allah rızası için yapılır. Olmuyorsa hayır vardır. </text:span></text:p>
      <text:p text:style-name="P122">Diyor ki, mesela Amerika’ya gideceğim. Kardeşim, ya gangsterler seni orada öldürecekse, ya başına bir şey gelecekse, Allah onu engellemiş oluyor, bir hayır var. Kurdeşen döküyor gidemedim diye. Allah’a hamd edecek. Ya Rabbi diyecek, bunda bir hayır, hikmet vardır diyecek. Mesela otobüsü kaçırıyor, deliriyor. Tevekkül et, vardır bir hayır. Mesela trafik kazası geçiriyor, bir hayır vardır. Allah onu çok daha büyük bir beladan kurtarmıştır, Allah kendine döndürmek istemiştir, derin düşünmesine vesile olmuştur, belki dünyaya dalmıştır, belki de bunun sonucunda cehenneme gidecektir, Allah kendine döndürmek için bir kaza meydana getirir; o, ölümü düşünür, ahireti düşünür, artık dünyadan geçer, Allah’a teslim olur. Daha mütevazi, daha şefkatli, daha sevgi dolu olur, o bir sevap kazanır. Etrafındaki insanlar onunla ilgilenir, alaka göstertir, şefkat göstertir oradan bir sevap kazanır, o etrafındaki insanlar. Ayrıca imtihanın doğal ortamı olmuş olur ve bütün insanlara bir ibret olur, bu yönden de ayrı bir sevabı vardır ve kaderdedir o. Yani diyor ki mesela, ben diyor, sağa sola baksaydım, o araba bana çarpmazdı. Sağa sola değil, istersen böyle teleskop ile bak, büyüteç ile bak, kuzu kuzu gider o arabanın altına yatarsın sen. Yani onu senden kimse engelleyemez o kaderde ise olacak o, yani tedbir takdiri bozmaz. Onun için pişmanlık, pişmanlıktan amaç bir daha yapmayındır. Ama bu hikmet ile, hayır ile oldu diyecek adam. Yani bu, bunun oluşunda bir hikmet var, hayır var. Yani mutlaka hayır var. Ama bir daha olmaması için bana tecrübe oldu diyecek, bilgi olarak. Yoksa hani var ya, vah vah pişman oluyor, keşke şunu yapmasaydım, işte gidiyor meyhanede içiyor, kafasını duvarlara vuruyor falan bunlar rezillik, yani rezalet. Bunlara gerek yok. </text:p>
      <text:p text:style-name="P122">Doğrusu, hayır var deyip ondan sonrasına devam edilmesidir. Çünkü burası imtihan meydanı. Trafik kazası da olur, hastalık da olur, bela da olur, ölümler olur değil mi? İşte genç yaşta öldü, 90 yaşında dede ölüyor, ona da ağlıyorlar hüngür hüngür. 100 yaşında ölüyor, ona da ağlıyorlar. Kardeşim ne istiyorsunuz? Yani siz mi yarattınız onu, Allah yarattı. Allah verdi, Allah aldı. Sizin ne zorunuz? Niye derdine düşüyorsunuz yani? <text:soft-page-break/>Bir de niye ağlıyorsun ki? Cennete gittiyse sevin, hem ne sevin. Ne yapacak dünyada durup adam? Cennet kıyas mı olur dünyaya? Ve sonsuz hayata kavuşmuş oluyor. Cehenneme gittiyse hak etmiştir zaten, ona da sevin, değil mi? (Adnan Oktar’ın Mavi Karadeniz TV röportajından, 5 Ocak 2010)</text:p>
      <text:p text:style-name="P122"/>
      <text:p text:style-name="P133">Allah, dünyayı isteyenlere dünyayı verir, </text:p>
      <text:p text:style-name="P132"><text:span text:style-name="T26">ancak </text:span><text:span text:style-name="T14">onlar ahirette büyük bir kayıp </text:span></text:p>
      <text:p text:style-name="P116">içinde olurlar</text:p>
      <text:p text:style-name="P61">Allah'tan gereği gibi korkup sakınmayan, ahirete de kesin bir bilgiyle iman etmeyen insanların istekleri sadece dünyaya yönelik olur. Onlar zenginliği, mülkü, itibarı hep bu dünyadaki hayatları için isterler. Allah, sadece dünya için istekte bulunanların ahirette bir kazançları olmayacağını bildirir. Müminler ise hem dünya hayatları hem de ahiretleri için Allah'tan istekte bulunurlar, çünkü ahiretin dünya hayatı kadar kesin ve yakın bir hayat olduğuna iman ederler. Allah, bunu Kuran'da şöyle bildirir:</text:p>
      <text:p text:style-name="P109"/>
      <text:p text:style-name="P118">... İnsanlardan öylesi vardır ki: "Rabbimiz, bize dünyada ver" der; onun ahirette nasibi yoktur. Onlardan öylesi de vardır ki: Rabbimiz, bize dünyada da iyilik ver, ahirette de iyilik (ver) ve bizi ateşin azabından koru" der. İşte bunların kazandıklarına karşılık nasipleri vardır. Allah, hesabı pek seri görendir. (Bakara Suresi, 200-202)</text:p>
      <text:p text:style-name="P125"/>
      <text:p text:style-name="P126">Müminler de dualarında Allah'tan sağlık, zenginlik, ilim ve güzellik isterler. Ancak onların her dualarında Allah'ın hoşnutluğu ve dine uygun bir niyet vardır. Örneğin zenginliği, Allah yolunda kullanmak için isterler. Bu konuyla ilgili olarak Allah'ın Kuran'da örnek verdiği peygamberlerden biri Hz. Süleyman (as)'dır. </text:p>
      <text:p text:style-name="P120">Hz. Süleyman (as), Allah'tan kendisine kimsenin erişemeyeceği kadar büyük bir mülk vermesini isterken bunu dünyaya yönelik bir hırs olarak değil, Allah yolunda kullanmak, insanları Allah'ın dinine çağırmak ve Allah'ı zikretmek için istemiştir. Hz. Süleyman (as)'ın Kuran'da bildirilen sözleri onun samimi niyetinin bir göstergesidir: Ayette şöyle buyrulmaktadır:</text:p>
      <text:p text:style-name="P118"/>
      <text:p text:style-name="P118">"... Gerçekten ben mal sevgisini Allah'ı zikretmekten dolayı tercih ettim." (Sad Suresi, 32)</text:p>
      <text:p text:style-name="P118"/>
      <text:p text:style-name="P120">Allah, Hz. Süleyman (as)'ın bu duasını kabul etmiş, ona hem dünyada büyük bir mülk vermiş, hem de onu ahiret nimetleriyle mükafatlandırmıştır. Bunun yanında, sadece dünya hayatını isteyen, ahireti düşünmeyenlere de Allah dünyada isteklerini verir, ancak onlara ahirette azap dolu bir hayat vardır. Dünya hayatında sahip oldukları hiçbir nimete ahirette ulaşamazlar. </text:p>
      <text:p text:style-name="P120"><text:soft-page-break/>Allah bu önemli bilgiyi Kuran'da şu ayetleriyle insanlara bildirmektedir:</text:p>
      <text:p text:style-name="P118"/>
      <text:p text:style-name="P118">Kim ahiret ekinini isterse, Biz ona kendi ekininde arttırmalar yaparız. Kim dünya ekinini isterse, ona da ondan veririz; ancak onun ahirette bir nasibi yoktur. (Şura Suresi,20)</text:p>
      <text:p text:style-name="P22"/>
      <text:p text:style-name="P23">Kim çarçabuk olanı (geçici dünya arzularını) isterse, orada istediğimiz kimseye dilediğimizi çabuklaştırırız, sonra ona cehennemi (yurt) kılarız; ona, kınanmış ve kovulmuş olarak gider. (İsra Suresi, 18)</text:p>
      <text:h text:style-name="P158" text:outline-level="1"/>
      <text:p text:style-name="P142"/>
      <text:p text:style-name="P144"/>
      <text:h text:style-name="P148" text:outline-level="1"/>
      <text:h text:style-name="P149" text:outline-level="1"/>
      <text:h text:style-name="P160" text:outline-level="1">ALLAH, ŞÜKREDENLERİN</text:h>
      <text:h text:style-name="P156" text:outline-level="1">NİMETLERİNİ ARTIRIR</text:h>
      <text:p text:style-name="P77"/>
      <text:p text:style-name="P77"/>
      <text:p text:style-name="P98">Her insan, hayatı boyunca her anı için Allah'a muhtaçtır. Soluduğu havadan yediği yemeğe, elini ayağını kullanabilmesinden konuşabilmesine, barınabilmesinden, gülüp neşelenmesine kadar Allah'ın yarattıklarına ve kendisine bağışladıklarına muhtaç olarak yaşar. Ancak insanların büyük bir çoğunluğu acizliklerini ve Allah'a muhtaç olduklarını anlamazlar. Onlar herşeyin kendiliğinden geliştiğini veya sahip oldukları şeylere kendi çaba ve çalışmaları sonucunda ulaştıklarını zannederler. Bu, hem büyük bir yanılgı hem de Allah'a karşı büyük bir nankörlüktür. Kendilerine küçücük bir hediye alan bir insana bile nasıl teşekkür edeceğini bilemeyen bu insanlar, Allah'ın hayatları boyunca kendilerine verdiği sayısız nimeti görmezden gelerek yaşarlar. Oysa Allah'ın her insana verdiği nimet, sayarak bitirilemeyecek kadar çoktur. Allah bunu bir ayetinde şöyle bildirir:</text:p>
      <text:p text:style-name="P118"/>
      <text:p text:style-name="P118">Eğer Allah'ın nimetini saymaya kalkışacak olursanız, onu bir genelleme yaparak bile sayamazsınız. Gerçekten Allah, bağışlayandır, esirgeyendir. (Nahl Suresi, 18)</text:p>
      <text:p text:style-name="P118"/>
      <text:p text:style-name="P120">Buna rağmen, insanların büyük bir çoğunluğunu şükretmez. Bunun nedeni ise ayetlerde bildirilmektedir. İnsanları Allah'ın yolundan saptırmak için yemin eden şeytan, insanların şükretmelerini de engelleyeceğini söylemiştir. Şeytanın bu sözleri Kuran'da şöyle bildirilir:</text:p>
      <text:p text:style-name="P118"/>
      <text:p text:style-name="P118">"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7-18)</text:p>
      <text:p text:style-name="P118"/>
      <text:p text:style-name="P120">Müminler ise, sahip oldukları her nimet için ne kadar aciz ve muhtaç olduklarını düşünerek Allah'a şükrederler. Müminlerin Allah'a şükrettikleri tek nimet zenginlik, mal, mülk değildir. Herşeyin sahibinin ve hakiminin Allah olduğunu bilen müminler sağlıkları, güzellikleri, ilimleri, akılları, imanı sevmeleri, küfrü çirkin görmeleri, hidayet ehli olmaları, tertemiz müminlerle birlikte olmaları, anlayış, basiret ve feraset sahibi olmaları, güçleri dolayısıyla şükrederler. Gördükleri güzel bir manzara için veya işleri kolay hallolduğunda, istedikleri birşey gerçekleştiğinde, güzel bir söz işittiklerinde, sevgi ve saygı gördüklerinde ve daha saymakla <text:soft-page-break/>bitiremeyeceğimiz kadar çok nimetle karşılaştıklarında hemen Allah'a şükreder, O'nun merhametini, şefkatini, Rahman ve Rahim olduğunu düşünürler. </text:p>
      <text:p text:style-name="P120">Allah, onların bu ahlakına karşılık olarak Kuran'da bir sır bildirmiştir. Bu sır, Allah'ın şükredenlere nimetlerini artıracağıdır. Örneğin sağlığı ve gücü için şükredici olan bir Müslümanın Allah gücünü ve sağlığını daha da artırır. İlmi veya mülkü için şükredenlere Allah daha çok ilim ve mülk verir. Bu, onların Allah'ın verdikleri ile yetinen, sahip oldukları nimetlerle sevinen, samimi ve Allah'la dost insanlar olmalarındandır. Allah, bu sırrı Kuran'da şöyle bildirmiştir:</text:p>
      <text:p text:style-name="P118"/>
      <text:p text:style-name="P118">Rabbiniz şöyle buyurmuştu: "Andolsun, eğer şükrederseniz gerçekten size artırırım ve andolsun, eğer nankörlük ederseniz, şüphesiz, Benim azabım pek şiddetlidir." (İbrahim Suresi, 7)</text:p>
      <text:p text:style-name="P118"/>
      <text:p text:style-name="P120">Şükredenlerden olmak, o insanın Allah'a yakınlığının, dostluğunun ve Allah'a olan sevgisinin de bir göstergesidir. Şükredici insanlar, daima her olayda Allah'ın yarattığı güzellikleri ve nimetleri görebilme anlayış ve yeteneğine sahiptirler. İnkarcı veya nankör bir insan, en güzel ortamlarda dahi hep eksikleri, kusurları görür, onlarla mutsuz veya tedirgin olur. Allah'ın yaratışının bir hikmeti olarak da bu insanların karşılarına hep terslik gibi görünen olaylar, güzel olmayan görüntüler çıkar. Oysa güzel ve samimi bir bakışa sahip insanlar için de Allah, hep güzellikleri ve nimetleri artırarak gösterir. </text:p>
      <text:p text:style-name="P120">Görüldüğü gibi Allah'ın şükredenlere nimetlerini artırması Kuran'ın sırlarından biridir. Ancak burada unutulmaması gereken, bu şükrün gerçek bir samimiyetle yapılması gerektiğidir. Samimi olarak Allah'a yönelerek, O'nun sonsuz şefkat ve merhametinin coşkusunu hissederek yapılamayan, sadece göstermelik olarak dile getirilen bir şükür ifadesi elbette son derece samimiyetsizdir. Ve sinelerin özünde saklı duranı bilen Allah, bu samimiyetsizliğin de şahididir. Böyle bir ruh hali içinde şükredenler, Allah'ın sinelerin özünde saklı duranı, insanların niyetlerini, gizlediklerini, gizlinin de gizlisini bildiğinin şuurunda değildirler. Rahat bir ortamda göstermelik ifadelerle şükreder, ama zor bir anda rahatça nankörlük yapabilirler.</text:p>
      <text:p text:style-name="P120">Şunu da unutmamak gerekir ki, samimi müminler, en zor koşullarda dahi şükredicidirler. Yüzeysel düşünen bir kişi, müminlerin sahip oldukları nimetlerde bir azalma görebilir. Ancak müminler her olayın ve ortamın nimet yönünü görebildikleri için bunda da bir hayır olduğunu bilirler. Örneğin Allah insanları biraz korku, açlık ve canlardan ve mallardan eksiltme ile deneyeceğini bildirmektedir. Böyle bir durumda müminler, bunlara sabrettikleri takdirde Allah'ın kendilerini cennet nimetleri ile mükafatlandıracağını umarak, sevinir ve şükrederler. Allah'ın kendilerine hiçbir zaman güçlerinin üzerinde yük yüklemeyeceğini bilir, bunun güven ve teslimiyeti ile sabreder ve şükredici olurlar. Bu nedenle her zaman <text:soft-page-break/>şükredenlerden olmak belirgin bir mümin vasfıdır ve Allah, şükredenlere hem ahirette hem de dünyada nimetlerini artırarak verecektir.</text:p>
      <text:p text:style-name="P120"/>
      <text:p text:style-name="P70">MÜMİN HER AN ŞÜKÜR HALİNDE OLUR</text:p>
      <text:p text:style-name="P118"/>
      <text:p text:style-name="P132"><text:span text:style-name="T3">ADNAN OKTAR: </text:span><text:span text:style-name="T4">“Biz zaten Allah’a iman ettiğimiz için, zaten şükrederiz. </text:span><text:span text:style-name="T5">Allah’ın bize verdiği iman için, bizi Kuran’la şereflendirdiği için, böyle mübarek bir Peygamber gönderdiği için, aklımızı sağlıklı yaptığı için, ruhumuzu bedenimizi sağlıklı yaptığı için saymakla bitmez, bunların hepsine biz şükrederiz. </text:span><text:span text:style-name="T4">Bir nimeti de, mesela bazen nimet vermez Allah, bazen de hastalık verir. Onda da çok büyük hayırlar çıkıyor. İnsanlar bilemez,</text:span><text:span text:style-name="T5"> “… Allah bilir siz bilemezsiniz”</text:span><text:span text:style-name="T4"> diyor Allah ayette. İnsan mesela, şeytandan Allah’a sığınırım </text:span><text:span text:style-name="T5">“… siz hayır zannederseniz şer olur, şer zannederseniz hayır olur”</text:span><text:span text:style-name="T4"> diyor. Biz onları bilemiyoruz. Biz Kuran’ın ruhu içerisinde bunu görüyoruz. Allah’ın sonsuz nimetleri var. Allah diyor ki </text:span><text:span text:style-name="T5">“… tek tek saysanız zaten bitiremezsiniz ama gruplaştırarak saysanız Allah’ın nimetlerini yine bitiremezsiniz” (Nahl Suresi, 18) diyor. Bu kadar sonsuz nimet veren Allah’a bizim şükretmeye başladığımızı düşünün, yani nimetlere, ömrümüz yetmez. Yani her saniye şükretsek yine bitmez, her yer nimet dolu.”</text:span><text:span text:style-name="T4"> (Adnan Oktar’ın Kaçkar TV röportajından, 26 Şubat 2009)</text:span></text:p>
      <text:p text:style-name="P122"/>
      <text:p text:style-name="P118"/>
      <text:p text:style-name="P118">MÜMİNİN ŞÜKRÜ HEP ALLAH'ADIR</text:p>
      <text:p text:style-name="P118"/>
      <text:p text:style-name="P132"><text:span text:style-name="T3">ADNAN OKTAR: </text:span><text:span text:style-name="T4">MaşaAllah, teşekkürlerimiz Allah’a, şükrümüz de Allah’a. İnşaAllah. </text:span><text:span text:style-name="T5">İnsanlar, insanlara teşekkür ederken, Allah’a niyetle teşekkür etsinler, yani ona çok dikkat etmek lazım, çünkü şükrediyoruz biz, nimeti veren Allah, nimeti veren kimse biz ona şükrederiz. </text:span><text:span text:style-name="T4">Mesela kahve getiriyorlar, teşekkür ederim diyoruz. Kahveyi bana sunan Allah. Yani doğrusu bu. Kahvenin görüntüsüyle muhatap oluyor, onu içiren de Allah. Yani kolunu yukarı kaldırıp ona gösterten de Allah. Mesela hatta ayette diyor ki Cenab-ı Allah, şeytandan Allah’a sığınırım, “</text:span><text:span text:style-name="T5">Attığın vakit sen atmadın</text:span><text:span text:style-name="T4">” diyor Allah ayette, “</text:span><text:span text:style-name="T5">Allah attı</text:span><text:span text:style-name="T4">” (Enfal Suresi, 17) diyor. “</text:span><text:span text:style-name="T5">Sana biat edenler Allah’a biat ettiler</text:span><text:span text:style-name="T4">” diyor. “</text:span><text:span text:style-name="T5">Allah’ın eli onların eli üzerindeydi</text:span><text:span text:style-name="T4">” (Fetih Suresi, 10) diyor. Hâlbuki Peygamberimiz (sav)’in elini tutuyorlar. Değil mi? “Onlar Allah’ın elini tutuyorlardı” diyor; çünkü Allah’ın tecellisi o. Allah’a ithaf edeceğiz, Allah’a ithaf ederek söyleyeceğiz. Bakın, “</text:span><text:span text:style-name="T5">Attığın vakit sen atmadın</text:span><text:span text:style-name="T4">”, hâlbuki Peygamber (sav) atıyor, mesela ok atıyor yahut elindeki herhangi bir şeyi atıyor. “</text:span><text:span text:style-name="T5">Sen atmadın</text:span><text:span text:style-name="T4">” diyor Allah, “</text:span><text:span text:style-name="T5">Allah attı</text:span><text:span text:style-name="T4">” diyor. “</text:span><text:span text:style-name="T5">Sana biat edenler, Allah’a biat ettiler</text:span><text:span text:style-name="T4">” diyor, “</text:span><text:span text:style-name="T5">Allah’ın eli onların eli üzerindeydi</text:span><text:span text:style-name="T4">” diyor. Yani tutuyorlardı halbuki Peygamberimiz (sav)’in elini. Her yer her şey böyledir, Allah’ın tecellisidir. Yani Allah “Ben her yerdeyim” diyor. “</text:span><text:span text:style-name="T5">Size şah damarından yakınım</text:span><text:span text:style-name="T4">” (Kaf Suresi, 16) diyor Allah. Halbuki şah damarımız bizim içimizde değil mi? “Ben daha yakınım” diyor Allah size. Yani içinizin içinden daha yakınım.... </text:span><text:span text:style-name="T5">Allah razı olsun demek daha güzel. Allah razı olsun, Allah’a hamd olsun...</text:span></text:p>
      <text:h text:style-name="P160" text:outline-level="1">KADERE TESLİMİYET</text:h>
      <text:h text:style-name="P156" text:outline-level="1">VE TEVEKKÜLDEKİ SIRLAR</text:h>
      <text:p text:style-name="P128"/>
      <text:p text:style-name="P128"/>
      <text:p text:style-name="P77">Tevekkül, sadece güçlü bir imana sahip, Allah'ın gücünü takdir edebilen ve O'na yakın olan müminlere ait bir özelliktir. Kavrayabilenler için tevekkülde önemli sırlar ve büyük nimetler vardır. Tevekkül, Allah'a ve yarattığı kadere kesin bir teslimiyet ve güvendir. Allah, insanlar da dahil olmak üzere, canlı cansız tüm varlıkları bir kaderle yaratmıştır. Örneğin Güneş'in, Ay'ın, denizlerin, göllerin, ağaçların, çiçeklerin, küçük bir karıncanın, daldan düşen tek bir yaprağın, masanızın üzerindeki tek bir toz zerresinin, yolda yürürken ayağınıza takılan bir taşın, on sene önce satın aldığınız elbisenizin, buzdolabınızdaki şeftalinin, annenizin, babanızın, akrabalarınızın, ilkokul arkadaşlarınızın, sizin, kısacası herkesin ve herşeyin Allah Katında, milyonlarca yıl önce belirlenmiş bir kaderi vardır. Ve her varlığın kaderi, Allah'ın Katında Levh-i Mahfuz isimli bir kitapta yazılıdır. Kimin ne zaman öleceği, hangi yaprağın ne zaman hangi hızla yere düşeceği, buzdolabınızdaki şeftalinin ne zaman, hangi noktasından çürümeye başlayacağı, taşın ayağınıza takılana kadar geçireceği aşamalar, kısacası küçük büyük her olay bu kitapta kayıtlıdır. </text:p>
      <text:p text:style-name="P41">Müminler kadere iman ederler ve Allah'ın yarattığı kaderin en hayırlısı ve en güzeli olduğunu bilirler. Bundan dolayı da hayatlarının her anında tevekküllüdürler. Yani olayları Allah'ın belli bir hikmetle yarattığını ve şahit oldukları olay ne olursa olsun, Allah'ın bunda bir hayır dilediğini bilirler. Örneğin, ölümcül bir hastalığa yakalanmak, çok çetin ve acımasız bir düşman ordusu ile karşılaşmak, masum olmasına rağmen iftiralara uğramak veya insanın aklına gelebilecek en ürkütücü olaylar dahi, müminleri telaşa veya korkuya kaptırmaz. Onlar Allah'ın kendileri için yarattığını sabır ve metanetle beklerler. İman etmeyen bir insanın dehşete ve ümitsizliğe kapılacağı olaylar karşısında onlar büyük bir zevk alırlar. Çünkü en ürkütücü görüntü ve konuşma dahi, Allah Katında önceden takdir edilmiş ve insanın imtihanı için yaratılmıştır. Bunlara sabır ve tevekkülle karşılık verenler, Allah'a ve O'nun yarattığı kadere teslim olup güvenenler Allah'ın hoşnutluğunu ve sevgisini kazanacaklar, karşılığında sonsuza dek cennette yaşayacaklardır. Dolayısıyla, müminler hayatları boyunca tevekkülün konforunu ve imani neşesini yaşarlar. Bu, Allah'ın müminlere verdiği bir sır ve güzelliktir ve Allah Kuran'da tevekkül edenleri sevdiğini bildirir. (Al-i İmran Suresi, 159)</text:p>
      <text:p text:style-name="P120">Tevekkül hakkında Kuran'da bildirilen bir başka konu ise, tedbirdir. Kuran'ın birçok ayetinde, müminlerin çeşitli konumlarda alabilecekleri tedbirler bildirilmektedir. Bununla birlikte Allah, tedbirlerin kendi takdirini değiştirmeyeceğini ancak bunların bir ibadet olarak kabul edileceğini de farklı ayetlerinde insanlara bir sır olarak verir. Hz. Yakup (as)'ın oğullarına şehre girerken <text:soft-page-break/>tavsiye ettiği tedbirler ve bunun ardından tevekkülü hatırlatıcı olması bunun bir örneğidir. Konuyla ilgili ayet şöyledir:</text:p>
      <text:p text:style-name="P70">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118"/>
      <text:p text:style-name="P120">Hz. Yakup (as)'ın ayetlerde haber verilen sözlerinde de görüldüğü gibi, müminler mutlaka her konuda önlem alırlar. Ancak, Allah'ın kaderlerinde kendileri için dilediklerini değiştiremeyeceklerini bilirler. Örneğin, bir insan trafik kurallarına çok dikkat etmeli, arabasını tehlikeli bir şekilde sürmemelidir. Bu, kendisinin ve diğer insanların hayatı için önemli bir tedbir ve ibadettir. Ancak, eğer Allah bu insan için bir trafik kazasında ölmeyi yazmışsa, alacağı hiçbir tedbir onun ölümünü engelleyemez. Bazen bir insanın aldığı önlem veya yaptığı bir hareket onu ölümden döndürmüş gibi görünebilir. Veya bir insan, hayatında ani bir karar alarak, hayatının akışını tamamen değiştirebilir, bir başkası ölümcül bir hastalığa yakalanmışken, güç ve irade göstererek hastalığını yenmiş olabilir. Ancak bütün bunlar o kişilerin kaderlerinde olduğu için böyledir. Bazı insanlar bu tür olayları "kaderini yendi", "kaderini değiştirdi" gibi son derece cahilce, mantıksız ve yanlış bir şekilde yorumlarlar. Oysa hiçbir insan, en güçlü ve azimli görüneni bile, Allah'ın kendisi ve başkaları için yazdığı kaderi değiştiremez. Hiçbir insan böyle bir güce sahip değildir. Aksine her varlık, Allah'ın yarattığı kader karşısında acizdir ve aslında doğal olarak kaderine teslimdir. Sadece birçoğu bunu kabul etmek istemez. Kaderin varlığını inkar etmek de onun kaderindedir aslında. Dolayısıyla, hastalıktan veya ölümden kurtulan, ya da hayatının akışı tamamen değişen insanlar, hepsi kaderlerinde olduğu için bunları yaşarlar. Allah, bu durumu ayetlerinde şöyle bildirir:</text:p>
      <text:p text:style-name="P118"/>
      <text:p text:style-name="P118">Yeryüzünde olan ve sizin nefislerinizde meydana gelen herhangi bir musibet yoktur ki, Biz onu yaratmadan önce, bir kitapta (yazılı) olmasın. Şüphesiz bu, Allah'a göre pek kolaydır.</text:p>
      <text:p text:style-name="P118">Öyle ki, elinizden çıkana karşı üzüntü duymayasınız ve size (Allah'ın) verdikleri dolayısıyla sevinip-şımarmayasınız. Allah, büyüklük taslayıp böbürleneni sevmez. (Hadid Suresi, 22-23)</text:p>
      <text:p text:style-name="P118"/>
      <text:p text:style-name="P120">Allah'ın ayetinde de bildirdiği gibi, insanın karşılaştığı her olay Allah Katındaki bir kitapta önceden tespit edilerek yazılmıştır. Ve Allah, bu nedenle insanın elinden çıkana üzülmemesi gerektiğini söyler. Örneğin büyük bir yangında veya girdiği ticaret hayatında tüm malını mülkünü kaybeden bir insan, bunu kaderinde olduğu için yaşar. Bunu engellemesi veya önüne geçmesi mümkün değildir. O zaman bunun için üzülmesi de anlamsız olacaktır. Allah, insanları kaderlerinde belirlediği birçok olayla dener. Bu olaylara tevekkül edenler, Allah'ın hoşnutluğunu ve sevgisini kazanırlar. Tevekkülsüz davrananlar ise, hem dünyada sıkıntı, huzursuzluk <text:soft-page-break/>ve mutsuzluk yaşarlar, hem de ahirette sonsuz bir azapla karşılık görürler. Tevekkülün insan için hem dünyada hem de ahirette büyük bir kazanç ve kolaylık olduğu çok açık bir gerçektir. Allah, tevekkülle ilgili sırları müminlere vererek onların üzerinden zorlukları almış ve onlar için dünya hayatındaki imtihanı kolay hale getirmiştir.</text:p>
      <text:p text:style-name="P120"/>
      <text:p text:style-name="P120"/>
      <text:p text:style-name="P23">TEVEKKÜL, ALLAH'A OLAN SEVGİMİZİN </text:p>
      <text:p text:style-name="P23">GÜZEL BİR TECELLİSİDİR</text:p>
      <text:p text:style-name="P13"/>
      <text:p text:style-name="P14"><text:span text:style-name="T24">Adnan Oktar:</text:span><text:span text:style-name="T15"> </text:span><text:span text:style-name="T18">Allah’a derin bir saygıyla tam boyun eğmek lazım. </text:span><text:span text:style-name="T19">Bir şeye niye, neden olmadı diye öfkelenmek ahlaksızlıktır. Ahlaka uymaz, Kuran ahlakına uymaz. Yani Kuran ahlakına göre ahlaksızlıktır, ahlak eksikliğidir. Yani ben hakaret anlamında söylemiyorum. Ahlak yoksunluğudur, Kuran ahlakına uygun değil çünkü. </text:span><text:span text:style-name="T18">Mutlaka onu tevekkülle karşılamak, Allah’a saygıyla boyun eğmek ahlaktır. Bu Allah’a sevginin bir gereğidir, yani Allah bir şey yapacak, insan beğenmeyecek haşa. Yani bu ne kadar ağır bir söz. Yani sevgiliden sana güzel bir şey geliyor ben bunu beğenmedim diyorsun. Sevgiliden gelen her şey çok güzeldir. Allah’tan gelen her şey de güzeldir hepsinde de hayır vardır. </text:span></text:p>
      <text:p text:style-name="P122">Biz onlara şer gözüyle bakmayız. Mesela durduk yerde hastalanabilirsin, yani Cenab-ı Allah’ın seni imtihan etmesi gerekiyor, nasıl anlaşılacak sevgin? Yani mesela insan sevdiği için zora katlanmıyorsa acı çekmiyorsa, güç kullanmıyorsa, herhangi bir emek vermiyorsa sevgisini nereden anlayacaksın? Mesela sevdiği için adam uykusunu feda edemiyor farzedelim. Ben uyuyorum diyor. Bu sevgide olmaz. Sevgide uykusunu ezmesi gerekir. Değil mi? Mesela insan soğukta kalır sevdiğinin sıcakta kalmasını ister. Aç kalır onun yemek yemesini ister. Bu bir sevgidir. (Adnan Oktar’ın Kanal Urfa röportajından, 21 Kasım 2009)</text:p>
      <text:p text:style-name="P122"/>
      <text:p text:style-name="P120"/>
      <text:p text:style-name="P118">ALLAH'IN TAKDİR ETTİĞİ KADER </text:p>
      <text:p text:style-name="P118">SONSUZ GÜZELDİR</text:p>
      <text:p text:style-name="P118"/>
      <text:p text:style-name="P132"><text:span text:style-name="T3">ADNAN OKTAR:</text:span><text:span text:style-name="T2"> </text:span><text:span text:style-name="T4">Allah sonsuz akıldır, sonsuz güçtür. Sonsuz olan herşeydir Allah. İnsanlar kul olarak yaratılırlar. </text:span><text:span text:style-name="T5">Kul olarak yaratıldığında kaderi belirli olarak yaratılır. Yani başlangıcı vardır insanın.</text:span><text:span text:style-name="T4"> Fakat sonu yoktur. sonu cennete veya cehenneme gider. Ama burada bir son yoktur. </text:span><text:span text:style-name="T5">Mesela biz şu an sizinle konuşuyoruz. Bu 2007 yılında oluyor, ama daha siz annenizden doğmadan burada bu konuşmayı yapmıştınız. Ben de daha annemden doğmadan burada bu konuşmayı yapmıştım. Kelimeler belliydi. Mesela kaç bardak su içeceğim, buradaki çiçeklerin sayısı, demin rüzgar kağıt mendili yere düşürdü, çeşitli yerlere saçıldı. O da kaderde yerleri belliydi. </text:span><text:soft-page-break/><text:span text:style-name="T5">Bütün bu detaylar bellidir. Ve hiçbir şekilde bu değişmez. </text:span><text:span text:style-name="T4">Biz kul olduğumuz için kadere tabi oluruz. Allah’ın yarattıklarını görürüz. </text:span></text:p>
      <text:p text:style-name="P132"><text:span text:style-name="T25">El Cezire:</text:span><text:span text:style-name="T2"> </text:span><text:span text:style-name="T4">Şimdi olay daha zor oldu. </text:span></text:p>
      <text:p text:style-name="P118"/>
      <text:p text:style-name="P132"><text:span text:style-name="T3">ADNAN OKTAR:</text:span><text:span text:style-name="T2"> </text:span><text:span text:style-name="T4">Hayır, daha güzelleşti. Biz Allah’ın kontrolündeyiz. </text:span><text:span text:style-name="T5">Hiç bu konuda, zahmet çekmememiz için Allah kaderi yaratmış. Çok büyük bir nimet. </text:span><text:span text:style-name="T4">Mesela sizin her soracağınız soru kaderde belli.</text:span><text:span text:style-name="T5"> </text:span><text:span text:style-name="T4">Benim her vereceğim cevap kaderde belli. Harflerine kadar belirli. Onun için zor olan hiçbir şey yok. Kameraların gideceği yerler belli. Buradan geçecek gemiler belli. İnsanın yapacağı, zorlanacağı hiçbir şey yok. </text:span><text:span text:style-name="T5">Sadece Allah’a teslim olacak, kadere teslim olacak. Allah’ın gösterdiği güzel görüntüleri seyredecek ve ona şükredecek, hamd edecek. Onun büyüklüğünü söyleyecek. Allah’ı tesbih edecek. SübhanAllah diyecek.</text:span><text:span text:style-name="T4"> Bu. Yani farzları yerine getirecek. (Sayın Adnan Oktar’ın El Cezire röportajından, Ağustos 2007)</text:span></text:p>
      <text:p text:style-name="P122"/>
      <text:h text:style-name="P162" text:outline-level="1">HER OLAYDA BİR <text:line-break/>HAYIR VARDIR</text:h>
      <text:p text:style-name="P128"/>
      <text:p text:style-name="P128"/>
      <text:p text:style-name="P132"><text:span text:style-name="T8">M</text:span><text:span text:style-name="T2">üminlerin tevekküllerini kolaylaştıran ve sağlamlaştıran bir başka sır ise, Allah'ın her olayı bir hayırla yarattığını bildirmesidir. Allah, Kuran'da, şer gibi görünen olaylarda dahi bir hayır olduğunu insanlara şöyle haber verir:</text:span></text:p>
      <text:p text:style-name="P118"/>
      <text:p text:style-name="P118">"… belki, bir şey hoşunuza gitmez, ama Allah onda çok hayır kılar." (Nisa Suresi, 19)</text:p>
      <text:p text:style-name="P118"/>
      <text:p text:style-name="P118">"… Olur ki hoşunuza gitmeyen bir şey, sizin için hayırlıdır ve olur ki, sevdiğiniz şey de sizin için bir şerdir. Allah bilir de siz bilmezsiniz." (Bakara Suresi, 216)</text:p>
      <text:p text:style-name="P118"/>
      <text:p text:style-name="P120">Müminler bu sırrı bildikleri için, karşılaştıkları her olayda hayır ve güzellik ararlar. Aksilik, zorluk veya eksiklik gibi görünen hiçbir olay onları üzmez, sıkmaz, telaşlandırmaz. Bu halleri büyük küçük her olayda süreklidir. Samimi bir Müslümanın yıllar boyunca çalışarak sahip olduğu tüm mallar elinden gitse bile, bunda bir hayır ve hikmet arar. Örneğin Allah'ın hayatını bağışlamasına şükreder. Allah'ın kendisini bir kötülükten, harama girmekten veya mal ve para hırsı yaparak Allah'ın yolundan şaşırıp sapmaktan korumuş olabileceğini düşünür. Buna da şükreder. Çünkü insan dünya hayatında ne kaybederse kaybetsin, bu kaybı ahiretteki kayıpla bir olmaz. Ahireteki kayıplar, insanın sonsuza kadar (Allah'ın dilemesi dışında) dayanılmaz bir azap içinde kalması demektir. Ahireti düşünerek yaşayan bir insan için dünya hayatındaki olayların her biri ahirete yönelik bir hayır ve güzelliktir. Böyle bir olay yaşayan insan aczini ve muhtaçlığını daha da iyi anlayarak, Allah'a dua ve tefekkürle daha çok yönelecek ve yakınlaşacaktır. Bu da insanın ahireti için çok önemli bir hayır ve güzellik demektir. Ayrıca böyle bir olaya tevekkül edip sabır göstererek Allah'ın hoşnutluğunu kazanmış olacaktır. Allah'ın hoşnutluğu ise herşeyin üzerindedir. </text:p>
      <text:p text:style-name="P24">İnsanın sadece büyük ve önemli olaylarda değil, günlük hayatının her anında gerçekleşen olaylarda hayır ve güzellik araması gerekir. Örneğin büyük bir özenle hazırladığı yemeği yakan biri için, yemeğinin yanması birçok önlem almasına vesile olur ve ilerideki daha büyük bir kaza bu önlemler sayesinde engellenmiş olur. Genç biri istediği ve uğrunda çok çalıştığı okulu kazanamayabilir. Bunda da hayır olduğunu bilmeli, belki de Allah'ın onu o okuldaki bazı tehlikelerden, yaşamını olumsuz etkileyebilecek kişilerden veya çevrelerden koruduğunu düşünebilmeli, bu sonuca sevinebilmelidir. Veya Allah'ın her olayda kendilerinin bilmediği, hatta hayal <text:soft-page-break/>dahi edemediği daha birçok hayır yaratmış olabileceğini düşünerek Allah'a teslimiyetin güzelliğini yaşamalıdır.</text:p>
      <text:p text:style-name="P3">İnsan her zaman her olayın ardındaki hayır ve hikmeti göremeyebilir. Ancak, göremese bile mutlaka bir hayır olduğunu bilir ve Allah'ın kendisine olayların ardında gizlenen hayır ve hikmetleri göstermesi için dua eder. </text:p>
      <text:p text:style-name="P132"><text:span text:style-name="T6">Her olayın hayırla oluştuğunu bilen insanlar "keşke", "vah vah" gibi ifadeler de kullanmazlar. Hataların, eksikliklerin, unutkanlıkların, ters gibi görünen olayların hepsinde büyük hayırlar vardır ve hepsi insan için kaderin bir eğitimidir. Allah, herkes için ayrı ayrı yarattığı kaderde insanlara çok önemli dersler ve hatırlatmalar gösterir. Bunları akıl ve hikmet gözüyle değerlendiren insanlar için ortada eksiklikler, unutkanlıklar, terslikler değil, Allah Katından bir ders, eğitim, uyarılar ve hikmetler vardır. Örneğin -daha önce örneğini verdiğimiz- dükkanı yanan Müslüman vicdanıyla hemen nefis muhasebesi yapar ve belki de Allah'ın kendisini dünya malına ve hırsına karşı uyardığını ve denediğini düşünerek, daha da ihlaslı ve samimi olur.</text:span><text:span text:style-name="T2"> </text:span></text:p>
      <text:p text:style-name="P120">İnsan dünyada hangi olayla karşılaşırsa karşılaşsın, o olay geçer biter. Her insan hayatındaki en zorlu veya en tehlikeli günü düşünse, bunun zihninde sadece bir anı olarak kalmış ve bitmiş bir hayal olduğunu görecektir. İnsanlar izledikleri film sahnelerini de aynı şekilde hatırlarlar. Dolayısıyla, insan için en önemli veya en "sarsıcı" gün dahi bir gün gelecek ve izlenen bir film karesi gibi bir anı, bir hayal olarak akılda kalacaktır. Ancak bu anıdan geriye tek birşey kalır ve o sonsuza kadar devam eder: O da, bu kişinin o zor anda gösterdiği tavır ve Allah'ın o kişiden hoşnut olup olmamasıdır. İnsan yaşadıklarından değil, yaşadıkları sırasında gösterdiği tavır, düşünce ve samimiyetinden sorgulanacaktır. Dolayısıyla, her olayda Allah'ın yarattığı hayır ve hikmetleri görmeye çalışmak ve ona göre bir tavır içinde olmak, müminlere dünyada ve ahirette büyük bir kazanç sağlar. Bu sırrı bilen müminler için dünyada ve ahirette korku ve hüzün olmaz. Hiçbir insan, hiçbir güç ve hiçbir olay müminlere korku, mutsuzluk, ümitsizlik gibi olumsuz haller vermez. Allah bu sırrı da Kuran'da şöyle bildirir:</text:p>
      <text:p text:style-name="P118"/>
      <text:p text:style-name="P118">Dedik ki: "Oradan tümünüz inin. Bundan sonra size Benden bir hidayet geldiğinde, kim Benim hidayetime uyarsa, onlara korku yoktur ve onlar mahzun olmayacaklardır." (Bakara Suresi, 38)</text:p>
      <text:p text:style-name="P118"/>
      <text:p text:style-name="P118">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18"/>
      <text:p text:style-name="P118"/>
      <text:h text:style-name="P149" text:outline-level="1"><text:soft-page-break/>TÜM HAYATIMIZ ALLAH KATINDA </text:h>
      <text:h text:style-name="P149" text:outline-level="1">YAŞANIP BİTMİŞTİR</text:h>
      <text:p text:style-name="P120"/>
      <text:p text:style-name="P59"><text:span text:style-name="T16">ADNAN OKTAR:</text:span><text:span text:style-name="T19"> Özgür irade yok deyince bazı insanlar yanlış anlıyor, mesela kader, o zaman biz nasıl sorumlu oluyoruz diyor. Kardeşim şimdi burada bir kere adam kendi aklı ile kendi imkanı ile düşündüğünü zannediyor. Bütün düşünceyi yaratan Allah’tır. Mesela şu an ben konuşuyorum bunun tamamını Allah yaratıyor. Ama bu konuyu anlamaları için insanlara soruyoruz, diyoruz ki mesela bir Marksiste, sen Marksist olurken, olduğunda veya şu anda herhangi bir zorlamayla karşılaşıyor musun, bir baskı var mı yani beynine, bilincine baskı var mı? Yok diyor ben özgür irademle yapıyorum diyor, işte bu adaletin ta kendisidir. Mesela bir Müslümana da sorduğumuzda seni zorlayan kimse var mı diyoruz herhangi bir güç yok diyor. Ben kendi özgür irademle yapıyorum diyor. Her ikisi de kaderlerinde olanı yapmış oluyorlar....</text:span></text:p>
      <text:p text:style-name="P59"><text:span text:style-name="T19">Onun için ısrarla cüzi iradem var benim, cüzi iradem var diyor, peki senin cüzi iradeni kim yaratıyor? Allah yaratıyor, o zaman yine o, Allah’ın iradesi içerisinde kader içerisinde olmuş bitmiş olay. Dolayısıyla bunu akıllarına iyice koyacaklar</text:span><text:span text:style-name="T18"> cüzi irade de külli irade de Allah’ın Katında olup bitmiştir</text:span><text:span text:style-name="T19">, tek bir an var olduğuna göre, bakın ilginç olan da bu. Ben diyorum ki tek bir an var sonsuz kısa bir zaman, doğru mu diyorum doğru diyor. Her şey bu tek bir an içerisinde olup bitti, bu doğru mu diyorum bu da doğru diyor. Allah zamanın dışında diyoruz, bu da doğru diyor, peki o zaman anlat bana kaderi diyorum bizim cüzi irademiz var, diyor. Bir de külli irade var diyor ama cüzi iradeyi biz yaparız diyor. Kardeşim demin ne söyledim ben, tek bir an içinde yaptım bitti demiyor musun sen değil mi? </text:span></text:p>
      <text:p text:style-name="P132"><text:span text:style-name="T4">Tek bir an içinde her şey olup bittiğine göre hepsini Allah biliyor ve olmuş. Peki senin o cüzi iraden neyi yapmış oluyor yani sen Allah’tan bağımsız bir şey mi yapıyorsun? Yok, kader içerisinde onu yapmış oluyorsun, yani </text:span><text:span text:style-name="T5">yine Allah’ın gücünün bir tecellisi ile karşılaşıyorsun sen. </text:span><text:span text:style-name="T4">Ama insanların anlaması için buna cüzi irade deniyor, külli irade denir. Külli irade de cüzi irade de Allah Katında olup bitmiştir. Ama adam diyorsa ki yok külli irade Allah’a aittir, cüzi irade de bana aittir. Benim yaptıklarımı ben bilirim, Allah bilmez, Allah’a ben haşa sürpriz olarak bunları yapıyorum diyorsa bu küfür olur. Bu açık, onun için yani bu konuda boş yere çırpınmasın hiç kimse, entel havalarına da girmeye gerek yok öyle Marksist taklidi yapmaya da gerek yok... </text:span></text:p>
      <text:p text:style-name="P132"><text:span text:style-name="T4">Kuran ne diyorsa o. Bu Allah göktedir mantığından da vazgeçmeleri gerekiyor. Bu da bir şirktir. Allah’a mekan izafe ediyorlar. Ve çok küçük bir mekan içerisine Allah’ı haşa sıkıştırmaya çalışıyorlar. Böyle bir şey olmaz. Allah her yerdedir. Şah damarınızdan daha yakınım diyorsa Cenab-ı Allah bu bitti. Yani bu muhkem ayet, açık. Şah damarımızdan. Demek ki Allah her yerde. Niye her yerde olmaması gerekiyor ayrıca? Biz her yerdeyiz diyor, ben her yerdeyim ama Allah hiçbir yerde diyor haşa. Bu, Allah’ı inkar gibi bir şey bu. Allah mesela bizim dilimizde, parmaklarımızda, her yerdedir Allah. Her yere hakimdir. Hepsini hareket ettiren O’dur zaten. Her yerde olduğu için yani güç </text:span><text:soft-page-break/><text:span text:style-name="T4">tamamen O’nun kontrolünde olduğu için her şeyi O yapar. </text:span><text:span text:style-name="T5">Dolayısıyla biz aciz, Allah’ın gölge varlıkları olarak yarattıkları, kendini var zanneden varlıklarız. Gölge varlıklarız inşaAllah. Bir tecelliyiz biz. Yani Allah’ın ruhundan üfürdüğü halifesi olan varlıklarız inşaAllah. </text:span><text:span text:style-name="T4">(Sayın Adnan Oktar’ın Adıyaman Asu TV röportajından, 4 Ocak 2010)</text:span></text:p>
      <text:p text:style-name="P68">HER ZORLUKLA BERABER</text:p>
      <text:p text:style-name="P135">BİR KOLAYLIK VARDIR</text:p>
      <text:p text:style-name="P56"/>
      <text:p text:style-name="P110"/>
      <text:p text:style-name="P120">Allah dünyayı insanları imtihan etmek için yaratmıştır. Ve imtihanın gereği olarak her insanı bazen bolluk ve güzellik vererek, bazen de şiddetli sıkıntılara uğratarak dener. Olayları, Kuran'da bildirilen gerçeklere göre değerlendirmeyen insanlar, karşılaştıkları zorluklar karşısında ne yapacaklarını bilemez, karamsarlığa kapılır, ümitsizliğe düşerler. Oysa Kuran'da Allah'ın bu konu ile ilgili olarak bildirdiği ve ancak samimi bir imana ve teslimiyete sahip olan kulların görebildiği önemli bir sır vardır. Bu sırrı Allah şöyle bildirmiştir:</text:p>
      <text:p text:style-name="P118"/>
      <text:p text:style-name="P118">Demek ki, gerçekten zorlukla beraber kolaylık vardır. Gerçekten güçlükle beraber kolaylık vardır. (İnşirah Suresi, 5-6)</text:p>
      <text:p text:style-name="P42"/>
      <text:p text:style-name="P41">Allah'ın ayetlerde bildirdiği gibi, yaşanan durum ne kadar zor ve içinden çıkılması güç gibi görünüyorsa da, Allah müminler için mutlaka o durumdan çıkmayı kolaylaştıracak, söz konusu zorluğu hafifletecek bir sebep yaratmıştır. Mümin güzel bir sabırla sabrettiğinde ve sabrında sebat gösterdiğinde, tüm zorluklarla beraber Allah'ın kolaylık verdiğini görecektir. Nitekim Allah başka ayetlerinde de Kendisi'nden korkup sakınan kullarına yol göstereceğini, onları nimetlendireceğini ayetlerde şöyle müjdelemiştir:</text:p>
      <text:p text:style-name="P118"/>
      <text:p text:style-name="P118">… Kim Allah'tan korkup-sakınırsa, (Allah) ona bir çıkış yolu gösterir ve onu hesaba katmadığı bir yönden rızıklandırır. Kim de Allah'a tevekkül ederse, O, ona yeter… (Talak Suresi, 2-3)</text:p>
      <text:p text:style-name="P120"><text:s/></text:p>
      <text:p text:style-name="P133">Allah, hiç kimseye güç yetireceğinden</text:p>
      <text:p text:style-name="P133">fazlasını yüklemez</text:p>
      <text:p text:style-name="P120">Allah sonsuz merhameti, şefkati ve adaleti ile, yarattığı her olayda hem bir kolaylık kılar, hem de her insanı gücüne göre denemelerden geçirir. Allah'ın insanlara emrettiği ibadetler, onları denemek için yarattığı zorluklar, insanlara yüklediği sorumlukların hepsi insanların gücü oranındadır. Bu iman edenler için bir müjde ve rahatlık, Allah'ın rahmetinin bir göstergesidir. Allah, bu sırrı Kuran'da şöyle bildirir:</text:p>
      <text:p text:style-name="P129"/>
      <text:p text:style-name="P109">Yetimin malına, o erginlik çağına erişinceye kadar -o en güzel (şeklin) dışında- yaklaşmayın. Ölçüyü ve tartıyı doğru olarak yapın. Hiçbir nefse, gücünün kaldırabileceği dışında bir şey yüklemeyiz. Söylediğiniz zaman -yakınınız dahi olsa- <text:soft-page-break/>adil olun. Allah'ın ahdine vefa gösterin. İşte bunlarla size tavsiye (emr) etti; umulur ki öğüt alıp-düşünürsünüz. (Enam Suresi, 152)</text:p>
      <text:p text:style-name="P62"/>
      <text:p text:style-name="P63">İman edenler ve salih amellerde bulunanlar -ki Biz hiç kimseye güç yetireceğinden fazlasını yüklemeyiz- onlar da cennetin ashabı (halkı)dırlar. Onda sonsuz olarak kalacaklardır. (Araf Suresi, 42)</text:p>
      <text:p text:style-name="P109"/>
      <text:p text:style-name="P109">Hiç kimseye güç yetireceğinden fazlasını yüklemeyiz; elimizde hakkı söylemekte olan bir kitap vardır ve onlar hiçbir haksızlığa uğratılmazlar. (Mü'minun Suresi, 62)</text:p>
      <text:p text:style-name="P109"/>
      <text:p text:style-name="P28">Allah'ın dinine uymak </text:p>
      <text:p text:style-name="P28">kolay olandır</text:p>
      <text:p text:style-name="P58">Insanların büyük bir çoğunluğu, din ahlakını yaşamanın hayatlarını zorlaştıracağını, onlara birtakım ağır sorumluluklar yükleyeceğini zannederler. Bu, şeytanın dinden saptırmak için insanlara verdiği bir vesvese ve büyük bir yanılgıdır. Önceki konularda da değinildiği gibi, din ahlakı kolaylıktır. Allah, iman eden insanlara zorlukların ardından kolaylık dilediğini bildirir. Ayrıca tevekkül ve kadere iman gibi dinin temel konuları, insanın üzerindeki tüm ağırlıkları, zorlukları, sıkıntı ve hüzün veren tüm olayları kaldırır. Din ahlakını654 yaşayan bir insan için sıkıntılı, hüzün veya ümitsizlik veren hiçbir konu kalmaz. Allah, birçok ayetinde Kendisi'ne uyanları ve dinine yardım edenleri yardımıyla destekleyeceğini ve onları hem dünyada hem de ahirette güzel bir hayatla yaşatacağını vaat eder. Vaadinden asla dönmeyen Rabbimiz'in bu konu hakkındaki sözleri şöyledir:</text:p>
      <text:p text:style-name="P4"/>
      <text:p text:style-name="P4">(Allah'tan) Sakınanlara: "Rabbiniz ne indirdi?" dendiğinde, "Hayır" dediler. Bu dünyada güzel davranışlarda bulunanlara güzellik vardır; ahiret yurdu ise daha hayırlıdır. Takva sahiplerinin yurdu ne güzeldir. (Nahl Suresi, 30)</text:p>
      <text:p text:style-name="P4"/>
      <text:p text:style-name="P3">Allah, bunun yanında dinine uyanları bu kolay olan yolda başarılı kılacağı sırrını da müminlere Kuran'da şöyle müjdeler:</text:p>
      <text:p text:style-name="P47"/>
      <text:p text:style-name="P47">Fakat kim verir ve korkup-sakınırsa ve en güzel olanı doğrularsa, Biz de onu kolay olan için başarılı kılacağız. (Leyl Suresi, 5-7)</text:p>
      <text:p text:style-name="P109"/>
      <text:p text:style-name="P120">Kuran'da bildirilen bu sırlardan anlaşıldığı gibi, Allah'ın dinine samimi olarak yönelen insan en başından başarılı olacağı, dünyada da ahirette de kazanç elde edeceği bir yolu seçmiştir. İnkar edenler içinse, tam tersi söz konusudur. Onlar da en başından kaybedilmiş, hüzün, mutsuzluk ve kayıp dolu bir dünya ve ahiret <text:soft-page-break/>hayatına sahip olurlar. Onlar inkara karar verdikleri anda, hem dünyalarını hem de ahiretlerini kaybederler. Allah, bunu ayetlerinde şöyle bildirir: </text:p>
      <text:p text:style-name="P130">Kim de cimrilik eder, kendini müstağni görürse, ve en güzel olanı yalan sayarsa, Biz de ona en zorlu olanı (azaba uğramasını) kolaylaştıracağız. (Leyl Suresi, 8-10)</text:p>
      <text:p text:style-name="P118"/>
      <text:p text:style-name="P120">Allah herşeyin sahibi ve yaratıcısıdır. Elbette ki Allah'ın dostluğunu, yardımını, desteğini kazanmak bir insan için tüm güçlerin ve desteklerin üzerindedir. Kim Allah'ı dost edinir ve O'na teslim olursa, o insanın dünyada ve ahirette çok büyük bir kazanç ve güzellik içinde yaşayacağı, hiçbir olaydan ve hiçbir insandan zarar görmeyeceği kesin bir gerçektir. Öyle ise, akıl ve vicdan sahibi her insanın, Allah'ın Kuran'da bildirdiği bu sırları kavrayıp, akılcı ve doğru olanı seçmesi gerekir. İnkarcıların bu açık gerçekleri anlayamamaları ise ayrı bir sırdır. Onlar ne kadar zeki veya kültürlü olurlarsa olsunlar, Allah onların akıllarını almıştır ve bu gerçekleri görmeleri engellenmiştir. </text:p>
      <text:p text:style-name="P120"/>
      <text:p text:style-name="P120"/>
      <text:p text:style-name="P118">ALLAH YOLUNDAKİ ÇİLE MÜMİN </text:p>
      <text:p text:style-name="P118">İÇİN ÇOK ZEVKLİDİR</text:p>
      <text:p text:style-name="P118"/>
      <text:p text:style-name="P132"><text:span text:style-name="T3">ADNAN OKTAR:</text:span><text:span text:style-name="T2"> </text:span><text:span text:style-name="T4">Eskiden evde otururken "Selamunaleyküm" derlerdi alır götürürlerdi. Yani hafta sekiz gün dokuz benim ikinci adresim emniyetti, sürekli mahkemelere giderdim, sürekli tutuklanırdım, sürekli hapse girerdim... Yani genellikle somut bir delil olmuyordu, sen işte dini anlatıyormuşsun, nereden biliyorsun, sana kim öğretti veya böyle sudan sorular. Tabi bazen ifadeyi yırtıp atıyorlardı, ifadeyi kimin istediği de belli olmuyordu bazen. Zannediyorum biraz psikolojik baskı için yapılıyordu, yani böyle "ayağını denk al kerata" falan gibisinden, "kendine gel" gibisinden anladığım kadarıyla... </text:span></text:p>
      <text:p text:style-name="P132"><text:span text:style-name="T4">Mesela ben tımarhanede de yattım, beni yatırdılar o dönemde yani akıl hastası diye 10 ay yattım </text:span><text:span text:style-name="T5">ama hiç bir dönemde insan ciddi bir dayanamayacağı bir acıyla karşılaşmıyor. Allah diyor ya ayette "size dayanamayacağınız yükü yükletmem."</text:span><text:span text:style-name="T4"> Mesela cezaevinde de ben adli tıptan geldim bütün yerler, böyle samanlar saçılmış, yaşlı bir adam pijamayla ayakta duruyor, deliler bağırıyorlar, benim bulunduğum koğuş delilerin bulunduğu yerdi. Cezaevinde de deli koğuşuna koymuşlardı, var gücüyle bağıran deliler falan, böyle soluk ışıklar, yani artık güldüm Allah’ın imtihanını, aklını görünce. </text:span></text:p>
      <text:p text:style-name="P132"><text:span text:style-name="T4">Bir film seti gibi, böyle bir korku filmi hazırlanırsa nasıl olur set aynı onun gibi. </text:span><text:span text:style-name="T5">Belli ki Allah imtihan ediyor, o imtihan hoşuma gittiği için gülmüştüm, çok iyi hatırlıyorum. Yani zevk aldığım için imtihanın şeklinden. </text:span><text:span text:style-name="T4">Mesela tımarhanede de öyle çırılçıplak deliler geziyor, üstünü başını kirletmiş, bağıranlar çağıranlar ben onlar içinde </text:span><text:soft-page-break/><text:span text:style-name="T4">on ay kaldım ama</text:span><text:span text:style-name="T5"> iftihar ederim ne kadar güzel bir imtihan. Yani en zevk aldığım olaylardan bir tanesidir bu imtihan. Allah’ın imtihanı... Ne kadar zor olursa o kadar makbul. Allah aşkının en güzel ifade edildiği yerlerdir bunlar.</text:span><text:span text:style-name="T4"> Ne kadar zorluk varsa Allah aşkı orada en güzel ifade ediliyordur. Çünkü seviyorsan nasıl ifade edeceksin sevgini değil mi, aşığın acı çekmesi lazım sevdiği için. (Sayın Adnan Oktar’ın İran TV röportajından, Eylül 2008)</text:span></text:p>
      <text:p text:style-name="P68">ALLAH İNKAR EDENLERİN</text:p>
      <text:p text:style-name="P135">ANLAYIŞLARINI KAPATIR</text:p>
      <text:p text:style-name="P128"/>
      <text:p text:style-name="P128"/>
      <text:p text:style-name="P132"><text:span text:style-name="T8">B</text:span><text:span text:style-name="T2">ize Allah'ın Kuran'da bildirdiği sırların en önemlilerinden biri bazı insanların Kuran'ı anlayamamalarıdır. Bu aslında çok büyük bir sırdır. Çünkü Kuran çok açık, çok anlaşılır bir kitaptır. Dileyen her insan Kuran'ı okuyabilir, Allah'ın emirlerini, beğendiği ahlakı, cennet ve cehennemin özelliklerini ve elinizdeki bu kitabın konusu olan birçok sırrı Kuran'dan öğrenebilir. Ancak, Allah'ın yarattığı bir hikmet olarak insanların bir kısmı çok açık olmasına rağmen Kuran'ı anlayamamaktadır. Üstelik bu insanlar, atom mühendisi, biyoloji profesörü olabilmekte, fizik, kimya, matematik gibi en zor bilim dallarını çok iyi anlayabilmekte, dahası budizmi, hinduizmi, şintoizmi, materyalizmi, komünizmi kavramakta, ama Kuran'ı anlayamamaktadırlar. Kuran ahlakına uygun olmayan sistemlerin karmaşık yapılarını hayatlarına geçiren insanlar, Allah'ın apaçık ve kolay dinini bir türlü kavrayamamakta, en açık konuları bile çözememektedirler. </text:span></text:p>
      <text:p text:style-name="P120">Böylece en kolay olanı anlayamamalarıyla kendileri üzerinde önemli bir mucize tecelli etmektedir. Allah, onların bu kadar şiddetli bir anlayış ve kavrayış eksikliğine sahip olduklarını göstererek, bazı insanların farklı bir yaratılışta olduğunu açıklamaktadır. Öte yandan bu, bütün insanların kalplerinin, akıl ve anlayışlarının tamamıyla Allah'ın kontrolünde olduğunun bir delilidir. Çünkü Allah büyüklüğe kapılan, yani Allah'a boyun eğmeyen kişilerin kalplerini, kavrayışlarını kapatacağını söylemektedir. Kuran'ın dışında herşeyi anlayıp, sırf Kuran'ı anlayamamaları Allah'ın onları ayetlerinden engellediğini, samimiyetsizliklerinden ötürü onları Kuran'dan uzak tuttuğunu göstermektedir. Allah'ın Kuran'da bu konuyla ilgili olarak bildirdiği ayetlerden bazıları şöyledir:</text:p>
      <text:p text:style-name="P118"/>
      <text:p text:style-name="P118">Kur'an okuduğun zaman seninle ahirete inanmayanlar arasında görünmez bir perde kıldık. Ve onların kalbleri üzerine, onu kavrayıp anlamalarını engelleyen kabuklar, kulaklarına da bir ağırlık koyduk. Sen Kuran'da sadece Rabbini "bir ve tek" (İlah olarak) andığın zaman, 'nefretle kaçar vaziyette' gerisin geriye giderler." (İsra Suresi, 45-46) </text:p>
      <text:p text:style-name="P118"/>
      <text:p text:style-name="P118">Onlardan seni dinleyenler vardır; oysa Biz, onu kavrayıp anlamalarına (bir engel olarak) kalpleri üzerine kat kat örtüler ve kulaklarında bir ağırlık kıldık. Onlar, hangi 'apaçık-belgeyi' görseler, yine ona inanmazlar. Öyle ki, o inkar etmekte olanlar, sana geldiklerinde, seninle tartışmaya girerek: "Bu, öncekilerin uydurma masallarından başka bir şey değildir" derler. (Enam Suresi, 25)</text:p>
      <text:p text:style-name="P118"/>
      <text:p text:style-name="P70">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18"/>
      <text:p text:style-name="P120">Ayetlerde de görüldüğü gibi, inkar edenlerin ayetleri anlayamamalarının sırrı Allah'ın kavrayışlarını kapatmasıdır. Allah, inkar etmelerinden dolayı bu insanların kalplerini mühürlemiştir; böylece Kuran'ı anlayamazlar. Bu aynı zamanda Allah'ın büyüklüğünü, her insanın kalbinin, düşüncelerinin hakimi olduğunu gösteren büyük bir mucizedir de. </text:p>
      <text:p text:style-name="P120"/>
      <text:p text:style-name="P120"/>
      <text:p text:style-name="P118">“...GÖZLERİ VARDIR, GÖRMEZLER, KULAKLARI VARDIR </text:p>
      <text:p text:style-name="P118">İŞİTMEZLER... (ARAF SURESİ, 179)” </text:p>
      <text:p text:style-name="P118"/>
      <text:p text:style-name="P30"><text:span text:style-name="T16">ADNAN OKTAR:</text:span><text:span text:style-name="T15"> </text:span><text:span text:style-name="T19">Allah "</text:span><text:span text:style-name="T18">sonsuza kadar iman etmezler</text:span><text:span text:style-name="T19">" diyor, yani kaderleri öyle. Allah öyle yaratmış "</text:span><text:span text:style-name="T18">gözleri vardır görmezler</text:span><text:span text:style-name="T19">" diyor Allah, şeytandan Allah’a sığınırım, "</text:span><text:span text:style-name="T18">kulakları vardır işitmez, onlar hayvanlar gibidirler hayvanlardan daha aşağıdırlar</text:span><text:span text:style-name="T19">" diyor. (Araf Suresi, 179) Çünkü hayvanda içgüdü oluyor, yine güzel huylu mesela gider yavrusunu yalar, tatlı hareketler yapar, </text:span><text:span text:style-name="T18">ama Allah’ın dediği tarzda küfür içinde olanlar yani o, Allah’ın dediği kişilerin zulmünü Allah belirtiyor. </text:span><text:span text:style-name="T19">Yani acımasızlıklarını, egoistliklerini ve insanlara verdikleri acıları anlatıyor, dolayısıyla hayvan yapmaz bu özellikleri tabi, hayvan merhametli oluyor çünkü yavrusunu koruyor. Kendini korumak için belki saldırganlaşıyor. Hayvanlara benzetiyor Allah, hatta “</text:span><text:span text:style-name="T18">hayvanlardan daha aşağıdırlar</text:span><text:span text:style-name="T19">” diyor. </text:span><text:span text:style-name="T18">"Siz onları diyor canlı zannedersiniz diyor oysa onlar ölüdürler" </text:span><text:span text:style-name="T19">diyor. </text:span><text:span text:style-name="T18">Bak bu çok önemli bu bilgi, "onlar canlı değildir" diyor Allah "hepsi ölüdür" diyor, yani mesela bir çok insan dışarıda canlı var zannediyor, halbuki ölü çok fazla insan vardır dışarıda, yani bakıyor olmasından dolayı gözünün açık olması, konuşmasından dolayı canlı olduğunu zannediyor. </text:span><text:span text:style-name="T19">Halbuki değil yani ölü, ölü olduğu için anlamazlar diyor Allah. "</text:span><text:span text:style-name="T18">Sen gözlerini bakar görürsün</text:span><text:span text:style-name="T19">." Yani "</text:span><text:span text:style-name="T18">sen gördüğünü zannedersin görmez onlar</text:span><text:span text:style-name="T19">" diyor, "</text:span><text:span text:style-name="T18">işittiğini zannedersin işitmezler onlar</text:span><text:span text:style-name="T19">" (Araf Suresi, 179) diyor. Mesela konuşuyor ama işitmenin şuurunda değil. Onlar da zannediyor ki mesela nasılsın dediğinde iyiyim diyor. Ama o robot gibi iyiyim diyor. O da zannediyor ki şuurlu olarak iyiyim dediğini zannediyor. Mesela Allah’a inanıyor musun diyorsun, inanmıyorum diyor. Ama o bir robot, yani robot gibi, bizim anladığımız anlamda bilinci olmuyor, daha değişik. Allah "ölü" diyor onlar için. Ama Müslüman da tabii bu konumda olmaktan korkacak. Böyle olmaktan korkacak. "Acaba ben de o konumda mıyım?" diyecek. "Benim bilemediğim biçimde o konumda mıyım?" diyecek. (Adnan Oktar’ın Tempo TV röportajından, 5 Ekim 2009)</text:span></text:p>
      <text:h text:style-name="P160" text:outline-level="1">ALLAH KENDİSİ'NDEN KORKUP</text:h>
      <text:h text:style-name="P156" text:outline-level="1">SAKINANLARA ANLAYIŞ VERİR</text:h>
      <text:p text:style-name="P6"/>
      <text:p text:style-name="P6"/>
      <text:p text:style-name="P120">Doğruyu yanlıştan ayıran bir anlayış, Allah'ın Kendisi'nden korkanlara, Kuran ayetlerinde müjdelediği bir sırdır ki bu anlayışın adı "akıl"dır. Allah bunu Enfal Suresi'nde şöyle bildirir:</text:p>
      <text:p text:style-name="P118"/>
      <text:p text:style-name="P118">"Ey iman edenler, Allah'tan korkup-sakınırsanız, size doğruyu yanlıştan ayıran bir nur ve anlayış (furkan) verir, kötülüklerinizi örter ve sizi bağışlar. Allah büyük fazl sahibidir." (Enfal Suresi, 29)</text:p>
      <text:p text:style-name="P118"/>
      <text:p text:style-name="P120">Bir önceki konuda söz edildiği gibi, Allah inkar edenlerin akıllarını ve anlayışlarını kapatır. Bu insanlar ne kadar zeki olurlarsa olsunlar, akıldan yoksun olurlar ve dinle ilgili en açık konuları dahi kavrayıp anlayamazlar. Akıl, sadece müminlere has bir özelliktir. Toplum içinde pek çok insan zeka ile aklın aynı şey olduğunu zanneder. Oysa zeka her insanın sahip olduğu zihinsel bir yetenektir. Örneğin bir insanın atom mühendisi olması veya matematikte başarılı olması onun zeki olduğunu gösterir. Akıl ise kişinin Allah'tan korkması ve vicdanını kullanması ile artan bir özelliktir, zeka ile bir ilgisi yoktur. Bir insan çok zeki olabilir ama Allah korkusu yoksa akıllı değildir. </text:p>
      <text:p text:style-name="P120">Bu yüzden akıl, inananlara verilen çok büyük bir nimettir. Böyle bir anlayıştan yoksun olan insan içinde bulunduğu kötü durumun dahi farkına varamayacak haldedir. Örneğin sahip olduğu gücü ve imkanı kendinden zanneden bir insan bununla böbürlenir, kibirlenir ve insanlara gösteriş yapar. Bu o insanın akılsızlığının bir göstergesidir. Çünkü, akıl sahibi olsa Allah dilemedikçe hiçbir şeye güç yetiremeyen aciz bir insan olduğunu bilir ve ona göre tevazu ile davranır. Allah'ın dilemesi ile birkaç saniye içinde elindeki tüm mülkün yerle bir olabileceğini veya kendisinin ölümle karşılaşarak herşeyini dünyada bırakıp hesap vermek üzere cehennemin kenarında durdurulabileceğini düşünmez. Bunlar aklına bile gelmez. Halbuki tüm bunlar, onun sahip olduklarından daha kesin ve gerçektirler. Ancak Allah'tan korkup sakınan müminler bu anlayışa sahiptirler ve onlar dünya hayatının aldatıcı yönüne kapılmaz, herşeyin iç yüzünü ve gerçek yönünü bilerek yaşarlar. Allah imanlarından dolayı müminlere anlayış verir ve Allah'a olan yakınlıkları arttıkça, anlayış ve kavrayıştaki derinlikleri de artar, Allah'ın yaratışındaki sırlara daha çok vakıf olurlar. </text:p>
      <text:p text:style-name="P79"/>
      <text:p text:style-name="P80"/>
      <text:p text:style-name="P18">AKLIN TEMELİNDE ALLAH </text:p>
      <text:p text:style-name="P36">KORKUSU VARDIR</text:p>
      <text:p text:style-name="P109"/>
      <text:p text:style-name="P132"><text:span text:style-name="T3">ADNAN OKTAR:</text:span><text:span text:style-name="T2"> </text:span><text:span text:style-name="T4">Allah aşkındaki bütün güzellikleri, detayları hep Allah korkusu verir. Mesela sabırlı olmak Allah korkusundan kaynaklanır, fedakarlık, cesaret, sevecenlik, bütün güzel huyların kökeninde hep Allah korkusu vardır ve aklın da kökeninde Allah korkusu vardır. Yani Allah’tan korktuğu için insanların akılları açılır yoksa aklı kapanır insanın, aklı dumura uğrar. Allah korkusu aklı açar, Allah aşkını alevlendirir, göklere çıkartır inşaAllah, sonsuza doğru açar Allah sevgisini, çok büyük bir nimettir ve cennetin de şiddetli sevilmesine, Allah’ın şiddetle sevilmesine vesile olur. Yani insan ne kadar Allah’tan korkuyorsa, o kadar şiddetle Allah’ı sever o kadar âşık ruhu ruhuna dolar. Allah’tan korkmadı mı, basireti kapanır, feraseti kapanır, yardımseverliği, affediciliği, dengeli oluşu, her şeyi bozulmaya başlar Allah esirgesin, yahut tamamen bozulur. (Sayın Adnan Oktar’ın Ekin TV röportajından, 12 Mart 2009)</text:span></text:p>
      <text:h text:style-name="P160" text:outline-level="1">İYİLİK YAPAN İYİLİK BULUR</text:h>
      <text:h text:style-name="P153" text:outline-level="1"/>
      <text:p text:style-name="P143"/>
      <text:p text:style-name="P132"><text:span text:style-name="T8">İ</text:span><text:span text:style-name="T2">yilikte bulunanların dünyada ve ahirette mutlaka iyilikle karşılık görecekleri Allah'ın Kuran'da bildirdiği sırlardan bir diğeridir. Bu konuyla ilgili ayetlerden biri şöyledir:</text:span></text:p>
      <text:p text:style-name="P118"/>
      <text:p text:style-name="P118">De ki: "Ey iman eden kullarım, Rabbiniz’den sakının. Bu dünyada iyilik edenler için bir iyilik vardır. Allah'ın Arz'ı geniştir. Ancak sabredenlere ecirleri hesapsızca ödenir." (Zümer Suresi, 10)</text:p>
      <text:p text:style-name="P118"/>
      <text:p text:style-name="P120">Ancak, bunun için gerçek iyiliğin ne olduğunun bilinmesi gerekir. Her toplumda yaygın olan bir iyilik anlayışı vardır; güleryüzlü olmak, dilencilere para vermek veya herşeyi anlayışla karşılamak gibi. Oysa gerçek iyilik Kuran'da bildirildiği gibidir. Allah, bir ayette gerçek iyiliğin ne olduğunu şöyle açıklar:</text:p>
      <text:p text:style-name="P119"/>
      <text:p text:style-name="P119">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18"/>
      <text:p text:style-name="P120">Ayette de bildirildiği gibi, bir kişinin iyilikte bulunması, Yüce Allah'tan korkup sakınarak, ahiretteki hesabını düşünmesi ve vicdanını kullanarak her an Allah'ı en çok hoşnut edecek davranışı seçmesidir. Allah, imanlarından, Allah korkularından ve Allah'a duydukları sevgiden dolayı sürekli iyilik işleyenleri seveceğini ve onlara iyilikle karşılık vereceğini bildirmektedir:</text:p>
      <text:p text:style-name="P118"/>
      <text:p text:style-name="P118">Böylece Allah, dünya ve ahiret sevabının güzelliğini onlara verdi. Allah iyilikte bulunanları sever. (Al-i İmran Suresi, 148)</text:p>
      <text:p text:style-name="P42"/>
      <text:p text:style-name="P43">... Bu dünyada güzel davranışlarda bulunanlara güzellik vardır; ahiret yurdu ise daha hayırlıdır. Takva sahiplerinin yurdu ne güzeldir. (Nahl Suresi, 30)</text:p>
      <text:p text:style-name="P118"/>
      <text:p text:style-name="P132"><text:span text:style-name="T2">Bu, iyilikte bulunarak fedakarlık yapanlara, Allah'ın hoşnutluğunu kazanmak için ciddi bir çaba gösterenlere Allah'ın Kuran'da bildirdiği bir müjdedir. Allah, hem dünyada hem de ahirette böyle insanları güzel bir hayatla yaşatacağını müjdelemektedir. Bu, hem maddi hem de manevi nimetlerde bir artıştır. Kuran'da </text:span><text:soft-page-break/><text:span text:style-name="T2">kimsenin erişemeyeceği kadar büyük bir mülke kavuştuğu bildirilen Hz. Süleyman (as), Mısır hazinelerinin yönetimine geçtiği haber verilen Hz. Yusuf (as) bu konuda örnektirler. Allah, Hz. Muhammed (sav) için de </text:span><text:span text:style-name="T3">"Bir yoksul iken seni bulup zengin etmedi mi?" </text:span><text:span text:style-name="T2">(Duha Suresi, 8) ayetiyle, Peygamberimiz (sav)'in üzerine yaydığı nimetini bildirmektedir. </text:span></text:p>
      <text:p text:style-name="P120">Unutmamak gerekir ki, dünyada güzel ve ihtişamlı bir yaşam yalnızca geçmişte yaşamış müminlere verilmiş bir nimet değildir. Allah her dönemde iman eden kullarını güzel bir hayatla yaşatacağını da vaat etmiştir: </text:p>
      <text:p text:style-name="P118"/>
      <text:p text:style-name="P118">Erkek olsun, kadın olsun, bir mü'min olarak kim salih bir amelde bulunursa, hiç şüphesiz Biz onu güzel bir hayatla yaşatırız ve onların karşılığını, yaptıklarının en güzeliyle muhakkak veririz. (Nahl Suresi, 97)</text:p>
      <text:p text:style-name="P118"/>
      <text:p text:style-name="P120">İman edenler hiçbir zaman dünyanın peşinde koşmazlar. Dünya malının, itibarının ve gücünün hırsını yapmazlar. Allah'ın ayetinde de bildirdiği gibi, onlar ahireti satın almak için canlarını ve mallarını satarlar. Ne alışverişleri, ne ticaretleri onların ibadetlerini, Allah'ı anmalarını, din için hizmette bulunmalarını engellemez. Hatta, açlık ve yoksullukla denendiklerinde dahi, son derece teslimiyetli ve sabırlı olurlar ve asla şikayette bulunmazlar. </text:p>
      <text:p text:style-name="P120">Peygamberimiz (sav) döneminde hicret eden müminler bunun bir örneğidir. Onlar, Allah yolunda evlerini, işlerini, ticaretlerini, tüm mallarını, bağlarını, bahçelerini arkalarında bırakarak, başka bir şehre gitmişler ve çok azla yetinmeyi bilmişlerdir. Bunların karşılığında ise sadece Allah'ın kendilerinden hoşnut olmasını dilemişlerdir. </text:p>
      <text:p text:style-name="P120">Allah, müminlerin bu samimi, katıksız olarak ahiret yurdunu düşünen kanaatkarlıklarına karşılık olarak onları daima rızıklandırmış ve güzel ve temiz nimetler içinde yaşatmıştır. Bu nimetler ve zenginlikler ise onların dünyaya bağlanmalarına değil, aksine Allah'a şükredip O'nu anmalarına vesile olmuştur. Allah'ın vaadinin bir sonucu olarak, bu ahlaklarına karşılık her mümin dünyada güzel bir hayatla yaşar.</text:p>
      <text:p text:style-name="P25"/>
      <text:p text:style-name="P11">Her İyiliğin Kat Kat Artırılarak </text:p>
      <text:p text:style-name="P11">Sahibine Dönmesi</text:p>
      <text:p text:style-name="P120">Allah iyilikte bulunan kullarına verdiği karşılığı kat kat artıracağını da vaat etmiştir. Allah'ın Kuran'da bu konu ile ilgili olarak bildirdiği ayetlerden bazıları şöyledir:</text:p>
      <text:p text:style-name="P118"/>
      <text:p text:style-name="P118">Kim bir iyilikle gelirse, kendisine bunun on katı vardır, kim bir kötülükle gelirse, onun mislinden başkasıyla cezalandırılmaz ve onlar haksızlığa uğratılmazlar. (Enam Suresi, 160)</text:p>
      <text:p text:style-name="P118"><text:soft-page-break/></text:p>
      <text:p text:style-name="P118">Gerçek şu ki, Allah zerre ağırlığı kadar haksızlık yapmaz. (Bu ağırlıkta) Bir iyilik olursa, onu kat kat kılar ve Kendi yanından pek büyük bir ecir verir. (Nisa Suresi, 40) </text:p>
      <text:p text:style-name="P120">Allah'ın iyiliğin karşılığını kat kat kılmasının en güzel örneklerinden biri dünya hayatı ve ahiret hayatı arasındaki farktır. Dünya hayatı ortalama 60 yıl süren çok kısa bir zaman dilimidir. Oysa bu dünyada salih olan, iyilik yapan insanlar, kısacık bir ömürde yaptıkları iyiliklere karşı ahirette sonsuz bir güzellikle karşılık göreceklerdir. Allah bu vaadini bir ayetinde şöyle bildirmiştir:</text:p>
      <text:p text:style-name="P118"/>
      <text:p text:style-name="P118">Güzellik yapanlara daha güzeli ve fazlası vardır… (Yunus Suresi, 26)</text:p>
      <text:p text:style-name="P118"/>
      <text:p text:style-name="P120">Bunun ne kadar büyük bir mükafat olduğunu anlayabilmek için "sonsuz" kavramı üzerinde biraz düşünmek gerekir. Dünya üzerinde bugüne kadar yaşamış ve bundan sonra yaşayacak olan tüm insanların, hayatlarının her saniyesini sayı sayarak geçirmiş olduklarını düşünelim. Kuşkusuz bu insanların tümünün saydıkları sayılar art arda eklenerek bir sayı elde edilse, burada telaffuz edilemeyecek büyüklükte bir sayı çıkar. Ama bu olağanüstü sayı dahi "sonsuz" kavramının yanında sıfırdan farksızdır. Çünkü "sonsuz" demek asla bitmeyen ve tükenmeyen bir süre demektir. Dünyada Allah için yaşayan insanların ahirette yurtları cennet olacak ve orada süresiz kalacak, sınırsızca nefislerinin istediği ve ruhlarının zevk aldığı herşeye sahip olacaklardır. Kuşkusuz bu, Allah'ın rahmetinin genişliğini kavrayabilmek için üzerinde düşünülmesi gereken bir örnektir.</text:p>
      <text:p text:style-name="P120"/>
      <text:p text:style-name="P120"/>
      <text:p text:style-name="P118">MÜSLÜMAN HER KOŞULDA </text:p>
      <text:p text:style-name="P118">FEDAKAR OLANDIR</text:p>
      <text:p text:style-name="P118"/>
      <text:p text:style-name="P132"><text:span text:style-name="T3">ADNAN OKTAR:</text:span><text:span text:style-name="T2"> </text:span><text:span text:style-name="T5">Tek yolu vardır Kuran ahlakını tam olarak benimsemek, Kuran ahlakıyla hareket etmek, çok çok samimi olmak, Allah’tan çok korkmak, Allah’ı çok sevmek, Allah’a aşık olmak, sabah kalkar kalkmaz aşık heyecanı ile kalkmak lazım, hemen kalktığımızda ilk aklımıza gelen Allah olacak. </text:span><text:span text:style-name="T4">Hemen böyle aşık heyecanı bizi kaplayacak, onun yarattığı güzellikleri, onun verdiği canı, onun verdiği nimetin güzelliklerini görüp Allah’a hamd edeceğiz, şükredeceğiz. Allah’tan korkacağız, çok güzel ahlaklı olacağız, egoist, bencil olmayacağız. </text:span><text:span text:style-name="T5">Fedakar olacağız, güzel ahlak pahalıdır, insana pahalıya mal olur. </text:span><text:span text:style-name="T4">Maddi kayıplar getirir, manevi kayıplar da, mesela insan hapse de girebilir, acı da çekebilir, hakarete uğrayabilir, baskı görebilir bunlara katlanacak güzel ahlakı savunan. </text:span><text:span text:style-name="T5">Güzel ahlak öyle insana sürekli maddi nimet getirmez. Mesela ne bileyim paran vardır, gider fakirlere verirsin sen mağdur durumda kalabilirsin ama fakirleri kurtarırsın. Ne bileyim mesela yalan söylenecek yerde doğru </text:span><text:soft-page-break/><text:span text:style-name="T5">söylersin fakat mağdur olursun doğru söylediğin için ama mertçe doğruyu söylersin. </text:span><text:span text:style-name="T4">Mesela şahitlik yapacak Allah esirgesin birisi birini öldürüyor korkuyor şahitlik yapmıyor mert ve samimi olan insan gider şahitlik yapar, korkmaz, dürüsttür çünkü. Ama mantığı ile hareket eden ben gidersem bunlar şimdi benim başıma iş çıkartır diyebilir. Ama dürüst olan, samimi olan insan, güzel ahlaklı olan insan onun çilesini de kabul eder, yani güzel ahlaklı insan çileyi de kabul eden insandır aynı zamanda. (Sayın Adnan Oktar’ın Kaçkar TV röportajından, 8 Ocak 2009)</text:span></text:p>
      <text:h text:style-name="P162" text:outline-level="1">MÜMİNLERİN YÜZÜNDE NUR, İNKARCILARIN YÜZÜNDE</text:h>
      <text:h text:style-name="P156" text:outline-level="1">ZİLLET OLUR</text:h>
      <text:p text:style-name="P128"/>
      <text:p text:style-name="P128"/>
      <text:p text:style-name="P132"><text:span text:style-name="T8">İ</text:span><text:span text:style-name="T2">manın ve inkarın insanların yüzlerine ve derilerine yansıması Allah'ın Kuran'da bildirdiği sırlardan başka bir tanesidir. Allah birçok ayetinde iman edenlerin yüzlerinde bir nur, inkarcıların yüzlerinde ise karanlık bir zillet olduğunu bildirir:</text:span></text:p>
      <text:p text:style-name="P118"/>
      <text:p text:style-name="P118">Onları görürsün; zilletten başları önlerine düşmüş bir halde, ona (ateşe) sunulurlarken göz ucuyla sezdirmeden bakarlar... (Şura Suresi, 45)</text:p>
      <text:p text:style-name="P130"/>
      <text:p text:style-name="P130">Güzellik yapanlara daha güzeli ve fazlası vardır. Onların yüzlerini ne bir karartı sarar, ne bir zillet, işte onlar cennetin halkıdırlar; orada süresiz kalacaklardır. 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6-27)</text:p>
      <text:p text:style-name="P118"/>
      <text:p text:style-name="P120">Allah'ın bu ayetlerde bildirdiği gibi, inkarcıların yüzünde zillet ve bir karartı vardır. Buna karşın müminlerin yüzleri ise nurludur. Allah onların, yüzlerindeki secde izinden tanındıklarını bildirir:</text:p>
      <text:p text:style-name="P118"/>
      <text:p text:style-name="P118">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Fetih Suresi, 29)</text:p>
      <text:p text:style-name="P118"/>
      <text:p text:style-name="P120">Allah başka ayetlerinde de inkarcıların ve suçluların simalarından tanındıklarını bildirir:</text:p>
      <text:p text:style-name="P118"/>
      <text:p text:style-name="P118">(Çünkü o gün) Suçlu-günahkarlar, simalarından tanınır da alınlarından ve ayaklarından yakalanırlar. (Rahman Suresi, 41)</text:p>
      <text:p text:style-name="P118"/>
      <text:p text:style-name="P118">Eğer Biz dilersek, sana onları elbette gösteririz, böylelikle onları simalarından tanırsın. Andolsun, sen onları, sözlerin söyleniş tarzından da tanırsın. Allah, amellerinizi bilir. (Muhammed Suresi, 30)</text:p>
      <text:h text:style-name="P149" text:outline-level="1"><text:soft-page-break/>Bir insanın imanına veya suçlu bir günahkar olmasına göre yüzünde fiziksel değişiklikler meydana gelmesi Allah'ın büyük bir mucizesi ve Kuran'da bildirdiği önemli bir sırdır. Manevi hisler, fiziksel olarak bedende etki meydana getirmekte, o insanın tüm hatları aynı kalmasına rağmen yüzündeki ifadesi değişmekte, yüzüne bir aydınlık veya karanlık gelmektedir. Çevresine iman gözüyle bakan bir insan, Allah'ın insanlarda meydan getirdiği bu mucizesini eğer Allah dilerse görebilir.</text:h>
      <text:h text:style-name="P149" text:outline-level="1"/>
      <text:h text:style-name="P149" text:outline-level="1"/>
      <text:h text:style-name="P160" text:outline-level="1">ALLAH'IN KÖTÜLÜKLERİ</text:h>
      <text:h text:style-name="P156" text:outline-level="1">ÖRTMESİNİN SIRRI</text:h>
      <text:p text:style-name="P26"/>
      <text:p text:style-name="P26"/>
      <text:p text:style-name="P14"><text:span text:style-name="T20">M</text:span><text:span text:style-name="T15">üminlerin hedefi Allah'ın hoşnutluğunu, rahmetini ve cennetini kazanmaktır. Ancak, insan zayıf ve unutkan yaratılmıştır; bu nedenle birçok hatası veya eksiği olabilir. Kullarını en iyi bilen, sonsuz merhamet ve şefkat sahibi olan Allah, samimi kullarının kötülüklerini örteceğini ve onları kolay bir hesap ile sorguya çekeceğini bildirmiştir:</text:span></text:p>
      <text:p text:style-name="P109"/>
      <text:p text:style-name="P109">Artık kimin kitabı sağ yanından verilirse, o, kolay bir hesap (sorgu) ile sorguya çekilecek ve kendi yakınlarına sevinç içinde dönmüş olacaktır." (İnşikak Suresi, 7-9)</text:p>
      <text:p text:style-name="P109"/>
      <text:p text:style-name="P120">Allah, elbette ki her insanın kötülüklerini iyiliğe çevirmez. Allah'ın kötülüklerini örterek affettiği müminlerin özellikleri de Kuran'da bildirilmiştir:</text:p>
      <text:p text:style-name="P120"/>
      <text:p text:style-name="P28">Büyük günahlardan kaçınanlar</text:p>
      <text:p text:style-name="P59"><text:span text:style-name="T15">Allah bir ayette </text:span><text:span text:style-name="T16">"Size yasaklanan büyük günahlardan kaçınırsanız, sizin kusurlarınızı örteriz ve sizi 'onurlu-üstün' bir makama sokarız." </text:span><text:span text:style-name="T15">(Nisa Suresi, 31) diye bildirir. Bunu bilen müminler Allah'ın çizdiği sınırlara çok dikkat eder, bunların dışına çıkmaktan ve harama girmekten sakınırlar. Eğer unutarak, yanılarak veya gaflete kapılarak bir hataları olursa, hemen Allah'a yönelir ve tevbe ederek, O'ndan bağışlanma dilerler. </text:span></text:p>
      <text:p text:style-name="P120">Allah hangi kulların tevbesini kabul edeceğini ise yine Kuran'da bildirmiştir. Buna göre bir insanın "Allah nasıl olsa affeder" diye düşünerek sürekli hata işlemesi büyük bir yanılgıdır. Çünkü Allah ancak cehalet nedeniyle kötülük yapan ve yaptığını farkettiği anda direnmeden ve vakit kaybetmeden tevbe eden ve davranışlarını düzelten kullarının tevbelerini kabul etmektedir. (Nisa Suresi, 17-18)</text:p>
      <text:p text:style-name="P120">Ayetlerden de anlaşıldığı gibi, bir insanın kusurlarının örtülmesi ve din gününde pişman olmaması için yapması gereken şeylerden biri günaha girmekten şiddetle kaçınmasıdır. Günaha giren bir müminin ise yapması gereken, hemen Allah'a kesin bir tevbe ile tevbe etmektir. </text:p>
      <text:p text:style-name="P37"/>
      <text:p text:style-name="P116">Salih ameller işleyenler</text:p>
      <text:p text:style-name="P120">Allah, başka ayetlerinde ise, salih amellerde bulunanların kötülüklerini örteceğini bildirir. Bu ayetlerden bazıları şöyledir:</text:p>
      <text:p text:style-name="P129"/>
      <text:p text:style-name="P66">Sizi toplanma günü için bir arada toplayacağı gün; işte bu aldanma (teğabün) günüdür. Kim Allah'a iman edip salih bir amelde bulunursa (Allah) onun kötülüklerini örter ve içinde ebedi kalıcılar olmak üzere altından ırmaklar akan cennetlere sokar. İşte büyük 'mutluluk ve kurtuluş (fevz)' budur. (Teğabün Suresi, 9)</text:p>
      <text:p text:style-name="P109"/>
      <text:p text:style-name="P109">Ancak tevbe eden, iman eden ve salih amellerde bulunup davranan başka; işte onların günahlarını Allah iyiliklere çevirir. Allah, çok bağışlayandır, çok esirgeyendir. (Furkan Suresi, 70)</text:p>
      <text:p text:style-name="P109"/>
      <text:p text:style-name="P120">Bir insanın, sadece Allah'ın hoşnutluğunu kazanmak için yaptığı her eylem ve davranış salih bir ameldir. Örneğin bir insanın din ahlakını insanlara anlatması, tevekkülsüz birine kaderi hatırlatması, dedikodu yapanı engellemesi, evini ve bedenini temiz tutması, ilmini ve kültürünü artırması, güzel söz söylemesi, insanlara ahireti hatırlatması, hasta olan birini kollaması, yaşlı birine sevgi ve şefkat göstermesi, hayır için kullanacağı parayı kazanmak için çalışması, kötü söze iyilik ve sabırla karşılık vermesi gibi insanın her tavrı Allah'ın hoşnutluğu için yapıldığında salih amel olur. </text:p>
      <text:p text:style-name="P52">Ahirette, Allah'ın kötülüklerini örterek iyiliklere çevirmesini dileyenler, daima Allah'ın en hoşnut olacağı tavrı seçmelidirler. Bunun için insanın ahiret günü vereceği hesabı düşünmesi gerekir. Örneğin ahiret gününde cehennem ateşinin yanında durdurulan bir insana, dünya hayatında işlediği kötülükler gösterilse ve ona, bu kötülüklerinin bağışlanması için salih amellerde bulunması gerektiği söylense bu insanın tavrının nasıl olacağı açıktır. </text:p>
      <text:p text:style-name="P120">Cehennem ateşini yanı başında gören, cehennemdeki insanların umutsuzluklarını, pişmanlıklarını, azaptan dolayı çıkardıkları ızdırap dolu inlemeleri duyan, cehennemdeki azabın nasıl olacağına gözleriyle şahit olan bir insan, Allah'ı en hoşnut edecek davranışları seçecek ve vargücüyle çaba gösterecektir. Bu durumdaki bir insan, salih amellerde bulunmak konusunda gevşeklik gösteremez, asla tembellik yapamaz, Allah'ı hoşnut edecek bir tavır varken, başka bir tavır sergilemez, umursuzluk yapamaz veya asla gaflete düşemez. Çünkü cehennem her an yanı başındadır ve ona sonsuz hayatını ve Allah'ın azabını her an hatırlatmaktadır. Bu durumdaki bir insan yapacağı amelleri geciktirip ertelemez de. Vicdanının emrettiği herşeyi derhal ve eksiksizce yapar. İbadetlerinde çok titiz ve devamlı olur. </text:p>
      <text:p text:style-name="P120">İşte, Allah, dünya hayatında da, sanki cehennemi görüp de gelmiş ya da cehennemi her an yanı başında gören biri gibi, salih amellerde bulunan, Allah'tan ve ahiretten korkup sakınarak davrananların kötülüklerini iyiliğe çevirecektir. Bu müminler, ahirete kesin bir bilgiyle iman ederler ve Allah'ın azabından şiddetle korkup sakınırlar.</text:p>
      <text:p text:style-name="P70">GÜZEL AHLAK, İNSANIN TÜM HAYATINI </text:p>
      <text:p text:style-name="P118"><text:s/>GÜZELLEŞTİRİR</text:p>
      <text:p text:style-name="P118"/>
      <text:p text:style-name="P132"><text:span text:style-name="T3">ADNAN OKTAR: </text:span><text:span text:style-name="T4">İslam bize alabildiğine özgür olma gücü verir. Yani bizi, güzel ahlakın içine sokup, hayatı anlamlı kılar. Boş olan bir ruhtan bizi korur. Mesela şöyle, eğer namus kavramı olmasaydı insanın adeta içi boşalırdı. Yani ruhu boşalırdı. Mesela kadınların bir anlamı kalmazdı. Kadın için de erkeğin bir anlamı kalmazdı. Çünkü bir evin duvarları olduğunda o ev bir anlam kazanıyor. Mesela şu an bu evin tavanı var, duvarları var bu ev oluyor. Ama bu evin tavanı ve duvarları üç kilometre ötede olmuş olsa, bu ev, ev olmaktan çıkar. Biz boşlukta kalırız. Bambaşka bir şey olur. </text:span><text:span text:style-name="T5">Kuran’ın çizdiği sınırlar hayatı güzelleştirir. </text:span><text:span text:style-name="T4">Yani güzel ahlakı bize hoş hale getirir. Güzel hale getirir. Mesela, nerede fedakarlık yapacağımız, nerede vefalı olacağımız, nerede sadık olacağımız, nerede şefkatli ve merhametli olacağımızı bize Kuran bildirir. Eğer bunları bildirmeseydi bizim kafamızın içi bomboş olurdu. Yani beynimizdeki o güzel değerler, zevk aldığımız değerler yok olurdu. Mesela biz şimdi bir cömertlik yaptığımızda zevk alıyoruz. Fedakarlık yaptığımızda zevk alıyoruz, birisini koruyup kolladığımızda zevk alıyoruz. O zaman bu zevklerin hepsini kaybederdik, Allah esirgesin. </text:span><text:span text:style-name="T5">Kuran bize yoğun zevkler bahşeder. Kuran ahlakı her şeyden en yüksek zevk almamıza vesile olur. </text:span><text:span text:style-name="T4">Mesela kadınların kapanmasını söyler, eğer kadınlar tamamen açık olsaydı, kadın çok değersiz olurdu, söyleyeyim. Yani hiçbir anlamı olmazdı. Erkekler için de öyledir, kadın için de erkeğin bir anlamı kalmazdı. Böyle değersiz bir şey hissederdi üstlerinde, garip bir duygu olurdu. Allah bize onu bahşederek kadının ve erkeğin karşılıklı birbirine olan sevgisini arttırmıştır. Yani daha anlamlı hale gelmelerini sağlamıştır. </text:span></text:p>
      <text:p text:style-name="P53"><text:span text:style-name="T18">Mesela bize temizliği Allah Kuran’da öğretir. Bu insanların birbirini daha çok sevmesini sağlar. Egoistliği bencilliği engeller Kuran, bu bizim daha çok birbirimizi sevmemizi sağlar. Böylece bize sevme hürriyeti, derinlik hürriyeti verir Kuran. Alabildiğine sevmek, alabildiğine derinleşmek imkanı sağlar.</text:span><text:span text:style-name="T19"> Öbür türlü her yöne açılabilecek bir güç olurduk. Her yöne giden bir kafa da tamamen dağılır. Adeta delirir. Yani böyle de düşünüyor, öyle de düşünüyor, şöyle de düşünüyor. Üç yüz altmış derece her yere giden bir akıl, bunda insan boğulur. Ama Fatiha’da belirtildiği gibi o doğru yolda insan gittiğinde çok keskin net bir dünya meydana gelmiş oluyor. </text:span><text:span text:style-name="T18">Her şey berrak, her şey sarih ve açık olmuş oluyor ve bu tam bir hürriyettir. Öbüründe insan hürriyetini kaybediyor, kendini, benliğini kaybetmiş oluyor. </text:span><text:span text:style-name="T19">(Adnan Oktar’ın Kanal 35 röportajından, 21 Şubat 2009)</text:span></text:p>
      <text:p text:style-name="P49"/>
      <text:p text:style-name="P68">ALLAH YOLUNDA YAPILAN</text:p>
      <text:p text:style-name="P29">HARCAMALARDAKİ</text:p>
      <text:p text:style-name="P12">HİKMETLER</text:p>
      <text:p text:style-name="P113"/>
      <text:p text:style-name="P128"/>
      <text:p text:style-name="P132"><text:span text:style-name="T8">İ</text:span><text:span text:style-name="T2">nsanı maddi ve manevi pisliklerden temizleyen, nefsini eğiterek Allah'ın hoşnut olduğu bir ahlaka erişmesine vesile olan en önemli ibadetlerden birisi de Allah yolunda ve hayır için yapılan harcamalardır. Allah peygambere müminlerin mallarından sadaka almasını bu şekilde onları temizlemesini bildirmiştir. Ayette şöyle hükmedilmektedir:</text:span></text:p>
      <text:p text:style-name="P118"/>
      <text:p text:style-name="P118">Onların mallarından sadaka al, bununla onları temizlemiş, arındırmış olursun… (Tevbe Suresi, 103)</text:p>
      <text:p text:style-name="P118"/>
      <text:p text:style-name="P120">Ancak, insanların temizlenip arınmalarına vesile olan harcamalar, Kuran'da bildirildiği şekilde yapılan harcamalardır. İnsanlar yolda gördükleri dilencilere bozuk paralarından biraz verdiklerinde ya da eski kıyafetlerini fakir gördükleri bir iki kişiye dağıttıklarında veya aç gördükleri birini doyurduklarında, üzerlerine düşen sorumluluğu fazlasıyla yerine getirdiklerine inanırlar. Bunların hepsi Allah'ın hoşnutluğunu kazanmak için yapıldığında Allah Katında sevabı olan davranışlardır. Ancak, Allah'ın Kuran'da bildirdiği sınırlar vardır. Örneğin Allah, ihtiyaçlardan arta kalanın infak edilmesini bildirir:</text:p>
      <text:p text:style-name="P118"/>
      <text:p text:style-name="P118">... Ve sana neyi infak edeceklerini sorarlar. De ki: "İhtiyaçtan artakalanı. Böylece Allah, size ayetlerini açıklar; umulur ki düşünürsünüz." (Bakara Suresi, 219)</text:p>
      <text:p text:style-name="P129"/>
      <text:p text:style-name="P110">İnsanın dünya hayatında yaşaması için gerekli olan ihtiyaçları çok azdır. İnsanın ihtiyaçları için kullandığı miktar dışında sahip olduğu mal ihtiyaçtan arta kalan demektir. Önemli olan neyin harcandığı değil, kişinin samimi olarak verebileceği neyse onu vermesidir. Allah herşeyin doğrusunu bilir ve insanların ihtiyaçlarından arta kalan miktarın ne kadar olduğunu tamamen insanın aklına ve vicdana bırakmıştır. Dünya hırsı olmayan, dünyalarını ahiretlerine karşılık olarak satmış bulunanlar için infak çok kolay bir ibadettir. Allah, dünya hırsı olanların veya içinde biraz bile dünyaya bağlılığı bulunanların da mallarından infak ederek arınmalarını ve dünya hırsını bırakmalarını istemiştir. Şüphesiz bu, müminlerin ahiretleri için çok önemli bir ibadettir. </text:p>
      <text:p text:style-name="P110"/>
      <text:p text:style-name="P85">İnsan sevdiği şeylerden de ihtiyaç içinde</text:p>
      <text:p text:style-name="P85"><text:soft-page-break/>olanlara vermelidir</text:p>
      <text:p text:style-name="P38">İnsanlar başkalarına bir iyilikte bulunacakları zaman, bu yapılan iyiliğin kendilerine hiç dokunmamasını isterler. Örneğin ihtiyaç içindeki birine eşyalar verecek biri kendi sevmediği, belki hiç kullanmadığı şeyleri verir. </text:p>
      <text:p text:style-name="P120">Allah kişinin kendisine uygun görmediği, eski bulduğu, kullanılmayacağına kanaat getirdiği mallarından ziyade, sevdiği beğendiği eşyalarından infak etmesinin makbul olduğunu emretmiştir. Bazı kimseler için sevdiği şeyleri infak etmek zor gelebilir, ancak insanın temizlenmesi ve iyiliğe erişebilmesi için böyle bir fedakarlıkta bulunması gerekir. Bu, Allah'ın bize bildirdiği önemli bir sırdır. Allah bunun dışında insanın asla iyiliğe eremeyeceğini bildirmiştir:</text:p>
      <text:p text:style-name="P118"/>
      <text:p text:style-name="P118">Sevdiğiniz şeylerden infak edinceye kadar asla iyiliğe eremezsiniz. Her ne infak ederseniz, şüphesiz Allah onu bilir. (Al-i İmran Suresi, 92)</text:p>
      <text:p text:style-name="P118"/>
      <text:p text:style-name="P118">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Bakara Suresi, 267)</text:p>
      <text:p text:style-name="P118"/>
      <text:p text:style-name="P133">Allah yolunda yapılan harcamalar Allah'a</text:p>
      <text:p text:style-name="P133">yakınlaşmak için bir yoldur</text:p>
      <text:p text:style-name="P120">Bir Müslüman için hiçbir şey, Allah'ın hoşnutluğundan ve O'nun sevgisini kazanmaktan daha üstün değildir. Mümin hayatı boyunca sürekli olarak kendisini Allah'a yakınlaştıracak vesileler arar. Allah bir ayetinde müminlere bunu şöyle bildirir:</text:p>
      <text:p text:style-name="P62"/>
      <text:p text:style-name="P63">Ey iman edenler, Allah'tan korkup-sakının ve (sizi) O'na (yaklaştıracak) vesile arayın; O'nun yolunda cehd edin (çaba gösterin), umulur ki kurtuluşa erersiniz. (Maide Suresi, 35)</text:p>
      <text:p text:style-name="P47"/>
      <text:p text:style-name="P46">Allah Kuran'da müminlere bir sır ve bir müjde olarak yaptıkları infakların Kendisi'ne yakınlaşmaya sebep olduğunu bildirmiştir. Bu nedenle sevdiği şeylerden ve ihtiyaçlarının arta kalanını infak etmek Müslümanlar için bir zorluk değil, aksine Allah'a olan bağlılıklarını ve sevgilerini gösterecekleri çok değerli bir fırsattır. Konu ile ilgili bir ayet şöyledir: </text:p>
      <text:p text:style-name="P109"/>
      <text:p text:style-name="P118">Bedevilerden öyleleri de vardır ki, onlar Allah'a ve ahiret gününe iman eder ve infak ettiğini Allah Katında bir yakınlaşmaya ve elçinin dua ve bağışlama dileklerine (bir yol) sayar. Haberiniz olsun, bu gerçekten onlar için bir <text:soft-page-break/>yakınlaşmadır. Allah da onları Kendi rahmetine sokacaktır. Şüphesiz Allah, bağışlayandır, esirgeyendir. (Tevbe Suresi, 99)</text:p>
      <text:p text:style-name="P118"/>
      <text:p text:style-name="P17">Allah için yapılan her harcamanın güzel</text:p>
      <text:p text:style-name="P11">bir karşılığı vardır</text:p>
      <text:p text:style-name="P120">Allah'ın infak konusu ile ilgili olarak bildirdiği bir diğer sır ise kişinin aslında bir fedakarlık yaparak infak ettiği şeyin mutlaka kendisine geri döneceğidir. Bu Allah'ın önemli bir vaadidir. Yoksulluk korkusu yaşamadan Allah yolunda mallarını infak eden insanlar hayatları boyunca hiç ummadıkları nimetlerle rızıklandırılırlar. Hayır olarak infak ettikleri herşey hayır olarak kendilerine döner. Allah'ın bu vaadinin bildirildiği ayetlerden bazıları şöyledir:</text:p>
      <text:p text:style-name="P62"/>
      <text:p text:style-name="P63">Onların hidayete ermesi, senin üzerinde (bir yükümlülük) değildir. Ancak Allah, dilediğini hidayete erdirir. Hayır olarak her ne infak ederseniz, kendiniz içindir. Zaten siz, ancak Allah'ın hoşnutluğunu istemekten başka (bir amaçla) infak etmezsiniz. Hayırdan her ne infak ederseniz -haksızlığa (zulme) uğratılmaksızın- size eksiksizce ödenecektir. (Bakara Suresi, 272)</text:p>
      <text:p text:style-name="P47"/>
      <text:p text:style-name="P47">… Allah yolunda her ne infak ederseniz, size 'eksiksiz olarak ödenir' ve siz haksızlığa uğratılmazsınız. (Enfal Suresi, 60)</text:p>
      <text:p text:style-name="P109"/>
      <text:p text:style-name="P109">De ki: "Şüphesiz benim Rabbim, kullarından rızkı dilediğine genişletip-yayar ve ona kısar da. Her neyi infak ederseniz, O (Allah), yerine bir başkasını verir; O, rızık verenlerin en hayırlısıdır." (Sebe Suresi, 39)</text:p>
      <text:p text:style-name="P114"/>
      <text:p text:style-name="P120">Müminler mallarını ve canlarını infak ederken sadece Allah'ın rızasını ve cennetini isterler, ancak ayetlerde görüldüğü gibi, Allah'tan bir sır olarak her ne infak ederlerse kendilerine geri ödenir. Ayette bildirildiği gibi Allah yerine başkasını verir. Bunlar hem dünyadaki nimetler hem de hepsinin üzerinde Allah'ın cennette müminler için hazırladığı nimetlerdir. İnfak edenlerin aksine, mallarını cimrilikle tutan veya Allah'ın sınırlarını çiğneyerek mallarını artırmaya çalışanların ise Allah bereketlerini kısar. Bununla ilgili ayetlerden biri faiz alanların durumunu bildirir:</text:p>
      <text:p text:style-name="P62"/>
      <text:p text:style-name="P63">Allah, faizi yok eder de, sadakaları arttırır. Allah, günahkar kafirlerin hiçbirini sevmez. (Bakara Suresi, 276)</text:p>
      <text:p text:style-name="P109"/>
      <text:p text:style-name="P120">Allah, mallarını infak edenlerin Allah Katından kavuşturuldukları bereketi başka ayetlerinde şöyle bildirmektedir:</text:p>
      <text:p text:style-name="P118"/>
      <text:p text:style-name="P118">Mallarını Allah yolunda infak edenlerin örneği yedi başak bitiren, her bir başakta yüz tane bulunan bir tek tanenin örneği gibidir. Allah, dilediğine kat kat arttırır. Allah (ihsanı) bol olandır, bilendir. (Bakara Suresi, 261)</text:p>
      <text:p text:style-name="P64">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Allah, kafirler topluluğuna hidayet vermez. </text:p>
      <text:p text:style-name="P47">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4-265)</text:p>
      <text:p text:style-name="P109"/>
      <text:p text:style-name="P120">Bu ayetlerin her biri Allah'ın Kuran'da iman edenlere bildirdiği sırlardır. İman edenler sadece Allah'ın hoşnutluğunu, rahmetini ve cennetini kazanmak için infak ederler. Ancak Allah'ın ayetlerle bildirdiği bu sırları da bildikleri için, Allah'ın bereketini ve rahmetini umarlar. Onlar Allah yolunda mallarını ve canlarını harcadıkça, helale-harama dikkat ettikçe, Allah onların zenginliklerini artırır, işlerini kolaylaştırır, Allah yolunda harcayacakları daha çok olanak yaratır. Bu sırrı, hiçbir endişe ve gelecek kaygısı duymadan, Allah'tan korkup sakınarak Allah'ın sınırlarını koruyan her mümin kendi hayatında yaşar.</text:p>
      <text:p text:style-name="P22"/>
      <text:p text:style-name="P23"/>
      <text:p text:style-name="P23">ALLAH YOLUNDA HARCANAN HERŞEY </text:p>
      <text:p text:style-name="P23">BEREKET VESİLESİ OLUR</text:p>
      <text:p text:style-name="P57"/>
      <text:p text:style-name="P59"><text:span text:style-name="T16">ADNAN OKTAR: </text:span><text:span text:style-name="T15">E</text:span><text:span text:style-name="T19">vet, bunu Peygamber Efendimiz (sav) hadislerinde belirtmiş, yani Hz. Mehdi (as) devrinde böyle bir ekonomik kriz olacağını, krizin bütün dünyayı kaplayacağını, hatta yağmurların azalacağını, yağmurların azalmasını da çok detaylı belirtmiş. Bunun arkasından da bir hayat pahalılığının, bir bereketsizliğin yayılacağını belirtmiş. Hatta kişilerin çarşıda, "ben bugün de kazanamadım, bugün de kazancım olmadı" diye yakınacağını belirtiyor Peygamber Efendimiz (sav). Bu da Hz. Mehdi (as)’ın çıkış alameti olduğu için bunda da bir hayır vardır. Bunun sebebi de insanların tevekkülsüz olmaları, </text:span><text:span text:style-name="T18">Allah’ın vereceği rızkı kendilerinden bilmeleri, kendilerinin rızkı meydana getirdiklerine inanmaları, kazanç korkusu, parayı biriktirme hırsı, fakirlere para vermeme düşüncesi, zekat ve sadakadan kaçınmaları bu sonucu getiriyor. </text:span><text:span text:style-name="T19">Ama Müslümanlar bol bol sadaka verirlerse, zekat verirlerse, malı tutmazlarsa, parayı biriktirmezlerse, altını ve gümüşü biriktirmezlerse, bunu Allah yolunda harcarlarsa bu ülkeler için böyle bir sorun olmaz, hiçbir şekilde olmaz. Ama parayı biriktirirlerse, harcamaktan çekinirlerse, Allah yolunda kullanmaktan çekinirlerse, zekat ve sadaka vermezlerse, bir donma olur. Yani para da donar, mal da donar, fabrikalar da donar her </text:span><text:soft-page-break/><text:span text:style-name="T19">yerde bir donma meydana gelir ve bunun sonucunda da ekonomik ölüm meydana gelir. Nitekim şu an bir koma hali var, bu Peygamber Efendimiz (sav)’in belirttiği bir olay. (Sayın Adnan Oktar’ın Al Quds röportajından, Kasım 2008)</text:span></text:p>
      <text:h text:style-name="P160" text:outline-level="1">İYİLİĞİN VE GÜZEL</text:h>
      <text:h text:style-name="P156" text:outline-level="1">SÖZÜN ETKİSİ</text:h>
      <text:p text:style-name="P128"/>
      <text:p text:style-name="P128"/>
      <text:p text:style-name="P132"><text:span text:style-name="T8">İ</text:span><text:span text:style-name="T2">nsanlar, hep huzurlu, güven içinde yaşadıkları, dostluk ve neşenin olduğu ortamlar isterler. Ancak, bunu isterken böyle ortamların oluşması için bir çaba göstermez, hatta bizzat kendileri huzur ve rahat kaçırırlar. Huzuru, dostluğu ve güvenliği sağlamayı ise herkes karşı taraftan bekler. Bu aile içi ilişkilerden, bir şirket çalışanlarına, toplumsal huzurdan ülkeler arası ilişkilere kadar böyledir. Oysa, güzellikler, dostluklar, huzur ve güven fedakarlık ister. Eğer herkes kendi isteğinin olmasını isterse, herkes konuşmada ve kararlarda kendisinin üstün gelmesi için çaba harcarsa, herkes kendi rahatını düşünür, fedakarlıkta bulunmazsa, elbetteki insanlar arasında çatışmalar ve huzursuzluklar olacaktır. Ancak Allah'tan korkan müminler farklı davranırlar. Onlar, hem fedakar, hem affedici, hem de sabırlıdırlar. Kendilerine haksızlık yapıldığında dahi, haklarından feragat ederek, toplumun huzur ve güvenliğini, insanların neşesini kendi nefislerinden üstün tutar, en güzel tavrı gösterirler. Bu, Allah'ın müminlere emrettiği üstün bir ahlak özelliğidir:</text:span></text:p>
      <text:p text:style-name="P22"/>
      <text:p text:style-name="P23">İyilikle kötülük eşit olmaz. Sen, en güzel olan bir tarzda (kötülüğü) uzaklaştır; o zaman, (görürsün ki) seninle onun arasında düşmanlık bulunan kimse, sanki sıcak bir dost(un) oluvermiştir."Buna da, sabredenlerden başkası kavuşturulamaz. Ve buna, büyük bir pay sahibi olanlardan başkası da kavuşturulamaz. (Fussilet Suresi, 34-35)</text:p>
      <text:p text:style-name="P57"/>
      <text:p text:style-name="P57">Rabbinin yoluna hikmetle ve güzel öğütle çağır ve onlarla en güzel bir biçimde mücadele et. Şüphesiz senin Rabbin yolundan sapanı bilendir ve hidayete ereni de bilendir. (Nahl Suresi, 125)</text:p>
      <text:p text:style-name="P7"/>
      <text:p text:style-name="P3">Ayette bildirildiği gibi, Allah böyle üstün bir tavra karşılık, müminlerin düşmanlarını "sıcak bir dost"a çevirir. Bu Allah'ın sırlarından biridir. Sonuçta tüm insanların kalbi Allah'ın elindedir. Yüce Allah, kimi isterse onun kalbini ve düşüncesini değiştirebilir. Allah güzel ve yumuşak sözün etkisini başka ayetlerde de haber vermektedir. Allah, Hz. Musa (as) ve Hz. Harun (as)'a Firavun'a gitmelerini ve ona yumuşak söz söylemelerini emreder. Firavun, son derece azgın, acımasız ve zalimdir. Allah buna rağmen, elçilerine ona yumuşak söz söylemelerini emretmiştir. Allah bunun nedenini de ayetlerinde açıklamıştır:</text:p>
      <text:p text:style-name="P109"/>
      <text:p text:style-name="P132"><text:span text:style-name="T3">"</text:span><text:span text:style-name="T17">İkiniz Firavun'a gidin, çünkü o, azmış bulunuyor. Ona yumuşak söz söyleyin, umulur ki öğüt alıp-düşünür veya içi titrer-korkar." (Taha Suresi, 43-44)</text:span></text:p>
      <text:p text:style-name="P118"><text:soft-page-break/></text:p>
      <text:p text:style-name="P110">Bu ayetler müminlerin inanmayanlara, düşmanlarına ve azgın insanlara karşı nasıl bir tutum içinde olmaları gerektiğini bildirmektedir. Bunlar elbette ki sabır, güç, alçakgönüllülük ve akıl gerektiren davranışlardır. Allah, müminlerin, emirlerine uyarak güzel ahlak göstermelerinin karşılığında davranışlarını etkili kılacağını ve düşmanlarını dosta çevireceğini bir sır olarak bildirmiştir.</text:p>
      <text:p text:style-name="P110"/>
      <text:p text:style-name="P110"/>
      <text:p text:style-name="P68">ALLAH'IN İNSANLARA</text:p>
      <text:p text:style-name="P135">GENİŞLİK VERMESİNİN SIRRI</text:p>
      <text:p text:style-name="P128"/>
      <text:p text:style-name="P128"/>
      <text:p text:style-name="P77">İnsanların en büyük yanılgılarından biri herşeyi sebeplere bağlı olarak düşünmeleridir. Örneğin daha önceki konularda da bahsedildiği gibi, mallarını Allah yolunda harcadıklarında paralarının kalmayacağını zannederler. Oysa Allah'ın yaratışında onların bilmedikleri bir sır vardır ve Allah, infak edenler üzerinde dünyada ve ahirette nimetlerini artıracağını bildirir. Allah, bunları elbette ki sebeplere bağlı gibi gösterir. Örneğin infak ettiği için, bereketi artan bir insanın işlerinin rast gitmesini sağlar, işlerini kolaylaştırır ve kazancını artırır. Ya da bir insan, önceki konuda da söz edildiği gibi, azgın bir insanı yumuşak sözle ikna edemeyeceğini zannedip, ona karşı tek çarenin zor kullanmak olduğunu düşünebilir. Oysa, Allah'ın emrine uyan bir insan için, Allah'ın Kuran'da bildirdiği sırlar tek çözümdür. </text:p>
      <text:p text:style-name="P41">Kuran'da bunlara benzer olarak verilen sırlardan biri de, Allah'ın bir başka emridir:</text:p>
      <text:p text:style-name="P118"/>
      <text:p text:style-name="P118">Ey iman edenler, size meclislerde "yer açın" dendiği zaman, yer açın; Allah size genişlik versin. Size: "Kalkın" denildiği zaman da kalkın. Allah, sizden iman edenleri ve kendilerine ilim verilenleri derecelerle yükseltsin. Allah, yaptıklarınızdan haberdardır." (Mücadele Suresi, 11)</text:p>
      <text:p text:style-name="P118"/>
      <text:p text:style-name="P120">Allah, bir toplantıda, yeni gelenler için veya kalabalığın azaltılması için yer açılması gerektiğinde, müminlerin bu çağrıya hemen uymalarını emreder. Bu, hem ince düşünce, hem fedakarlık, hem de itaat göstergesidir. Allah, bu davranışın bir karşılığı olarak, müminlere genişlik vereceğini ve onları derecelerle yükselteceğini bildirir. Allah her insanın niyetini ve kalbini elinde tutar. Allah bir davranıştan hoşnut olduğunda, o insana dilediği her şekilde nimet ve güzellik verebilir. Bu nedenle, müminler herşeyin sonucunu ve karşılığını Allah'tan beklerler. Bir toplantıda yer açtıklarında, insanlardan teşekkür veya minnettarlık değil, Allah'ın hoşnutluğunu ve O'nun kalplerine vereceği huzur ve genişliği ve derecelerindeki artışı umarlar.</text:p>
      <text:p text:style-name="P120"/>
      <text:p text:style-name="P120"/>
      <text:p text:style-name="P68">ALLAH, DİNİNE YARDIM EDENE</text:p>
      <text:p text:style-name="P29">MUTLAKA YARDIM EDER</text:p>
      <text:p text:style-name="P6"/>
      <text:p text:style-name="P6"/>
      <text:p text:style-name="P132"><text:span text:style-name="T8">M</text:span><text:span text:style-name="T2">üminlerin Kuran'da müjdelendikleri sırlardan birini Allah şöyle bildirir:</text:span></text:p>
      <text:p text:style-name="P118"/>
      <text:p text:style-name="P118">"Ey iman edenler, eğer siz Allah'a (Allah adına İslam’a ve müslümanlara) yardım ederseniz, O da size yardım eder ve sizin ayaklarınızı sağlamlaştırır." (Muhammed Suresi, 7)</text:p>
      <text:p text:style-name="P118"/>
      <text:p text:style-name="P120">İman edenler, hayatları boyunca Kuran ahlakını insanlar arasında yaygınlaştırmak, insanların Allah'a iman etmelerine vesile olmak için ciddi bir çaba içinde olurlar. Onların bu çabalarına karşılık, inkar edenlerden bir grup ise, tarih boyunca hep iman edenlerin karşısında yer almış, onları baskı ve şiddetle engellemeye çalışmışlardır. Allah, Kuran'da, inkar edenlere karşı hep müminlerle birlikte olduğunu, onların işlerini kolaylaştıracağını, müminlere yardımcı ve destek olacağını bildirir. Allah yolunda samimi bir çaba içinde olan müminler bunları kendi hayatlarının her anında yaşarlar. Allah, her işlerini kolaylıkla sonuçlandırır, her işlerinde başarı ve güzellik verir. En zor veya karmaşık gibi görünen olaylarda dahi, müminlere bir kolaylık sağlar. Hatta zayıf imanlıların "eyvah" dedikleri, ümitsizliğe düştükleri, hiçbir kurtuluş yolunun kalmadığını sandıkları durumlarda dahi Allah, müminlere Katından yardım göndermiş ve müminleri başarılı kılmıştır. </text:p>
      <text:p text:style-name="P78"><text:span text:style-name="T1">Allah'ın yardımının ve desteğinin kendileriyle olduğuna iman eden müminler hiçbir zaman ümitsizliğe kapılmaz, Allah'ın olayı nasıl sonuçlandıracağını heyecanla beklerler. Hz. Musa (as) ve kavmi buna bir örnektir. Hz. Musa (as), İsrailoğulları'nı Firavun'un zulmünden korumak için Mısır'dan çıkarır. Firavun ise ordusuyla birlikte Hz. Musa (as)'ın ve kavminin peşine takılmıştır. Hz. Musa (as) ve İsrailoğulları deniz kıyısına ulaştıklarında, içlerinden bazı zayıf imanlılar, Firavun tarafından sıkıştırıldıklarını düşünerek, panik olmuşlar ve ümitsizliğe kapılmışlardır. Oysa, Hz. Musa (as) ayette haber verildiği üzere </text:span><text:span text:style-name="T16">"... Şüphesiz Rabbim, benimle beraberdir; bana yol gösterecektir." </text:span><text:span text:style-name="T15">(Şuara Suresi, 62) diyerek, Allah'ın müminlerle beraber olduğuna dair inancını göstermiştir. Gerçekten de Allah, denizi ikiye yararak, Hz. Musa (as)'ın ve kavminin karşı kıyıya geçmesini sağlamış, hemen artlarından denizi kapatarak Firavun'u ve ordusunu suda boğmuştur. </text:span></text:p>
      <text:p text:style-name="P38">Allah'ın müminlerle beraber olduğuna iman eden, Allah'a dost ve yakın bir mümin, hayatının her anında bu sırrın tecellilerini görecektir. Elbette ki, denizin yarılması gibi mucizeler Allah'ın bazı elçilerine gösterdiği olaylardır. Ancak her mümin, samimi olarak düşünüp, yaşadığı her olayda Allah'ın yaratışını ve Kuran ayetlerini düşünürse, neredeyse mucize denecek kadar, büyük küçük yaşadığı her <text:soft-page-break/>olayda Allah'ın desteğinin ve yardımının belirtilerini görecektir. </text:p>
      <text:p text:style-name="P71">Allah, müminlere sezilmez yollarla </text:p>
      <text:p text:style-name="P133">da yardım eder</text:p>
      <text:p text:style-name="P120">Allah, birçok ayetinde müminlere desteğinin ne şekillerde olabileceğini bildirmiştir. Örneğin bir ayette Allah müminleri, düşmanlarının gözünde iki misli gösterdiğini şöyle bildirir: </text:p>
      <text:p text:style-name="P118"/>
      <text:p text:style-name="P118">Karşı karşıya gelen iki toplulukta, sizin için andolsun bir ayet (ibret) vardır. Bir topluluk, Allah yolunda çarpışıyordu, diğeri ise kafirdi ki göz görmesiyle karşılarındakini kendilerinin iki katı görüyorlardı. İşte Allah, dilediğini yardımıyla destekler. Şüphesiz bunda, basiret sahipleri için gerçekten bir ibret vardır. (Al-i İmran Suresi, 13)</text:p>
      <text:p text:style-name="P118"/>
      <text:p text:style-name="P133">Allah müminlere kurulan tuzakları bozarak</text:p>
      <text:p text:style-name="P133">müminlere yardım eder</text:p>
      <text:p text:style-name="P120">Daha önce de belirtildiği gibi, inkar edenler müminleri Allah'ın yolundan engellemek için onlara türlü zorluklar çıkarırlar ve onların aleyhinde tuzaklar kurarlar. Ancak Allah, Kuran'da müminlere kurulan tüm tuzakların bozulacağını, tuzakların kurucularının başına geçeceğini ve müminlere hiçbir zarar veremeyeceklerini bildirir. Bu ayetlerden bazıları şöyledir:</text:p>
      <text:p text:style-name="P118"/>
      <text:p text:style-name="P118">(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118"/>
      <text:p text:style-name="P118">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18"/>
      <text:p text:style-name="P120">Kurulan tuzakların zaman içinde mutlaka müminlerin lehine, tuzağı kuranların ise aleyhine döndüğünü gösteren örneklerden birisi Hz. Yusuf (as)'a kurulan tuzakla ilgilidir. Yusuf Suresi'nde bildirildiği gibi, babalarının sevgisini kıskanan kardeşleri Hz. Yusuf (as)'a tuzak kurup, onu bir kuyuya atarak şehit olmaya terk etmişledir. Hz. Yusuf (as)'a genç yaşlarında ise, yanında kaldığı Vezirin karısı tarafından bir başka tuzak kurulmuştur. Ancak Allah'ın vaadi gereği kurulan bu tuzakların hiçbiri Hz. Yusuf (as)'a bir zarar verememiştir. Hz. Yusuf (as)'a kurulan tuzaklar ve kuyuya atılması ile gelişen olayların sonucunda Hz. Yusuf (as), Mısır hazinelerinin başına <text:soft-page-break/>getirilmiştir. Hz. Yusuf (as), ayette bildirildiği üzere, tüm bu olaylar neticesinde hileli düzenlerin başarıya ulaşmayacağını söylemiştir:</text:p>
      <text:h text:style-name="P150" text:outline-level="1"/>
      <text:h text:style-name="P149" text:outline-level="1">(Yusuf aracıya şunu söyledi:) "Bu, (itiraf Vezirin) yokluğunda gerçekten kendisine ihanet etmediğimi ve gerçekten Allah'ın ihanet edenlerin hileli-düzenlerini başarıya ulaştırmadığını kendisinin de bilip öğrenmesi içindi." (Yusuf Suresi, 52)</text:h>
      <text:p text:style-name="P142"/>
      <text:h text:style-name="P160" text:outline-level="1">ÇEKİŞMEK GÜÇ KAYBINA</text:h>
      <text:h text:style-name="P156" text:outline-level="1">NEDEN OLUR</text:h>
      <text:p text:style-name="P128"/>
      <text:p text:style-name="P128"/>
      <text:p text:style-name="P53"><text:span text:style-name="T20">M</text:span><text:span text:style-name="T15">üminlere Kuran'da bildirilen en önemli sırlardan birinde, aralarında çekişmemeleri gerektiği, aksi takdirde güçlerinin azalacağı, birliklerinin bozulacağı ve yılgınlaşacakları haber verilir. Bu ayet şöyledir: </text:span></text:p>
      <text:p text:style-name="P47"/>
      <text:p text:style-name="P47">Allah'a ve Resûlü'ne itaat edin ve çekişip birbirinize düşmeyin, çözülüp yılgınlaşırsınız, gücünüz gider. Sabredin. Şüphesiz Allah, sabredenlerle beraberdir. (Enfal Suresi, 46)</text:p>
      <text:p text:style-name="P109"/>
      <text:p text:style-name="P120">Kuran'a uygun olan, alçakgönüllü, hiçbir konuda hırsı olmayan, ara düzelten, çözümcü ve kolaylık getiren bir ahlaktır. Bunun aksi olduğunda, insanlar arasında çekişmeler, ihtilaflar olacaktır. Her insan elbette ki farklı düşüncelere sahip olabilir. Örneğin bir konunun çözümü için 20 insan 20 farklı fikir önerebilir. Bunların her biri kendi içinde haklı, doğru veya tutarlı olabilir. Ancak, herkes kendi isteğinin olması için ısrar ettiğinde kargaşa ve ihtilaf çıkacağı açıktır. Bu durumda bu 20 kişi birlik olacağı yerde, kendi fikrini kabul ettirmek için, kardeşleriyle çekişmeye girişecek ve asıl yapılması gereken güzel faaliyetler aksayacaktır. Dolayısıyla bu 20 kişinin tüm gücü gidecek, aralarındaki birlik ve kardeşlik bozulacaktır. </text:p>
      <text:p text:style-name="P120">Oysa müminler değil birbirleriyle çekişmek, birbirlerine karşı son derece fedakar olmalı, birbirlerini çok sevmeli, çok güçlü bir dayanışma ve yardımlaşma içinde olmalıdırlar. Özellikle zorluk zamanlarında, her zamankinden çok Allah'ı zikretmeli, birbirlerine karşı her zamankinden daha çok anlayışlı ve kolaylaştırıcı olmalıdırlar. Çekişmek nasıl güç alırsa, birlik ve beraberlik de aksine müminlere güç verir. Allah, bir başka ayetinde müminler dost ve yardımcı olmazlarsa, dünyanın fitne ve bozgunculuk içinde olacağını ayrı bir sır olarak vermiştir:</text:p>
      <text:p text:style-name="P118"/>
      <text:p text:style-name="P118">İnkar edenler birbirlerinin velileridir. Eğer siz bunu yapmazsanız (birbirinize yardım etmez ve dost olmazsanız) yeryüzünde bir fitne ve büyük bir bozgunculuk (fesat) olur. (Enfal Suresi, 73)</text:p>
      <text:p text:style-name="P62"/>
      <text:p text:style-name="P61">Bunların her biri Allah'ın bir sır olarak bildirdiği ve Müslümanlara yüklediği sorumluluklardır. Hiçbir Müslüman, bir diğer kardeşiyle arasındaki çekişme için "bundan ne olur?" dememelidir. Çünkü Allah'ın bildirdiğine göre bu, Müslümanların güçten düşmesi demektir ve bunun Müslüman üzerinde sorumluluğu olur. Müslümanlar birbirlerinin yanlışlarını, hatalarını, kusurlarını araştırmamalı, birbirlerine örtü görevi görerek, şefkat ve merhametle birbirlerini <text:soft-page-break/>tamamlamalıdırlar. Bunun neticesinde tüm güçlerini Allah'ın dinini, Kuran ahlakını insanların arasında yaygınlaştıracak, insanlara Allah'ın varlığının delillerini anlatacak ilmi çalışmalara verebilir ve tüm insanlığa büyük hizmette bulunabilirler. Ancak unutmamak gerekir ki, herkes hizmeti, asıl olarak kendi ahiretini kazanmak, Allah'ın azabından korunmak için yapar. </text:p>
      <text:p text:style-name="P46"/>
      <text:h text:style-name="P159" text:outline-level="1"/>
      <text:h text:style-name="P149" text:outline-level="1">MÜSLÜMANLARIN KURTULUŞU </text:h>
      <text:h text:style-name="P149" text:outline-level="1">BİRLİK OLMAKTADIR</text:h>
      <text:p text:style-name="P23"/>
      <text:p text:style-name="P30"><text:span text:style-name="T16">ADNAN OKTAR: </text:span><text:span text:style-name="T19">Fakat Müslüman kardeşlerimizin, Peygamber Efendimiz (sav)'in ahir zamanı tarifini önemsememelerinden bu olaylar biraz da kaynaklanıyor gibi geliyor bana. Çünkü hem Kuran’da Allah ahir zamanı tarif etmiştir, Müslümanların nasıl davranması gerektiğini söylemiştir. Hem de hadislerinde Peygamber Efendimiz (sav) ahir zamanı çok detaylı anlatmıştır. </text:span><text:span text:style-name="T18">Bir kere Müslümanların birlik olması gerekiyor, yani tek çatı altında toplanmaları gerekiyor. Türk İslam Birliğinin oluşması gerekiyor. Ayrı gayrı, bölük pörçük Müslümanların kurda kuşa yem olması zaten Allah’ın dilemesiyle kaçınılmaz olur o. Çünkü Allah’ın emrine karşı bir hareket bu. Allah Müslümanların bir arada olmasını istiyor. Kalben, manen, ruhen sevgi birliği içerisinde olmasını söylüyor.</text:span><text:span text:style-name="T19"> Ahir zamanda bu tip olayların olacağını Peygamberimiz (sav) belirtmiş. Fitneler olacağını, katliamlar, kargaşalar olacağını; devrimiz Mehdiyet devridir, Hz. İsa (as)’ın nüzulü devridir. Hz. İsa (as)’ın nüzulüne ehemmiyet vermeyenler, Hz. Mehdi (as)'ın zuhuruna ehemmiyet vermeyenler, kendi kafasına göre olayları değerlendirmeye kalkanlar, mecburen açmaza girmek durumunda kalıyorlar. Mecburen zorluklar içerisinde kalıyorlar. Buna karşı çözüm, ahir zamanın bütün detaylarını Müslümanların öğrenmesidir. Peygamber Efendimiz (sav) bunları boş yere anlatmamış. Ahir zamanda olacak olayları boş yere anlatmamış. Yani, Peygambere ehemmiyet vermeyen dine de ehemmiyet vermemiş olur. O yüzden, ahir zamanı iyi gözlemlersek, iyi bakarsak, çözümlerini de Peygamber (sav) burada çok iyi anlatmış. O çözümlere göre hareket edersek, çok güzel neticeler alırız. (Sayın Adnan Oktar’ın Hilal TV röportajından, 27 Aralık 2008)</text:span></text:p>
      <text:p text:style-name="P5"/>
      <text:p text:style-name="P111"/>
      <text:p text:style-name="P81">TÜM MÜSLÜMANLAR KARDEŞTİR</text:p>
      <text:p text:style-name="P45"/>
      <text:p text:style-name="P44"><text:span text:style-name="T24">Adnan Oktar:</text:span><text:span text:style-name="T15"> </text:span><text:span text:style-name="T19">Ben Ehli Sünnet mezhebine mensubum, Hanefi’yim. Fakat Şii kardeşlerimi, çok takva, çok mükemmel buluyorum. Çok iyi insanlar olarak buluyorum. Halis Müslümanlar olarak buluyorum. Aynı şekilde Vahabi olan kardeşlerim de son derece takva, son derece dindar. Din ahlakını çok güzel yaşayan insanlar olarak görüyorum. </text:span><text:span text:style-name="T18">Sanki biz bir okulun talabeleri gibiyiz. Ama aynı okulun talebesiyiz. Yani </text:span><text:soft-page-break/><text:span text:style-name="T18">aynı amaca hizmet ediyoruz. Çünkü Allah’ımız bir, kitabımız bir, kıblemiz bir. Aynı peygambere inanıyoruz, aynı peygamberlere inanıyoruz. Her şeyimiz aynı. Sadece bir takvada yarışma var.</text:span><text:span text:style-name="T19"> Takvada yarışıyoruz. </text:span></text:p>
      <text:p text:style-name="P136"/>
      <text:p text:style-name="P132"><text:span text:style-name="T25">Muhabİr:</text:span><text:span text:style-name="T2"> </text:span><text:span text:style-name="T4">Müslümanlar katliamlara maruz kalıyorlar. Daha önce Bosna Hersek’te. Şimdi Irak’ta, Afganistan’da, Filistin’de ne yapmak gerekir bu konuda sizce?</text:span></text:p>
      <text:p text:style-name="P137"/>
      <text:p text:style-name="P132"><text:span text:style-name="T25">Adnan Oktar: </text:span><text:span text:style-name="T4">Müslümanların birlik olmaması, birlikte hareket etmemesi haramdır. Haram bir hükümdür. </text:span><text:span text:style-name="T5">Yani Müslümanların birlikte hareket etmesi topluca kardeş olmaları, hepsinin tamamının kardeş olması ve bir lider etrafında toplanmaları da Kuran’a göre farzdır. </text:span><text:span text:style-name="T4">Müslümanlar bunu yapmıyorlar. Müslümanlar bu farzı yerine getirecekler. Ben bunun için söylüyorum yani Türklerin önderliğinde, Türk milletinin önderliğinde, </text:span><text:span text:style-name="T5">bir Türk İslam Birliği oluşsun. </text:span><text:span text:style-name="T4">Her devlet ayrı milli devlet olarak kalsınlar. Her devlet kendi içerisinde hür davransın fakat başlarında bir manevi lider bulunsun. Çünkü Hıristiyanların Papası var, liderleri var. Müslümanların da bir manevi lideri olması şart. Bu manevi birliğin başında birisi olursa. </text:span><text:span text:style-name="T5">Bu kargaşa bu fitne rahatça son bulur. O zaman dünyanın bir yerinde Müslümanların parmağının ucuna bir zarar gelse bütün Müslümanlar toplu haraket edeceği için, bu olay hemen durdurulur,</text:span><text:span text:style-name="T4"> ama böyle paramparça olursa. Böl, parçala, yut politikasına uygun hareket ederlerse tabi ki küçük parçaları yutmak kolaydır. Ama bütün blok bir Müslüman alemini yutmak imkansızdır. Müslümanların bu farzı bir an önce yerine getirmeleri gerekiyor. (Sayın Adnan Oktar’ın Al Baghdadia röportajından, 29 Haziran 2008)</text:span></text:p>
      <text:h text:style-name="P160" text:outline-level="1">KALPLER SADECE ALLAH'IN</text:h>
      <text:h text:style-name="P156" text:outline-level="1">ZİKRİYLE HUZUR BULUR</text:h>
      <text:p text:style-name="P128"/>
      <text:p text:style-name="P128"/>
      <text:p text:style-name="P132"><text:span text:style-name="T8">D</text:span><text:span text:style-name="T2">ünya üzerinde yaşayan tüm insanlar gerçek mutluluğu yakalamanın yollarını ararlar. Her birinin mutlu olmak için bir hedefi vardır. Kimi zengin olduğunda, kimi iyi bir işe girdiğinde, kimi sevdiği insanla evlenebildiğinde, kimi istediği estetik ameliyatını yaptırabildiğinde, kimi üniversiteyi kazandığında mutlu olacağını düşünür. Amacına ulaştığında ise aradığı mutluluğu ya bulamaz ya da çok kısa süreli ve kendisini tatmin etmeyen bir mutluluk olduğunu görür. Bu sefer başka bir hedefe sarılır. Onu elde ettiğinde mutlu olabileceğini düşünür. Oysa bugüne kadar bu yollarla gerçek anlamda mutluluğu yakalayabilen bir insan olmamıştır. En mutlu olduğunu düşünen insanın bile, içini sıkan, düşünmekten kaçındığı, ona huzursuzluk veren sayısız konusu vardır. </text:span></text:p>
      <text:p text:style-name="P120">Gerçek mutluluk, huzur, iç neşesi ve rahatlık ise, sadece Allah'ın zikriyle mümkündür. Allah bu gerçeği bir ayette şöyle bildirir:</text:p>
      <text:p text:style-name="P118"/>
      <text:p text:style-name="P118">Bunlar, iman edenler ve kalpleri Allah'ın zikriyle mutmain olanlardır. Haberiniz olsun; kalpler yalnızca Allah'ın zikriyle mutmain olur. (Rad Suresi, 28)</text:p>
      <text:p text:style-name="P118"/>
      <text:p text:style-name="P120">Bu, Allah'ın Kuran'da bize bildirdiği çok önemli bir sırdır. Birçok insan bu gerçekten habersiz, yukarıda söz ettiğimiz şekilde yaşar. Dünya nimetleriyle tatmin bulmaya çalışır. Asla ölmeyecekmişçesine, hesap günüyle karşılaşacağını düşünmeden hırsla dünyaya ait değerlere sahip olmak için uğraşır. </text:p>
      <text:p text:style-name="P120">Ancak bu, büyük bir aldanıştır. Bu insanların sahip oldukları hiçbir şey gerçek bir huzur ve mutluluk kazandırmaz. Yalnızca Allah'a gönülden bağlanan, O'nun şefkatinin, merhametinin, kendileri üzerindeki korumasının şuurunda olan müminler mutmain bir yaşam sürebilirler. Gördüğü her olayda, duyduğu her konuşmada Allah'ı zikreden, Allah'ın yaratışının delillerini görerek O'nu anan bir insanın kalbine Allah, bu iç rahatlığını verir. Dolayısıyla insanların iç rahatlığını veya huzur ve mutluluğu başka yerlerde aramaları boşunadır. </text:p>
      <text:p text:style-name="P120"/>
      <text:p text:style-name="P120"/>
      <text:p text:style-name="P118">İNSANLARIN MUTSUZLUĞUNUN GERÇEK KÖKENİ </text:p>
      <text:p text:style-name="P118">İMANİ TEREDDÜTTÜR</text:p>
      <text:p text:style-name="P118"/>
      <text:p text:style-name="P132"><text:span text:style-name="T3">ADNAN OKTAR:</text:span><text:span text:style-name="T5"> </text:span><text:span text:style-name="T4">Bazı şeyler anlatılmaz ama insanların çoğu, birçoğu iman konusunda hep tereddüt içindedirler. Yani 50’ye 50’dir, hep tereddüt içindedir. Darwinizmi anlattığınızda o 50’ler 51-52’ye doğru çıkar. Çünkü bu şeytanın, iblisin </text:span><text:soft-page-break/><text:span text:style-name="T4">büyük bir oyunudur. Çok büyük bir olaydır bu. Bakın, Hz. Adem (a.s.)’den itibaren bütün peygamberler bu fitneye karşı, bu Darwinizm fitnesine karşı.</text:span></text:p>
      <text:p text:style-name="P122">Evet, Oktar hocam ne diyorsun anlattıklarıma?</text:p>
      <text:p text:style-name="P124"/>
      <text:p text:style-name="P132"><text:span text:style-name="T5">OKTAR BABUNA: </text:span><text:span text:style-name="T4">Hocam kesinlikle, maşaAllah sizin vesilenizle oldu bu. Hakikaten bütün kötülüklerin kaynağında bu var.</text:span></text:p>
      <text:p text:style-name="P124"/>
      <text:p text:style-name="P132"><text:span text:style-name="T5">ADNAN OKTAR:</text:span><text:span text:style-name="T4"> Şimdi biz en can alıcı yerden olaya girdik. En sıkıntı veren yerden girdik. İmani konuları anlattıkça insanların imanları pekişmeye başlıyor. İman pekişince insana neşe gelir. İman tereddütünde insanların canı müthiş yanar. İnsanların mutsuzluğunun nedeni ne biliyor musunuz dünyada? Bir tane nedeni var. Ne ekonomik krizdir, ne şu, ne bu. Tek bir tanedir. İman tereddütüdür. Kardeşim bir insan Allah’ın varlığından yüzde100 emin olsa, cennetin varlığından yüzde 100 emin olsa, niçin mutsuz olsun? Bu mümkün mü? Aç bırakılsa, sürünsün yerde yine olmaz öyle bir şey. Adam, öleyim der. Müthiş mutlu olur. İman tereddütünden dolayı insanların canı yanıyor. Mutsuzluğun kökeni budur. Başka hiçbir nedeni yoktur. Mesela Rusya’da komünistler, o zaman ‘’Rustik’’ falan derlerdi, komünistlerin, Rusya’da çekilmiş resimler. Bütün milletin suratı düşmüştü değil mi? Mutsuz insanlar, neşesiz. Mesela Çin’de gidin, insanlıktan çıkmıştır insanlar adeta. Büyük bölümü öyledir. Mutluluk yoktur yüzlerinde. İman olmadığı için öyle işte. İman, hem dinçlik hem neşe, hem sevinç, hem güzellik hem kafa açıklığı ve müthiş bir akıl meydana getirir. Çok akıllı olur imanlı insanlar. (Adnan Oktar’ın 20 Şubat 2010 tarihli Gaziantep Olay TV’deki canlı röportajından)</text:span></text:p>
      <text:p text:style-name="P65"><text:span text:style-name="Başlık_20_1_20_Char"><text:span text:style-name="T29">ŞEYTANIN HİLESİ ZAYIFTIR</text:span></text:span></text:p>
      <text:p text:style-name="P128"/>
      <text:p text:style-name="P128"/>
      <text:p text:style-name="P77">Hz. Adem (as)'dan beri insanın dünya üzerindeki en büyük düşmanı şeytandır. Şeytan, Hz. Adem (as) yaratıldığında, Allah'a itaat etmemiş ve tüm insanları Allah'ın yolundan saptırmaya söz vermiştir. Allah, Kuran'da şeytanın insanları doğru yoldan ayırmak için türlü yollar denediğini, onlara tuzaklar kurduğunu, dünya hayatını süslü ve çekici göstermeye çalıştığını bildirir. Allah'ın şeytan hakkında bildirdiği bir başka bilgi ise, onun hilesinin zayıf olduğu ve insanlar üzerinde hiçbir zorlayıcı etkisinin olmadığıdır:</text:p>
      <text:p text:style-name="P118"/>
      <text:p text:style-name="P118">İman edenler Allah yolunda savaşırlar; inkar edenler ise tağut yolunda savaşırlar öyleyse şeytanın dostlarıyla mücadele edin. Hiç şüphesiz, şeytanın hileli-düzeni pek zayıftır. (Nisa Suresi, 76)</text:p>
      <text:p text:style-name="P118"/>
      <text:p text:style-name="P118">Andolsun, İblis, kendileri hakkında zannını doğrulamış oldu, böylelikle iman eden bir grup dışında, ona uymuş oldular. Oysa onun, kendilerine karşı hiçbir zorlayıcı-gücü yoktu; ancak Biz ahirete iman edeni, ondan kuşku içinde olandan ayırt etmek için (ona bu imkanı verdik). Senin Rabbin, herşeyin üzerinde gözetici-koruyucudur. (Sebe Suresi, 20-21)</text:p>
      <text:p text:style-name="P118"/>
      <text:p text:style-name="P120">Aslında şeytanın hilesinin zayıf olması ve zorlayıcı bir gücünün bulunmaması, Allah'ın insanlar için yarattığı bir kolaylıktır. Çünkü din ahlakını yaşayan bir insanın karşısında dine karşı negatif bir güç olarak şeytan vardır. Onun zayıf ve güçsüz olması ise, müminlerin Kuran ahlakını yaşama konusunda bir güçlük yaşamayacaklarının bir göstergesidir. Ancak, bunun için samimi bir iman gerekir. Kuran'da da salih olanların şeytanın hilelerinden etkilenmeyeceği bildirilmektedir:</text:p>
      <text:p text:style-name="P118"/>
      <text:p text:style-name="P118">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118"/>
      <text:p text:style-name="P120">Allah başka ayetlerde ise, şeytanın iman edenlerin ve tevekkül edenlerin üzerinde hiçbir etkisinin olmayacağını şöyle bildirmiştir:</text:p>
      <text:p text:style-name="P118"/>
      <text:p text:style-name="P118">Gerçek şu ki, iman edenler ve Rablerine tevekkül edenler üzerinde onun (şeytanın) hiçbir zorlayıcı-gücü yoktur. Onun zorlayıcı-gücü ancak onu veli edinenlerle, onunla O'na (Allah'a) ortak koşanlar üzerindedir. (Nahl Suresi, 99-100)</text:p>
      <text:p text:style-name="P118"/>
      <text:p text:style-name="P71">Kuşkulardan ve vesveseden </text:p>
      <text:p text:style-name="P133">kurtulabilmenin sırrı </text:p>
      <text:p text:style-name="P126">İman eden kulların üzerinde şeytanın bir etkisi olmamakla birlikte, kimi zaman şeytan iman edenlere de yaptıkları bir işte, işledikleri bir amelde vesvese vermeye çalışabilir.</text:p>
      <text:p text:style-name="P120">Allah'ın Kuran'da bildirdiği önemli bir sır da insanın kendisine gelen vesveseden nasıl kurtulacağıdır. Bu, Allah'tan korkan ve cenneti umut eden müminler için çok önemli bir konudur. Çünkü vesvese şeytanın insanları Allah'ın yolundan uzaklaştırmak, onları boş ve amaçsız işlerle uğraştırarak vakitlerini almak amacıyla fısıldadığı yanıltıcı sözlerdir. Şeytan bu yolla insanlara, hüzün, korku sıkıntı vermeye, aralarını açmaya, Allah, Kuran ya da din hakkında kuşkuya düşürmeye çalışır. Hak olmayan konularda insanları uzun ve olmadık kuruntulara düşürür. Kuran'da şeytanın vesvese verme özelliğini anlatan ayetlerden bazıları şöyledir:</text:p>
      <text:p text:style-name="P118"/>
      <text:p text:style-name="P118">"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text:p>
      <text:p text:style-name="P125">(Şeytan) Onlara vaadler ediyor, onları en olmadık kuruntulara düşürüyor. Oysa şeytan, onlara bir aldanıştan başka bir şey va'detmez. (Nisa Suresi, 119-120)</text:p>
      <text:p text:style-name="P118"/>
      <text:p text:style-name="P118">Ki o, insanların göğüslerine vesvese verir. (içlerine kuşku, kuruntu fısıldar) (Nas Suresi, 5)</text:p>
      <text:p text:style-name="P118"/>
      <text:p text:style-name="P120">Şeytanın müminlere fısıldadığı kuruntular ne olursa olsun, Allah'ın gösterdiği yola uyduklarında, şeytan onları oyalayamayacaktır. Allah, şeytana karşı müminlere şunu hatırlatır:</text:p>
      <text:p text:style-name="P125"/>
      <text:p text:style-name="P125">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h text:style-name="P154" text:outline-level="1"/>
      <text:h text:style-name="P149" text:outline-level="1">Ayette görüldüğü gibi, müminler şeytandan gelen vesveselere karşı çok dikkatlidir. Uzun uzun oturup ondan gelen vesveseleri düşünerek vakit kaybetmez, söz konusu vesveselerle Allah'ın razı olmayacağı, bir mümine yakışmayacak sıkıntılı, hüzünlü korkulu bir ruh haline girmezler. Bir sıkıntı, Kuran'a uygun olamayan bir düşünce hissettiklerinde hemen düşünürler. Bunun Allah'ın hoşnut olmayacağı şeytandan gelen bir vesvese olduğunu anlarlar. Hemen Allah'ı ve Kuran ayetlerini düşünerek şeytanın fısıldamalarından kurtulurlar. </text:h>
      <text:h text:style-name="P160" text:outline-level="1">ÇOĞUNLUĞA UYMAK İNSANI</text:h>
      <text:h text:style-name="P156" text:outline-level="1">DOĞRU YOLDAN SAPTIRIR</text:h>
      <text:p text:style-name="P26"/>
      <text:p text:style-name="P26"/>
      <text:p text:style-name="P14"><text:span text:style-name="T20">Ç</text:span><text:span text:style-name="T15">oğu insanın sahip olduğu ortak yanılgılarından biri, insanların çoğunluğunun uyduğu veya inandığı şeyin doğru olduğudur. Hatta çoğu insan, yaptığı bir tavrın veya inancının nedeni sorulduğunda, insanların çoğunun böyle yaptığını referans olarak gösterir. Oysa Allah Kuran'da çoğunluğa uymanın saptırıcı olduğunu bildirir:</text:span></text:p>
      <text:p text:style-name="P109"/>
      <text:p text:style-name="P118">Yeryüzünde olanların çoğunluğuna uyacak olursan, seni Allah'ın yolundan şaşırtıp-saptırırlar. Onlar ancak zanna uyarlar ve onlar ancak 'zan ve tahminle yalan söylerler. (En'am Suresi, 116)</text:p>
      <text:p text:style-name="P118"/>
      <text:p text:style-name="P120">Allah bir başka ayetinde ise insanların çoğunun iman etmeyeceğini bildirir:</text:p>
      <text:p text:style-name="P118"/>
      <text:p text:style-name="P118">Sen şiddetle arzu etsen bile, insanların çoğu iman edecek değildir. (Yusuf Suresi, 103)</text:p>
      <text:p text:style-name="P118"/>
      <text:p text:style-name="P120">Maide Suresi'nde ise "murdar" olanların çok olacağı bildirilmiş, akıl sahibi insanlara ise bunlardan sakınmaları şöyle emredilmiştir. </text:p>
      <text:p text:style-name="P118"/>
      <text:p text:style-name="P118">De ki: "Murdar ile temiz -murdarın çokluğu hoşuna gitse de- bir olmaz. Ey temiz akıl sahipleri, Allah'tan korkup-sakının. Umulur ki kurtuluşa erersiniz." (Maide Suresi, 100)</text:p>
      <text:p text:style-name="P48"/>
      <text:p text:style-name="P46">Dolayısıyla çoğunluğun ne yaptığı, neye inandığı, neyi savunduğu bir insan için hiçbir zaman güvenilir bir kaynak ve ölçü olamaz. İnsanlar, "sürü psikolojisi" ile çoğunluğun yaptığını yapma eğilimindedirler. Ancak Allah'ın Kuran'da bildirdiği bu sırra uyan müminler, çoğunluğa değil, sadece Allah'ın emirlerine ve dinine uyarlar. Tek başlarına dahi kalsalar, inançlarından ve yollarından asla şüpheye düşmezler.</text:p>
      <text:p text:style-name="P46"/>
      <text:p text:style-name="P21"><text:span text:style-name="Başlık_20_1_20_Char"><text:span text:style-name="T30">NİMETİN VERİLMESİNDEKİ </text:span></text:span></text:p>
      <text:p text:style-name="P55"><text:span text:style-name="Başlık_20_1_20_Char"><text:span text:style-name="T30">VE ALINMASINDAKİ SIRLAR</text:span></text:span></text:p>
      <text:p text:style-name="P113"/>
      <text:p text:style-name="P128"/>
      <text:p text:style-name="P132"><text:span text:style-name="T8">İ</text:span><text:span text:style-name="T2">nsanlara nimetler verilmesinin ya da bu nimetlerin onlardan geri alınmasının bir sebebini Allah Kuran ayetlerinde şöyle bildirir: </text:span></text:p>
      <text:p text:style-name="P22"/>
      <text:p text:style-name="P23">Nedeni şu: Bir kavim (toplum), kendinde olanı değiştirinceye kadar Allah, ona nimet olarak bağışladığını değiştirici değildir. Allah şüphesiz işitendir, bilendir. (Enfal Suresi, 53)</text:p>
      <text:p text:style-name="P57"/>
      <text:p text:style-name="P57">Onun (insanın) önünden ve arkasından izleyenleri vardır, onu Allah'ın emriyle gözetip-korumaktadırlar. Gerçekten Allah, kendi nefis (öz)lerinde olanı değiştirip bozuncaya kadar, bir toplulukta olanı değiştirip-bozmaz. Allah bir topluluğa kötülük istedi mi, artık onu geri çevirmeye hiçbir (biçimde imkan) yoktur; onlar için O'ndan başka bir veli yoktur. (Rad Suresi, 11)</text:p>
      <text:p text:style-name="P4"/>
      <text:p text:style-name="P15">Bu ayetlerde bildirilenler, insanların çoğu zaman habersiz olduğu veya gözardı ettiği çok önemli sırlardır. Allah, insanlara güzel ahlakları karşılığında çeşitli nimetlerini arttırırken, kötü ahlak gösteren insanlara verilen nimetleri ise kısacağını, kişilerin tavırlarındaki ve samimiyetlerindeki değişikliklere göre, üzerlerindeki nimetlerde de değişiklik olacağını bildirmektedir. </text:p>
      <text:h text:style-name="P149" text:outline-level="1"/>
      <text:h text:style-name="P149" text:outline-level="1">Bu sırrı bilen müminler, her karşılaştıkları olayda Allah'ın yarattığı hikmetleri araştırdıkları gibi, bu konuya da dikkat ederler. Asla kendilerini yeterli görmez, daima Kuran ahlakını daha fazlasıyla yaşamaya, eksiklerini, kusurlarını düzeltmeye gayret ederler. Hiçbir zaman durağan, oldukları hali kabul eden, kendilerini yeterli görüp güzel ahlaklarından taviz veren bir anlayış benimsemezler.</text:h>
      <text:h text:style-name="P160" text:outline-level="1">ELÇİYE İTAAT ALLAH'A</text:h>
      <text:h text:style-name="P156" text:outline-level="1">İTAATTİR</text:h>
      <text:p text:style-name="P128"/>
      <text:p text:style-name="P128"/>
      <text:p text:style-name="P78"><text:span text:style-name="T20">M</text:span><text:span text:style-name="T15">üminlere Kuran'da bildirilen en önemli ibadetlerden biri de Allah'ın elçilerine itaattir. Allah, elçilerini, kendilerine itaat edilmeleri için gönderdiğini bildirmiştir ve her dönemde iman edenler elçiye itaat etmekle denenmişlerdir. Elçiler Allah'ın sözünü, emirlerini insanlara ileten, insanları Yüce Rabbimiz Allah'ın ayetleri ve ahiret günü ile uyarıp korkutan, Allah'ın insanlar arasından seçerek diğerlerine göre üstün kıldığı, insanlara takvaları, tavırları ve ahlakları ile en güzel örnek olan, samimi, Allah'ın dostu ve yakını olan mübarek insanlardır. Elçilere itaat Allah'ın ayetinde de bildirdiği gibi gerçekte Allah'a olan itaatin bir göstergesidir. </text:span></text:p>
      <text:p text:style-name="P109"/>
      <text:p text:style-name="P118">Kim Resûl'e itaat ederse, gerçekte Allah'a itaat etmiş olur. Kim de yüz çevirirse, Biz seni onların üzerine koruyucu göndermedik. (Nisa Suresi, 80)</text:p>
      <text:p text:style-name="P118"/>
      <text:p text:style-name="P120">Elçiye itaatsizlik ise, o insanın Allah'a ve dine karşı olduğunu, Müslüman olduğunu söylemesine rağmen inancında samimi olmadığını gösterir. Bu Allah'ın Kuran'da bildirdiği önemli sırlardan biridir. Allah bir ayetinde elçiye itaat edenlerle etmeyenlerin durumlarını şöyle bildirmiştir:</text:p>
      <text:p text:style-name="P118"/>
      <text:p text:style-name="P118">Bunlar, Allah'ın sınırlarıdır. Kim Allah'a ve elçisine itaat ederse, onu altından ırmaklar akan, içinde ebedi kalacakları cennetlere sokar. İşte büyük kurtuluş ve mutluluk budur. Kim Allah'a ve elçisine isyan eder ve onun sınırlarını aşarsa, onu da içinde ebedi kalacağı ateşe sokar. Onun için alçaltıcı bir azab vardır. (Nisa Suresi, 13-14)</text:p>
      <text:p text:style-name="P118"/>
      <text:p text:style-name="P120">Allah Kuran'da elçiye olan itaat ile ilgili birçok detay bildirmiştir ve bu detaylar ile gerçek itaat ve teslimiyet ruhunun nasıl olması gerektiğini, hangi itaatin Allah Katında kabul göreceğini insanlara göstermiştir. Bu ayetlerden de görüleceği gibi, bir insanın din ahlakının tüm gereklerini yerine getiriyor, din için çok fazla hizmet ediyor gibi görünmesi yeterli değildir. Eğer bu insan, elçiye itaat konusunda Allah'ın bildirdiği ahlak ve tutuma uymuyor, elçiye itaatte Kuran'a göre kusur işliyorsa, Allah onun bütün yaptıklarını geçersiz kılabilir. </text:p>
      <text:p text:style-name="P120"/>
      <text:p text:style-name="P133">Elçiye tam bir teslimiyetle teslim olmadıkça</text:p>
      <text:p text:style-name="P133">iman etmiş olmazlar</text:p>
      <text:p text:style-name="P120">Allah, Nisa Suresi'nde insanlara çok önemli bir sırrı bildirir. Bu ayet şöyledir:</text:p>
      <text:p text:style-name="P118"><text:soft-page-break/>Hayır öyle değil; Rabbine andolsun, aralarında çekiştikleri şeylerde seni hakem kılıp sonra senin verdiğin hükme, içlerinde hiçbir sıkıntı duymaksızın, tam bir teslimiyetle teslim olmadıkça, iman etmiş olmazlar. (Nisa Suresi, 65)</text:p>
      <text:p text:style-name="P118"/>
      <text:p text:style-name="P120">Bu ayet, bize peygambere olan itaatin nasıl olması gerektiği konusunda önemli bir sır vermektedir. İnsanların birçoğu itaat kavramını tanır ve bilir. Ancak, elçiye itaat, insanın bildiği tüm itaat şekillerinden farklıdır. Allah'ın bu ayetinde de bildirdiği gibi, bir mümin elçiye, gönülden, içinde hiçbir kuşku veya tereddüt olmadan itaat etmelidir. Eğer bir insan elçinin söylediklerine karşı içinde bir kuşku duyuyorsa, kendi aklını daha çok beğenip, kendi fikrinin daha doğru ve iyi olduğunu zannediyorsa, bu o insanın Allah'ın ayetinde bildirdiği gibi iman etmediğini gösterir. </text:p>
      <text:p text:style-name="P120">Gerçek imanda ve teslimiyette, müminler elçinin her söylediğinin kendileri için en hayırlısı ve en güzeli olduğunu bilirler. Söylenenler çıkarları ile çatışsa dahi bunları büyük bir şevk ve istekle kabul ederek uygularlar. Bu ahlak, gerçek imanın bir göstergesidir ve Allah, bu şekilde teslimiyetle itaat edenlerin kurtuluşa ereceklerini müjdeler. Allah'ın bu müjdeyi verdiği ayetlerden bazıları şöyledir:</text:p>
      <text:p text:style-name="P118"/>
      <text:p text:style-name="P118">Kim Allah'a ve Resul'e itaat ederse, işte onlar Allah'ın kendilerine nimet verdiği peygamberler, doğrular (ve doğrulayanlar), şehidler ve salihlerle beraberdir. Ne iyi arkadaştır onlar? (Nisa Suresi, 69)</text:p>
      <text:p text:style-name="P22"/>
      <text:p text:style-name="P23">Kim Allah'a ve Resûlü'ne itaat ederse ve Allah'tan korkup O'ndan sakınırsa, işte 'kurtuluşa ve mutluluğa' erenler bunlardır. (Nur Suresi, 52)</text:p>
      <text:p text:style-name="P4"/>
      <text:p text:style-name="P4">De ki: "Allah'a itaat edin, Resûl'e itaat edin. Eğer yine yüz çevirirseniz, artık onun (peygamberin) sorumluluğu kendisine yüklenen, sizin sorumluluğunuz da size yüklenendir. Eğer ona itaat ederseniz, hidayet bulmuş olursunuz. Elçiye düşen, apaçık bir tebliğden başkası değildir." (Nur Suresi, 54)</text:p>
      <text:p text:style-name="P114"/>
      <text:p text:style-name="P120">Allah'ın yukarıdaki ayette de bildirdiği gibi, elçiye itaat edenler hidayet bulacaklardır. Tarih boyunca tüm insanlar Allah'ın elçilerine uyup uymamaları ile denenmişlerdir. Allah elçilerini hep insanların arasından seçmiştir. Bazı sığ görüşlü ve akılsız kimseler ise kendi aralarından çıkan veya malca diğerlerine göre fazla zengin olmayan bir insana itaat etmeyi kavrayamamışlardır. Oysa, Allah elçilerini seçmiş, Kendi Katından her yönüyle güçlendirmiş, onlara ilim ve kuvvet vermiştir. Bu insanların kavrayamadıkları mühim gerçekse, seçimin Allah'a ait olduğudur. Samimi bir mümin, Allah'ın seçtiği insana gönülden itaat eder, ona gönülden bağlanır ve saygı duyar. Elçinin sözüne her uyduğunda ise, aslında Allah'a uyarak itaat ettiğini bilir. Allah'a ve dine teslim olanlar, Allah'ın elçisine de tam bir teslimiyetle teslim olurlar. Allah Kendisi'ne teslim olanlar içinse ayette şöyle bildirir:</text:p>
      <text:p text:style-name="P118"><text:soft-page-break/>Hayır, kim (güzel davranış ve) iyilikte bulunarak kendisini Allah'a teslim ederse, artık onun Rabbi Katında ecri vardır. Onlar için korku yoktur ve onlar mahzun olmayacaklardır. (Bakara Suresi, 112)</text:p>
      <text:h text:style-name="P166" text:outline-level="2"/>
      <text:h text:style-name="P167" text:outline-level="2">Sesini peygamberin sesinin üzerinde</text:h>
      <text:h text:style-name="P167" text:outline-level="2">yükseltenlerin amelleri boşa gider</text:h>
      <text:p text:style-name="P120">Allah Kuran'da şöyle buyurur:</text:p>
      <text:p text:style-name="P129"/>
      <text:p text:style-name="P118">Ey iman edenler, seslerinizi peygamberin sesi üstünde yükseltmeyin ve birbirinize bağırdığınız gibi, ona sözle bağırıp-söylemeyin; yoksa siz şuurunda değilken, amelleriniz boşa gider. Şüphesiz, Allah'ın Resûlü'nün yanında seslerini alçak tutanlar; işte onlar, Allah kalplerini takva için imtihan etmiştir. Onlar için bir mağfiret ve büyük bir ecir vardır. (Hucurat Suresi, 2-3)</text:p>
      <text:p text:style-name="P118"/>
      <text:p text:style-name="P120">Allah'ın elçisi, her zaman müminleri hak yola, en doğru ve en güzel olana çağırır. Elçilerin bu çağrıları elbette ki, çevrelerindeki insanların nefisleri ile zaman zaman çatışır, ancak mümin olanlar ve elçiye itaat edenler, en zor koşullarda dahi nefislerine değil, Allah'ın, elçisinin ve Kuran'ın sözüne uyarlar. İmanı zayıf veya nefsine hakim olamayan insanlar ise, elçinin hakka olan çağrısı karşısında itaatsiz veya zayıf davranışlar gösterebilirler. Ayette de bildirildiği gibi, ses tonları, konuşma üslupları, seçtikleri kelimeler onların kalplerindeki hastalığı, itaatteki zayıflıklarını ortaya çıkartacak şekilde olabilir. Saygıya uygun olmayan şekilde, peygamberin söylediğine muhalefet ederek, seslerini yükseltme akılsızlığını gösterebilirler. İşte, Allah bu insanların amellerinin boşa gideceğini bildirmektedir. Bu insan, daha önce de söz ettiğimiz gibi, gece gündüz din ahlakının yayılması için çalışıyor olsa da, itaatsizliği nedeniyle Allah onun bu çalışmalarının boşa gideceğini bildirmiştir. </text:p>
      <text:p text:style-name="P120">Bu, Kuran'da pek çok ayetle bildirilen çok önemli bir sırdır. Allah insanlara hayırlı amellerde bulunmalarını, İslam ahlakının menfaati için kararlı bir şevk ve hizmet içinde olmalarını, güzel ahlak göstermelerini, fedakar, sabırlı, hoşgörülü, doğru sözlü, sadık insanlar olmalarını emretmiştir. Kuşkusuz bunların tümü insana ahireti için fayda sağlayacak çok önemli ibadetlerdir. Ancak yukarıda belirttiğimiz Hucurat Suresi'ndeki ayette görüldüğü gibi, insanın tüm amelleri Allah'ın elçisine karşı gösterdiği saygıdan uzak bir hareketle boşa çıkabilmektedir. Kuşkusuz bu da, Allah'ın elçilerine gösterilen itaat ve saygının ne kadar önemli olduğunu bir kez daha hatırlatmaktadır.</text:p>
      <text:p text:style-name="P118"/>
      <text:p text:style-name="P134">Allah, elçiye itaat etmeyenlerin </text:p>
      <text:p text:style-name="P134">güçlerini alır</text:p>
      <text:p text:style-name="P61">Allah'ın Kuran'da haberini bildirdiği Talut ve ordusu ile ilgili olay, Allah'ın elçisine itaatin önemini gösteren hatırlatmalardan bir diğeridir. Kuran'da <text:soft-page-break/>bildirildiğine göre, Allah'ın elçisi olan Talut, ordusu ile birlikte düşman ordusuna doğru yol alırken, ordusundakileri uyarmış ve ileride karşılaşacakları ırmaktan su içmemelerini söylemiştir. Konu ile ilgili ayet şöyledir: </text:p>
      <text:p text:style-name="P47"/>
      <text:p text:style-name="P47">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 (Bakara Suresi, 249)</text:p>
      <text:p text:style-name="P109"/>
      <text:p text:style-name="P120">Ayette de görüldüğü gibi, Talut'un emrine uymayanlar güçsüz kalmışlardır. Talut'a uyanlar ise güç kazanmışlar ve Allah'ın izniyle sayıları çok az kalmasına rağmen galip gelmişlerdir. Bunlar Allah'ın Kuran'da bildirdiği sırlardır. İnsanların sandığı gibi güç, zafer ve üstünlük, maddi imkanlarda, sayıca üstünlükte, mevki-makamda ya da fiziksel özelliklerde değildir. Kim Allah'ın sınırlarına uyar, Allah'a ve elçisine itaat ederse, Allah o insanı tüm insanların üzerinde güçlü kılar, o insanı akıl, sağlık, güzellik, rızık, zenginlik gibi sayısız nimetle ödüllendirir. Onlar için ahirette ise çok daha güzel ve ihtişamlı sonsuz bir hayat hazırlanmıştır.</text:p>
      <text:h text:style-name="P160" text:outline-level="1">AZ SAYIDA MÜMİN,</text:h>
      <text:h text:style-name="P157" text:outline-level="1">ÇOK SAYIDA İNKARCIYA</text:h>
      <text:h text:style-name="P156" text:outline-level="1">ÜSTÜN GELEBİLİR</text:h>
      <text:p text:style-name="P128"/>
      <text:p text:style-name="P128"/>
      <text:p text:style-name="P30"><text:span text:style-name="T20">İ</text:span><text:span text:style-name="T15">man edenler için Allah'ın yarattığı mucizelerden biri de, iman edenlerin az sayıda olmalarına rağmen, Allah'ın izniyle daima üstün gelmeleridir. Bu, Allah'ın birçok ayetiyle bildirdiği önemli bir sırdır ve inkar edenlerin aldanmasına neden olan bir özelliktir. Önceki sayfalarda Talut kıssasında da görüldüğü gibi, Allah, iman edenleri itaatlerinden dolayı, az sayıda olmalarına rağmen üstün konuma getirmiş onlara zafer vermiştir. Allah'ın Talut kıssasının sonunda hatırlattığı ayet şöyledir:</text:span></text:p>
      <text:p text:style-name="P57"/>
      <text:p text:style-name="P57">Nice küçük topluluk, daha çok olan bir topluluğa Allah'ın izniyle galib gelmiştir; Allah sabredenlerle beraberdir." (Bakara Suresi, 249)</text:p>
      <text:p text:style-name="P4"/>
      <text:p text:style-name="P133">Sabretmek müminlere büyük </text:p>
      <text:p text:style-name="P133">bir güç kazandırır </text:p>
      <text:p text:style-name="P132"><text:span text:style-name="T2">Bu kitapta da sık sık üzerinde durulduğu gibi, Allah'ın Kuran'da bildirdiği birçok ayette sırlar gizlidir. Bunlardan biri de sabırla ilgilidir. Allah, sabredenlerin güçlerinin artacağını müjdeler. Unutmamak gerekir ki, dünyadaki gücün ve imkanların </text:span><text:span text:style-name="T6">tamamı Allah'a aittir. Allah'a karşı olan bir insanın gücü dahi aslında Allah'ın gücüdür. Allah o insanı ve diğerlerini denemek için, o insanda güç yaratır, dilediğinde de o gücü alır. Bu nedenle, Allah dilediğine dilediği zaman güç ve zafer verir. Allah, ayetinde sabredenlerin güçlü olacağını, yani o insanlara güç kazandıracağını bildirmektedir. Bununla ilgili ayetlerden biri şöyledir:</text:span></text:p>
      <text:p text:style-name="P118"/>
      <text:p text:style-name="P118">Evet, eğer sabrederseniz, sakınırsanız ve onlar da aniden üstünüze çullanıverirlerse, Rabbiniz size meleklerden nişanlı beş bin kişiyle yardım ulaştıracaktır. (Al-i İmran Suresi, 125)</text:p>
      <text:p text:style-name="P62"/>
      <text:p text:style-name="P61">Yukarıdaki ayette de bildirildiği gibi, Allah insanları dilerse görülmez ve sezilmez yollarla destekleyerek zafere ulaştırabilir. Örneğin bir insan Allah'ın dinini savunurken, Allah onu görülmez yollarla destekleyip, en güzel ve en hikmetli şekilde konuşturabilir, insanların kalbinde o insanın konuşmasına karşı bir etki ve duyarlılık yaratabilir. Sonuçta hiçbir başarı, zafer veya etki, bir insana ait olamaz. İnsana düşen, Allah'ın emirlerine uymak, O'nun sınırlarını korumaktır. Tüm zaferlerin, başarıların ve kalplerdeki etkinin sahibi Allah'tır. Allah başka bir ayetinde ise, müminlere, aslında çok önemli bir güce sahip olmanın yollarını bildirmektedir:</text:p>
      <text:p text:style-name="P19">Ey peygamber, mü'minleri savaşa karşı hazırlayıp-teşvik et. Eğer içinizde sabreden yirmi (kişi) bulunursa, iki yüz (kişiyi) mağlub edebilirler. Ve eğer içinizden yüz (sabırlı kişi) bulunursa, kafirlerden binini yener. Çünkü onlar (gerçeği) kavramayan bir topluluktur.</text:p>
      <text:p text:style-name="P132"><text:span text:style-name="T3">Şimdi, Allah sizden (yükünüzü) hafifletti ve sizde bir zaaf olduğunu bildi. Sizden yüz sabırlı (kişi) bulunur</text:span><text:span text:style-name="T9">sa, (onların) iki yüzünü bozguna uğratır; eğer sizden bin (kişi) olursa, Allah'ın izniyle (onların) iki binini yener. Allah, sabredenlerle beraberdir. (Enfal Suresi, 65-66)</text:span></text:p>
      <text:p text:style-name="P118"/>
      <text:p text:style-name="P120">Allah'ın bu ayetlerinde de bildirildiği gibi, eğer müminler kendi içlerinde bir zaaf taşımazlarsa, sabır ve takvada güçlü olurlarsa bir müminin gücü, 10 kişiye bedel olabilir. Bu güç fiziksel güç olarak düşünülebileceği gibi, daha birçok anlamda da düşünülebilir. Örneğin bir müminin insanlara din ahlakını anlatma, onları Allah'ın yoluna çağırma konusundaki çabası, on kişinin anlatmasına bedel olabilir. Bir müminin ilmi, on kişinin ilmine bedel olabilir. Bir müminin Allah'ın hoşnutluğunu kazanmak için yapacağı bir hayır işi, on kişinin biraraya gelip yapacağı bir işe bedel olabilir. Bir mümin, on kafirin saptırdığı kadar insanı Allah'ın doğru yoluna çağırıp, ıslah olmalarına vesile olabilir. Bir mümin, on inkarcının anlattığı inkarı bozup yerine hakkı getirebilir. </text:p>
      <text:p text:style-name="P120">Allah'ın Kuran'da bildirdiği bu sır son derece önemlidir. Çünkü her Müslüman, Allah'ın izniyle, eğer takvada ve güzel ahlakta üstünlük yarışında olursa, sayıları ne kadar az olursa olsun fark etmez, Allah onları her giriştikleri işte üstün duruma getirecektir. Örneğin karşılarında inkar eden bir dünya dolusu insan, üniversiteler dolusu profesör olsa ve bunlar yine şehirler, kıtalar dolusu insanı inkara sürüklese de, Allah çok az sayıda Müslümanı, tüm bu insanlara hakkı ve gerçeği gösterecek kadar güçlü, yetenekli, akıllı kılar, küfrün işlerini zorlaştırırken, onların işlerini kolaylaştırıp çabuklaştırır. Bu sırrı bilen müminler, "benim çabamdan veya benim küçük bir katkımdan ne olur ki" dememeli, sadece Allah'ın hoşnutluğu için samimi olarak yaptıkları her amelin etkisinin çok fazla olacağından emin olmalıdırlar. Belki Allah'ın varlığını anlatan samimi bir yazı, Allah'a çağıran bir söz ya da güzel ahlaklı bir tavır birçok insanın kurtuluşuna ve Allah'ı sevip O'ndan korkup sakınmalarına vesile olabilir. Hiç unutmamak gerekir ki, dünya hayatında geçerli olan kurallar ve sebepler sadece Allah'ın Kuran'da bildirdikleridir. Sadece Kuran'a göre düşünen her insan, Allah'ın yaratışındaki bu sırları kavrayarak, Allah'ın izniyle, tüm insanların üzerinde bir güce ve akla sahip olabilir. Allah, gerçekten iman edenleri gevşeklik göstermedikleri sürece üstün geleceklerini bir ayetinde şöyle müjdeler:</text:p>
      <text:p text:style-name="P118"/>
      <text:p text:style-name="P118">Gevşemeyin, üzülmeyin; eğer (gerçekten) iman etmişseniz en üstün olan sizlersiniz. (Al-i İmran Suresi, 139)</text:p>
      <text:p text:style-name="P48"/>
      <text:p text:style-name="P20">Ayetlerde görüldüğü gibi, Allah üstünlük ve zafer sağlamak ve dünyada ve ahirette kazançta olmak için sadece samimi imanı şart koşmuştur. Allah'ın bunun için bildirdiği sırlardan biri de Allah'a şirk koşmadan iman etmektir.</text:p>
      <text:p text:style-name="P46"/>
      <text:p text:style-name="P46"/>
      <text:p text:style-name="P139"><text:span text:style-name="Başlık_20_1_20_Char"><text:span text:style-name="T30">ŞİRK KOŞMADAN İMAN<text:line-break/>EDİLDİĞİNDE ALLAH DİN  </text:span></text:span></text:p>
      <text:p text:style-name="P55"><text:span text:style-name="Başlık_20_1_20_Char"><text:span text:style-name="T30">AHLAKINI HAKİM EDER</text:span></text:span></text:p>
      <text:p text:style-name="P54"><text:span text:style-name="Başlık_20_1_20_Char"><text:span text:style-name="T23"/></text:span></text:p>
      <text:p text:style-name="P50"/>
      <text:p text:style-name="P132"><text:span text:style-name="T8">B</text:span><text:span text:style-name="T2">ir Müslümanın, dünya hayatında ulaşmak istediği en önemli hedeflerinden biri Kuran ahlakının dünyaya hakim olması, insanların Allah'a gereği gibi kulluk etmeleridir. Allah, Kuran'da müminlere bu hedeflerine ulaşmanın yolunu göstermiş ve şöyle buyurmuştur:</text:span></text:p>
      <text:p text:style-name="P118"/>
      <text:p text:style-name="P118">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18"/>
      <text:p text:style-name="P120">Allah'ın müminlere verdiği sırra göre, müminler yalnızca Allah'a ibadet ederek şirk koşmadıkları takdirde Allah Kuran ahlakını yeryüzünde yerleşik kılacaktır. Bu çok önemli bir sırdır. Çünkü bu, Kuran ahlakının tüm insanlar arasında yayılmasının sorumluluğunun tek tek her müminin üzerinde olduğunu gösterir. Öyle ise vicdan sahibi her mümin, şirk koşmaktan şiddetle sakınmalı ve yalnızca Allah'a ibadet etmelidir. Herşeyden önce şirk Allah'ın bağışlamadığı bir günahtır ve insanı cehennem azabına götürür. Ancak, şirk dendiğinde, birçok insan sadece putlara tapan putperestleri düşünüyor olabilir. Oysa insanların dikkat etmeleri ve sakınmaları gereken gizli şirktir. </text:p>
      <text:p text:style-name="P120">Gizli şirkte, insan Allah'a iman ettiğini, tek İlah ve yaratıcı olarak Allah'ı kabul ettiğini ve sadece O'na uyduğunu söyleyebilir. Ancak, bu insan eğer Allah'tan başka varlıklardan korkuyorsa, insanların takdirini, desteğini önemsiyorsa, dünya hayatında malına veya canına gelebilecek tehlikelerden endişe duyuyorsa, ticaretini, ailesini, soyunu Allah'tan ve Allah yolunda çaba göstermekten daha üstün tutuyor, onlara öncelik veriyorsa şirk içindedir. </text:p>
      <text:p text:style-name="P120">Allah'ın gösterdiği gerçek imanda, Allah'ın hoşnutluğu herşeyin üstündedir. Allah dışındaki tüm varlıklar, tüm ilgi, sevgi ve yakınlıklar, ancak Allah'ın hoşnutluğunu kazanmada bir aracı olabilirler. Veya kendisine verilen bir nimet için insanlara karşı minnettarlık duyan, onları kendisinin koruyucusu olarak görenler de Allah'a şirk koşmuş olurlar. Çünkü her insanın rızkını veren, onu doyuran, koruyan, barındıran, ona şifa veren Allah'tır. Allah elbette ki bunları bir insanın eliyle gerçekleştirebilir. Örneğin Allah bir insana şifa vermeyi dilediğinde bunu bir <text:soft-page-break/>doktorun eliyle yapar. Ancak insan doktordan medet umamaz. Çünkü Allah dilemedikçe hiçbir doktor insana şifa veremez. </text:p>
      <text:p text:style-name="P120">Şifa bulan bir insan, doktora Allah'ın şifasına aracı kıldığı bir insan olarak bakar ve elbette ki sevgi ve hürmet gösterir. Ancak, şifayı verenin Allah olduğunu bilir ve O'na şükreder. Aksi takdirde insanları Allah'a ortak koşmuş, Allah'ın bir sıfatını insanlara vermiş olur. Her Müslümanın gizli şirkten şiddetle sakınması, daima kendi içinde samimi bir muhasebe yaparak, Allah'tan başka dostlar, sırdaş veya vekiller edinmemesi gerekir.</text:p>
      <text:h text:style-name="P150" text:outline-level="1"/>
      <text:h text:style-name="P149" text:outline-level="1"/>
      <text:h text:style-name="P149" text:outline-level="1">İSLAM AHLAKININ DÜNYAYA HAKİM </text:h>
      <text:h text:style-name="P149" text:outline-level="1">OLMASI İÇİN İLMEN MÜCADELE ETMEK </text:h>
      <text:h text:style-name="P149" text:outline-level="1">TÜM <text:s/>MÜSLÜMANLARIN <text:s/>SORUMLULUĞUDUR</text:h>
      <text:p text:style-name="P129"/>
      <text:p text:style-name="P132"><text:span text:style-name="T11">ADNAN OKTAR: </text:span><text:span text:style-name="T12">Halbuki bir Müslüman, Kuran’ın hemen dünyaya hakim olmasını istemekle mükelleftir. Bir gün içinde oluyorsa, bir gün içinde, bir saat içinde oluyorsa, bir saat içinde, yani erteleyemez, yüzyıllar sonrasına erteleyemez. Haramdır bu. Yani, hemen Kuran ahlakını, değil mi, dünyanın yaşamasını istemekle mükelleftir Müslüman. Çünkü cinayet işleniyorsa, yüzyıllar sonra bu konu hallolur, senin cinayetlerin devam etsin, denir mi? Hırsızlık varsa, bu yüzyıllar sonra duracak denir mi? Devam etsin, biz karışamayız, zaten yapacak bir şey yok, denir mi? Sırf Mehdi korkusundan bu yüzyılda İslam ahlakının dünyaya hakim olacağını söyleyemiyorlar, sırf Mehdi korkusundan. Hz. Mesih’in gelişi korkusundan bunu söyleyemiyorlar.... Böyle bir şeye karşı dilsiz kalınır mı? Suskun kalınır mı? İslam ahlakı hakim olmayacak diyen adamlara ne diyelim? Susayım mı? Bu çok büyük bir anormalliktir. Çok büyük bir suçtur. Haramdır bu. Biz mesela namaz kılacağız fakat abdest için su bulamıyoruz. Diyecek ki adam yüzyıllar sonra su akar, biz o zamanda namazımızı kılarız, abdest alırız. Şu an suyu bulmak çok zor, işte böyle bir ortamda. Bulursun. Artezyen açarsın, bulursun. Kazmayla senin, gece gündüz suyu bulmak için uğraşman farzdır artık. Değil mi? Bana ne diyemezsin. Eşeceksin, 50 metre, 50 metrede bulamadıysan 100 metre, 100 metrede bulamadıysan 150 metrede, illa ki o suya ulaşacaksın. Cenab-ı Allah su ile abdest alacaksınız diyor. Cenab-ı Allah’ın Kuran’ı göndermesinin sebebi ne? Buradaki güzel ahlakı bütün dünya yaşasın diye gönderiyor Allah. Bir kavime, bir ırka gönderilmemiştir ki Kuran. Bütün dünyaya gönderildi. Allah, bütün dünyaya hakim edin diyor. "</text:span><text:span text:style-name="T13">Allah nurunu tamamlayacaktır…</text:span><text:span text:style-name="T12">" diyor Cenab-ı Allah –şeytandan Allah’a sığınırım- "</text:span><text:span text:style-name="T13">… müşrikler hoşlanmasa da</text:span><text:span text:style-name="T12">" diyor Allah. Allah’a şirk koşan, Allah’tan ümit kesenler hoşlanmayabilir, sahtekarlar hoşlanmayabilir, cahiller, gafiller hoşlanmayabilir. Bunlar bizi ilgilendirmez. Biz hakkı savunmakla mükellefiz. Ve nitekim, Allah’a çok şükür, Türk İslam Birliği’nden ben bahsetmeye başladıktan sonra, gördünüz, bir avuç insanız, bir avuç çevremde insan var, çığ gibi Türk İslam Birliği yayılmaya başladı. Her gün bir haber geliyor. (Sayın Adnan Oktar’ın Çay TV röportajından, 26 Kasım 2009)</text:span></text:p>
      <text:h text:style-name="P160" text:outline-level="1">DÜNYA HAYATI ASLINDA</text:h>
      <text:h text:style-name="P157" text:outline-level="1">ÇOK KISADIR</text:h>
      <text:p text:style-name="P113"/>
      <text:p text:style-name="P128"/>
      <text:p text:style-name="P132"><text:span text:style-name="T8">İ</text:span><text:span text:style-name="T2">nsanların büyük bir çoğunluğu, dünyaya sanki hiç ölmeyeceklermiş gibi bağlıdırlar ve bu yüzden din ahlakını yaşamaktan, ahiret hayatını ve ölümü düşünmekten kaçınırlar. Oysa, o sımsıkı bağlandıkları dünya hayatı çok kısa ve geçicidir. En uzun yaşayan insan bile bir gün mutlaka ölüp gidecektir. Bunun yanında dünya hayatı, göründüğü kadar bile uzun değildir. Yüce Allah bu sırrı Kuran'ın birçok ayetinde insanlara bildirir:</text:span></text:p>
      <text:p text:style-name="P118"/>
      <text:p text:style-name="P118">Dedi ki: "Yıl sayısı olarak yeryüzünde ne kadar kaldınız?" Dediler ki: "Bir gün ya da bir günün birazı kadar kaldık, sayanlara sor." Dedi ki: "Yalnızca az (bir zaman) kaldınız, gerçekten bir bilseydiniz, Bizim, sizi boş bir amaç uğruna yarattığımızı ve gerçekten Bize döndürülüp getirilmeyeceğinizi mi sanmıştınız?" (Mü'minun Suresi, 112-115)</text:p>
      <text:p text:style-name="P22"/>
      <text:p text:style-name="P23">Kıyamet-saatinin kopacağı gün, suçlu-günahkarlar, tek bir saatin dışında (dünya hayatı) yaşamadıklarına and içerler. İşte onlar böyle çevriliyorlardı. (Rum Suresi, 55)</text:p>
      <text:p text:style-name="P8"/>
      <text:p text:style-name="P9">Yukarıdaki ayetler, öldükten sonra sorgulanmak üzere toplanan insanlar arasında geçmektedir. Bu insanların ayetlerde haber verilen konuşmalarından da anlaşıldığı gibi, insanlar öldükten sonra dünyada aslında çok kısa bir süre kaldıklarını anlamaktadırlar. Yani dünya hayatı sırasında bize 60-70 yıl gibi görünen bir süre, aslında bir gün ya da bir günün birazı kadar azdır. Bu, rüya gören bir insanın rüyasında aylar, günler, hatta yıllar yaşaması, ama uyandığında sadece birkaç saniyelik bir rüya gördüğünü anlaması gibidir. </text:p>
      <text:p text:style-name="P120">İnsan aslında biraz düşünürse dünya hayatını yaşarken de bu kısalığı ve geçiciliği kavrayacaktır. Örneğin herkes kendisine belirli planlar yapar, hedefler belirler. Bu planları ve hedefleri ise birbiri ardınca gelip geçer. Liseyi bitirir, üniversiteyi kazanır, üniversite bitince bir iş sahibi olur… Bunlar büyük bir hızla gelip geçer. 35 yaşına gelmek ona çok uzak bir gelecek gibi görünürken, kendini birden 40 yaşında bulur. </text:p>
      <text:p text:style-name="P120">Dünyanın çok kısa olduğu Allah'ın Kuran'da bildirdiği ve düşünen her insanın yaşarken de fark edebileceği kesin bir gerçektir. Bu gerçeği kavrayan insanların bu kadar kısa ve geçici bir hayat için, ahiretteki sonsuz ve gerçek hayatı gözardı etmesi büyük bir akılsızlık olur. Allah'ın dünya hayatının geçiciliği hakkında insanları uyardığı ayetlerden bazıları şöyledir:</text:p>
      <text:p text:style-name="P70">Ey kavmim, gerçekten bu dünya hayatı, yalnızca bir meta (kısa süreli bir yararlanma)dır. Şüphesiz ahiret, (asıl) karar kılınan yurt odur. (Mümin Suresi, 39)</text:p>
      <text:p text:style-name="P118"/>
      <text:p text:style-name="P118">Gerçek şu ki bunlar, çarçabuk geçmekte olan (dünyay)ı seviyorlar. Önlerinde bulunan ağır bir günü bırakıyorlar. (İnsan Suresi, 27)</text:p>
      <text:p text:style-name="P68">ALLAH İNKARCILARIN</text:p>
      <text:p text:style-name="P32">KALPLERİNE KORKU SALAR</text:p>
      <text:p text:style-name="P113"/>
      <text:p text:style-name="P128"/>
      <text:p text:style-name="P132"><text:span text:style-name="T8">B</text:span><text:span text:style-name="T2">irçok ayette inkar edenlerin kalplerine korku verildiği Kuran'da şöyle haber verilir:</text:span></text:p>
      <text:p text:style-name="P118"/>
      <text:p text:style-name="P118">Rabbin meleklere vahyetmişti ki: "Şüphesiz ben sizinleyim, iman edenlere sağlamlık katın, inkar edenlerin kalblerine amansız bir korku salacağım…" (Enfal Suresi, 12)</text:p>
      <text:p text:style-name="P118"/>
      <text:p text:style-name="P118">Kitap Ehli'nden inkar edenleri ilk sürgünde yurtlarından çıkaran O'dur. Onların çıkacaklarını siz sanmamıştınız, onlar da kalelerinin kendilerini Allah'tan koruyacağını sanmışlardı. Böylece Allah(ın azabı) da, onlara hesaba katmadıkları bir yönden geldi, yüreklerine korku saldı; öyle ki evlerini kendi elleriyle ve müminlerin elleriyle tahrip ediyorlardı. Artık ey basiret sahipleri ibret alın. (Haşr Suresi, 2)</text:p>
      <text:p text:style-name="P118"/>
      <text:p text:style-name="P120">Bu ayetlerde bildirilenler Allah'ın yarattığı bir mucizedir. Allah, müminlere karşı gelenlerin, Allah'a ve din ahlakına karşı mücadele edenlerin kalplerine korku vererek onların güçlerini azaltmakta, dine karşı mücadele imkanlarını daraltmaktadır. Müminlerin bu ayetler üzerinde düşünmeleri ve kendileri için bazı ibretler çıkarmaları çok önemlidir. Çünkü, daha önceki konularda da değinildiği gibi, tüm insanların kapleri Allah'ın elindedir ve Allah kime dilerse, onun kalbine dilediğini ilham eder. Müminlere düşen insanlar üzerinde bir etki oluşturmaya çalışmak değil, sadece samimi olmaktır. Örneğin bir mümin bir insanı Allah'ın ayetleri ile uyarıp korkutmakla sorumludur. Ancak, o insan kendisine din ahlakı iyi anlatıldığı için hidayet bulmaz. Ona hidayeti Allah verir. Aynı şekilde, mümin kendisini tehlikelerden koruyamaz. Veya düşmanlarını korkutma gücüne sahip değildir. Ama Allah, müminlerin samimiyetleri ve Rabbimiz’in yolundaki çabalarının karşılığında onları Kendi Katından gönderdiği yardımlarla korur. Örneğin bu ayetlerde de bildirildiği gibi düşmanlarının kalplerine korku salar ve böylece onların kendi başlarının derdine düşmesini sağlar. Böylece müminlerin üzerindeki tehlikeleri kaldırır. </text:p>
      <text:p text:style-name="P120">Allah, inkar edenlerin kalplerine çok farklı korkular verebilir. Onların kalplerine ölüm korkusu, gelecek korkusu, yaralanma veya bir organını kaybetme korkusu, aç kalma korkusu, her an bir felakete uğrama korkusu, sevdiklerini kaybetme korkusu gibi yüzlerce korku salabilir. </text:p>
      <text:p text:style-name="P120"><text:soft-page-break/>İnkar edenler kendilerine Allah'ı dost ve vekil edinmedikleri, yaptıklarının ve elde ettiklerinin tek sahibi olarak kendilerini gördükleri, ahirete inanmayarak dünyaya sımsıkı bağlandıkları için rahatça bu korkulara kapılırlar. Örneğin kazançlarının kötüye gitmesi, parasız kalmak onlar için en büyük korkulardan biridir. Veya ahirete inanmayarak dünyaya şiddetli bir bağlılıkla bağlı oldukları için ölüm onlar için bir son demektir. Bir hiçlik olacaklarını ve herşeylerini kaybedeceklerini düşündükleri için ölümden çok fazla korkarlar. Bu korkuları ise onları zaafları olan, güçsüz insanlar haline getirir. Allah, Kendisi'ne ortak koştukları için inkar edenlerin kalplerine korku salındığını ve bu insanların uğradıkları sonu şöyle bildirir:</text:p>
      <text:p text:style-name="P120"/>
      <text:h text:style-name="P151" text:outline-level="1">Kendisi hakkında hiçbir delil indirmediği şeyi Allah'a ortak koştuklarından dolayı küfredenlerin kalplerine korku salacağız. Onların barınma yerleri ateştir. Zalimlerin konaklama yeri ne kötüdür. (Al-i İmran Suresi, 151)</text:h>
      <text:h text:style-name="P151" text:outline-level="1"/>
      <text:h text:style-name="P151" text:outline-level="1"/>
      <text:h text:style-name="P160" text:outline-level="1">HİKMET VE ANLATIM</text:h>
      <text:h text:style-name="P163" text:outline-level="1">ÇARPICILIĞI ALLAH KATINDAN VERİLEN BİR NİMETTİR</text:h>
      <text:p text:style-name="P128"/>
      <text:p text:style-name="P128"/>
      <text:p text:style-name="P132"><text:span text:style-name="T8">H</text:span><text:span text:style-name="T2">ikmet ve anlatım çarpıcılığı, Allah'ın ayetlerinde de bildirdiği gibi, insanlara Allah Katından bir nimet olarak verilen özelliklerdir. Allah bunu ayetlerinde şöyle bildirir:</text:span></text:p>
      <text:p text:style-name="P118"/>
      <text:p text:style-name="P118">Kime dilerse hikmeti ona verir; şüphesiz kendisine hikmet verilene büyük bir hayır da verilmiştir. Temiz akıl sahiplerinden başkası öğüt alıp-düşünmez. (Bakara Suresi, 269)</text:p>
      <text:p text:style-name="P118"/>
      <text:p text:style-name="P118">Onun mülkünü güçlendirmiştik. Ona hikmet ve anlatım çarpıcılığını vermiştik. (Sad Suresi, 20)</text:p>
      <text:p text:style-name="P118"/>
      <text:p text:style-name="P120">Konuşmada hikmet ve anlatım çarpıcılığı insanlara verilmiş büyük bir hayır ve güzelliktir. Bir konu çok çeşitli şekillerde, farklı insanlar tarafından farklı üsluplarla anlatılabilir. Ancak asıl etkili olan hikmetli ve çarpıcı bir anlatıma sahip olandır. Böyle bir anlatım insanların dikkatlerini açar, onların gafletten uyanmalarını sağlar, en iyi bildikleri ama üzerinde hiç düşünmedikleri konular üzerinde düşünmelerine, gerçeklerin çok açık olarak görülmesine neden olur. Hikmetli bir anlatımda, konular gereksiz uzatılmaz. Herşey en kısa, en özlü ama en anlaşılır ve etkileyici şekliyle anlatılır. Başka bir insanın saatlerce konuşarak anlatacağı bir konuyu, hikmet sahibi bir insan bir iki samimi cümle ile açıklar ve bu açıklaması karşısındaki kişide önemli bir etki bırakır. Şu çok önemlidir; hikmetli konuşmak öğrenilecek, dersi alınacak bir konu değildir. Kuralları, incelikleri olmaz. Hikmet ve anlatım çarpıcılığı için samimi olmak ve Allah Katından bu nimetleri istemek gerekir. Allah, dilediğine hikmetli konuşmayı dilediği anda ilham eder. </text:p>
      <text:p text:style-name="P120">Hikmete ve anlatım çarpıcılığına en güzel örnek Allah'ın sözü olan Kuran'dır. Allah, tüm kitaplarını aynı hikmetle göndermiştir. Bu gerçek ayetlerde şöyle bildirilir:</text:p>
      <text:p text:style-name="P22"/>
      <text:p text:style-name="P23">Andolsun, onlara (kendilerini şirkten ve bozulmalardan) caydırıp vazgeçirtecek nice haberler geldi. (Ki her biri) Doruğunda-olgunlaşmış hikmettir. Fakat uyarmalar bir yarar sağlamıyor. (Kamer Suresi, 4-5)</text:p>
      <text:h text:style-name="P160" text:outline-level="1">İNSAN DÜŞÜNCE VE NİYETİNDEN </text:h>
      <text:h text:style-name="P156" text:outline-level="1">DE SORGULANACAKTIR</text:h>
      <text:p text:style-name="P128"/>
      <text:p text:style-name="P128"/>
      <text:p text:style-name="P132"><text:span text:style-name="T8">Y</text:span><text:span text:style-name="T2">apılan tüm ibadetlerin gönülden, sadece Allah rızası gözetilerek yapılması Kuran'da bildirilir. Ayetlerde şöyle buyrulmaktadır: </text:span></text:p>
      <text:p text:style-name="P22"/>
      <text:p text:style-name="P23">… Kim gönülden bir hayır yaparsa bu da kendisi için hayırlıdır. Oruç tutmanız, -eğer bilirseniz- sizin için daha hayırlıdır. (Bakara Suresi, 184)</text:p>
      <text:p text:style-name="P23"/>
      <text:p text:style-name="P23">Namazları ve orta namazını (üstlerine düşerek, titizlik göstererek) koruyun ve Allah'a gönülden boyun eğiciler olarak (namaza) durun. (Bakara Suresi, 238)</text:p>
      <text:p text:style-name="P23"/>
      <text:p text:style-name="P23">Gerçek şu ki, İbrahim (tek başına) bir ümmetti; Allah'a gönülden yönelip itaat eden bir muvahhiddi ve o müşriklerden değildi. (Nahl Suresi, 120)</text:p>
      <text:p text:style-name="P36"/>
      <text:p text:style-name="P41">Allah, Kuran'da gösteriş için infak eden veya gösteriş için namaz kılan insanlar olduğunu haber verir. Ancak ayetlerde haber verildiği gibi, namaz kılan, oruç tutan, zekat veren, itaat eden bir insanın asıl olarak niyeti, kalbinden geçirdikleri önemlidir. Bu insanlar, namaz kılarken Allah'ı düşünmüyor, O'nun karşısında ne kadar aciz ve boyun eğici olduğunu düşünmeden sadece ağızlarıyla dua ve tespihleri yapıyor olabilirler. Veya bir insan sürekli hayır işleri yapıyor, okullar açıp, fakirlere yardım ediyor olabilir. Ancak bu insan eğer bu yaptıklarını, Allah'ın kendisinden hoşnut olmasını dileyerek, Allah'a karşı aciz ve muhtaç olduğunu düşünerek, ahiretten korkarak yapmıyorsa yaptıkları Allah Katında kabul edilmeyebilir. </text:p>
      <text:p text:style-name="P120">Allah, insanların kestikleri kurbanların kanlarının değil, takvalarının Kendisi'ne ulaşacağını bir ayette şöyle bildirir:</text:p>
      <text:p text:style-name="P118"/>
      <text:p text:style-name="P118">Onların etleri ve kanları kesin olarak Allah'a ulaşmaz, ancak O'na sizden takva ulaşır. İşte böyle, onlara sizin için boyun eğdirmiştir; O'nun size hidayet vermesine karşılık Allah'ı tekbir etmeniz için. Güzellikte bulunanlara müjde ver. (Hac Suresi, 37)</text:p>
      <text:p text:style-name="P22"/>
      <text:p text:style-name="P24">Birçok insanın en önemli yanılgılarından biri, sadece amel olarak yaptıklarından sorgulanacaklarını zannetmeleridir. Oysa Allah, insanın niyetinden, düşüncelerinden, kalplerinde gizlediklerinden de sorgulanacağını bildirir. </text:p>
      <text:p text:style-name="P4"/>
      <text:p text:style-name="P16">Göklerde ve yerde ne varsa Allah'ındır. İçinizdekini açığa vursanız da, gizleseniz de, Allah sizi onunla sorguya çeker. Sonra dilediğini bağışlar, dilediğini azablandırır. Allah, herşeye güç yetirendir. (Bakara Suresi, 284)</text:p>
      <text:p text:style-name="P109"/>
      <text:p text:style-name="P120">Allah, her insanın kalbini, düşüncesini, bilinçaltını, insanlardan gizlediklerini en iyi bilendir. Allah kişi ile kalbi arasındadır. Dolayısıyla insan Allah'tan hiçbir şeyini gizli tutamaz. Aklından geçen bir şüphe, vesvese, müminler hakkındaki gerçek düşünceleri, Kuran hakkındaki inancı, ibadetleri yaparken aklından geçenleri Allah tek tek bilmekte ve tüm bunlar melekler tarafından yazılmaktadır. Örneğin bir ibadeti eğer isteksizce yapıyorsa, içinden olumsuz düşünceler geçiyorsa Allah bunu bilir. Ve insan her birini ahiret gününde karşısında bulacaktır. İnsanın kurtuluşunun yollarından biri, kalbinin temiz olması, din ahlakını yüzeysel değil, kalbinde, düşüncelerinde samimi olarak yaşamasıdır. Kısa ve geçici bir hayat için, ahiretteki sonsuz ve gerçek hayatı gözardı etmesi büyük bir akılsızlık olur. Allah'ın dünya hayatının geçiciliği hakkında insanları uyardığı ayetlerden bazıları şöyledir:</text:p>
      <text:p text:style-name="P118"/>
      <text:p text:style-name="P118">Ey kavmim, gerçekten bu dünya hayatı, yalnızca bir meta (kısa süreli bir yararlanma)dır. Şüphesiz ahiret, (asıl) karar kılınan yurt odur. (Mümin Suresi, 39)</text:p>
      <text:p text:style-name="P118"/>
      <text:p text:style-name="P118">Gerçek şu ki bunlar, çarçabuk geçmekte olan (dünyay)ı seviyorlar. Önlerinde bulunan ağır bir günü bırakıyorlar. (İnsan Suresi, 27)</text:p>
      <text:h text:style-name="P160" text:outline-level="1">KALPLERDE SEVGİ YARATAN </text:h>
      <text:h text:style-name="P156" text:outline-level="1">ALLAH'TIR</text:h>
      <text:p text:style-name="P145"/>
      <text:p text:style-name="P83"/>
      <text:p text:style-name="P120">İnsanların kalplerine sevgi ve dostluk verenin Allah olduğu birçok ayette bildirilir. Örneğin Allah, bir ayette müminleri biraraya getirenin, onların arasını düzeltip onları kardeş olarak birleştirenin Kendisi olduğunu şöyle bildirmiştir:</text:p>
      <text:p text:style-name="P118"/>
      <text:p text:style-name="P118">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18"/>
      <text:p text:style-name="P120">Allah, başka ayetlerinde ise, iman edenlere sevgi kılanın, onlara sevgi duyarlılığı verenin Kendisi olduğunu bildirmektedir. </text:p>
      <text:p text:style-name="P27"/>
      <text:p text:style-name="P31">Katımız'dan ona bir sevgi duyarlılığı ve temizlik (de verdik). O, çok takva sahibi biriydi. (Meryem Suresi, 13)</text:p>
      <text:p text:style-name="P4"/>
      <text:p text:style-name="P4">İman edenler ve salih amellerde bulunanlar ise, Rahman (olan Allah), onlar için bir sevgi kılacaktır. (Meryem Suresi, 96)</text:p>
      <text:p text:style-name="P109"/>
      <text:p text:style-name="P118">Onda 'sükun bulup durulmanız' için, size kendi nefislerinizden eşler yaratması ve aranızda bir sevgi ve merhamet kılması da, O'nun ayetlerindendir. Şüphesiz bunda, düşünebilen bir kavim için gerçekten ayetler vardır. (Rum Suresi, 21)</text:p>
      <text:p text:style-name="P118"/>
      <text:p text:style-name="P120">Allah, düşmanlığı olan kişilerle de müminler arasında bir sevgi kılacağını söyler. Bu hem müminlerin hem de diğer tüm insanların kalplerinin Allah'a ait olduğunu gösteren bir başka ayettir. </text:p>
      <text:p text:style-name="P118"/>
      <text:p text:style-name="P118">Belki Allah, sizlerle onlardan kendilerine karşı düşmanlık besledikleriniz arasında bir sevgibağı kılar. Allah, güç yetirendir. Allah, çok bağışlayandır, çok esirgeyendir. (Mümtehine Suresi, 7)</text:p>
      <text:h text:style-name="P160" text:outline-level="1">İNKARCILARIN VE</text:h>
      <text:h text:style-name="P157" text:outline-level="1">MÜMİNLERİN ÖLÜM ŞEKİLLERİ</text:h>
      <text:h text:style-name="P157" text:outline-level="1">BİRBİRİNDEN FARKLIDIR</text:h>
      <text:p text:style-name="P34"/>
      <text:p text:style-name="P34"/>
      <text:p text:style-name="P132"><text:span text:style-name="T8">Ö</text:span><text:span text:style-name="T2">lümle ilgili pek çok insanın bilmediği bir sırrı Allah Kuran'da haber verir. Bu sır, insanın gerçek ölüm şeklinin, yani ölüm anında gördüklerinin, dışarıdan diğer insanların gördükleri ile aynı olmadığıdır. Allah, ölüm anındaki insanın çevresindekilerin şahit olduklarından farklı olayları yaşadığını ayetlerde şöyle bildirir:</text:span></text:p>
      <text:p text:style-name="P118"/>
      <text:p text:style-name="P118">Hele can boğaza gelip dayandığında, ki o sırada siz (sadece) bakıp-durursunuz. Biz ona sizden daha yakınız; ancak görmezsiniz. (Vakıa Suresi, 83-85)</text:p>
      <text:p text:style-name="P22"/>
      <text:p text:style-name="P24">Allah'ın ölüm anıyla ilgili bildirdiği bir başka sır ise insanların göremedikleri bu anlarda inkarcıların çok büyük bir korku ve ızdırap yaşadıklarıdır. Allah bunu ayetlerinde şöyle bildirir:</text:p>
      <text:p text:style-name="P57"/>
      <text:p text:style-name="P57">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4"/>
      <text:p text:style-name="P4">Onların malları ve evlatları seni imrendirmesin; Allah bunlarla, ancak onları dünyada azaplandırmak ve canlarının onlar inkar içindeyken zorluk içinde çıkmasını istiyor. (Tevbe Suresi, 85)</text:p>
      <text:p text:style-name="P109"/>
      <text:p text:style-name="P120">Allah'ın Kuran'da bildirdiği bu sırra göre, inkar eden bir insan yatağında huzur içinde ölmüş gibi görünebilir. Ölümü sırasında hiçbir acı çekmediği, zorluk yaşamadığı, yavaşça gözlerini kapattığı zannedilebilir. Oysa Allah inkarcının ölümünün büyük ızdıraplar ve zorluklar içinde olduğunu bildirmektedir. Ölüm meleklerinin inkarcıların canlarını alış şekilleri ise ayetlerde şöyle bildirilir:</text:p>
      <text:p text:style-name="P118"/>
      <text:p text:style-name="P70">Öyleyse melekler, yüzlerine ve arkalarına vura vura canlarını aldıkları zaman nasıl olacak? İşte böyle; çünkü gerçekten onlar, Allah'ı gazablandıran şeye uydular ve O'nu razı edecek şeyleri çirkin karşıladılar; bundan dolayı (Allah,) amellerini boşa çıkardı. (Muhammed Suresi, 27-28)</text:p>
      <text:p text:style-name="P118"/>
      <text:p text:style-name="P118">Melekleri, onların yüzlerine ve arkalarına vurarak: "Yakıcı azabı tadın" diye o inkar edenlerin canlarını alırken görmelisin. Bu, ellerinizin önceden takdim ettiği işler yüzündendir. Yoksa şüphesiz Allah kullara zulmedici değildir. (Enfal Suresi, 50-51)</text:p>
      <text:p text:style-name="P118"/>
      <text:p text:style-name="P120">İnkarcıların bu zorlu ölümlerinin aksine müminlerin ölümleri çok kolaydır. Örneğin inkarcıların tam aksine, peygamberle birlikte savaşa çıkan ve savaşta hançerlenerek öldürülen bir mümin, aslında çok huzurlu ve korku duymadığı bir ölüm anı yaşar. Allah'ın ayetinde bildirdiği gibi, onların canları yumuşakça çekilip alınacaktır ve onlar melekler tarafından selam ve müjde ile karşılanacaklardır. Allah müminlerin ölümlerinin nasıl olacağını ayetlerinde şöyle bildirmiştir:</text:p>
      <text:p text:style-name="P118"/>
      <text:p text:style-name="P118">Ki melekler, güzellikle canlarını aldıklarında: "Selam size" derler. "Yaptıklarınıza karşılık olmak üzere cennete girin." (Nahl Suresi, 32)</text:p>
      <text:p text:style-name="P118"/>
      <text:p text:style-name="P118"/>
      <text:p text:style-name="P23">ÖLÜM MÜMİN İÇİN BİR NİMET, İNKAR </text:p>
      <text:p text:style-name="P23">EDENLER İÇİN BÜYÜK BİR AZAPTIR</text:p>
      <text:p text:style-name="P4"/>
      <text:p text:style-name="P14"><text:span text:style-name="T16">ADNAN OKTAR:</text:span><text:span text:style-name="T15"> </text:span></text:p>
      <text:p text:style-name="P5">Mümin için ölüm son derece zevklidir, yani ona yapılan tavır onun karşılaşacağı olaylar son derece zevklidir, ruhunun alınışından ayrı zevk alır ve karşılaştığı insanların güzelliğinden ayrı zevk alır. Mesela Azrail (as) olağanüstü şık ve son derece güzel kokularla, güzel bir görünümle ve son derece efendi ve güzel bir üslupla canını almaya geldiğini söyler. Yani Allah’ın huzuruna götüreceğim seni der, ama müthiş bir coşku ve sevgi, muhabbet olur, müminde karşılıklı derin bir sevgi ortamı meydana gelir. </text:p>
      <text:p text:style-name="P82">Ama küfürde olay baştan sona dehşet verici, Allah vermesin, yani her safhası dehşet verici. Yani o acı safhası ayrıdır, canının çıkması safhası ayrıdır, götürülmesi safhası ayrıdır, mesela dövülerek götürülür, orada yine götürüldükleri yerde yine aşağılanıyorlar, mesela yerde sürüklenme vardır, yerde apallıyarak gidiyorlar, yani ayakta yürümüyorlar. Mesela gözleri görmez halde oluyor bir kısmının, bir kısmının kulağı işitmez halde oluyor. Yani çok çok rahatsız edici bir konumda oluyorlar, aslında yaptıklarından yapacaklarından pişman edecek bir durum oluyor, ama insan zannediyor ki değil mi bayağı pişman olmuştur diye düşünüyorsunuz öyle değil, enaniyetleri azgınlıkları orada daha da gelişiyor cehennemde. Göz ucuyla bakarlar diyor, Allah <text:soft-page-break/>pişmanlıklarını gizlerler diyor, ayette. Yani daha da kuduruyorlar, daha da tersleşiyorlar. Ve Allah’a doğrudan Ya Rabbi bana şöyle bir nimet ver demiyor birçoğu, ‘Rabbine söyle’ de diyor. Mesela oradaki cennet bekçilerine cennet zebanilerine bu şekilde hitapta bulunuyorlar. Ama bunu gören müminler cennetin kıymetini kat, kat, kat, kat anlamış oluyorlar. Yani bir kardeşim sormuştu cennette insan acaba sıkılır mı, diye. Cennette insan sıkılmaz, acayip zevklidir cennet. Yani nimet yurdudur, her gün bayramdır cennet. Her gün sonsuza kadar bayramdır ve şiddetli zevk ve neşe içerisinde bir bayramdır. Rabbinin güzelliklerine kavuşmuşsun, rahmetine kavuşmuşsun, Allah’ın rızasını kazanmışsın, cennetine gelmişsin bir insan nasıl sıkılır ve istediği her şey var. Ve her an her şey yaratılıyor istediği gibi. Mesela sık sık yüzü değiştiriyor Allah, sürekli yüzü değişir, istediği sürekli bir şey olduğunda bir güzellik olduğunda değişir o. Mesela eşyanın şekli değişir, kokunun şekli değişir, yiyeceklerin şekli değişir, aklından ne geçerse, ne isterse anında oluşur. Bu çok, çok büyük bir nimettir. Ama cennetin kıymetini en iyi bilmelerine neden olan şeylerden bir tanesi cehennemi görmeleridir müminlerin. Yani onu gördükçe kıyas yapıp, yapıp cennetin böyle taşlarını öpecekler inşaAllah. </text:p>
      <text:p text:style-name="P39">Müminlerin Azrail ile karşılaşmasında ise, mümin zaten Azrail’in güzelliğinden hipnotize oluyor. Müthiş yakışıklı Azrail (as) yani tarif edilemeyecek derecede yakışıklı ve güzeldir, yanındaki heyet de öyle. Heyet-i hâzirûn onlar da müthiş güzel varlıklardır. Dolayısıyla mümin için çok büyük bir nimettir. Ama küfür için Azrail (as), yani onların zannettiği gibi böyle insanın kafasındaki gibi değil, çok çok şiddetli bir azap verici tavır göstertir. Ama güzelliğinde yine kusur olmaz Azrail’in, yani her zaman güzeldir Azrail (as). Ama verdiği acı çok şiddetlidir. Ve oradaki görevlilerin verdiği acı çok şiddetlidir, ona yardımcı olan meleklerin verdiği acı çok şiddetlidir. (Sayın Adnan Oktar’ın Çay TV röportajından, 25 Şubat 2009)</text:p>
      <text:h text:style-name="P160" text:outline-level="1">NAMAZ KILMAK İNSANLARIN</text:h>
      <text:h text:style-name="P156" text:outline-level="1">KÖTÜLÜK YAPMALARINI</text:h>
      <text:h text:style-name="P156" text:outline-level="1">ENGELLER</text:h>
      <text:p text:style-name="P128"/>
      <text:p text:style-name="P128"/>
      <text:p text:style-name="P30"><text:span text:style-name="T21">B</text:span><text:span text:style-name="T22">eş vakit namaz, Allah'ın Kuran'da farz kıldığı önemli bir ibadettir. Allah namazlarında sürekli olanlara ve titiz davrananlara ecir vereceğini bildirir. Allah Kuran'da namaz kılanların sahip olacakları bir kazancın daha olduğunu şöyle bildirmiştir:</text:span></text:p>
      <text:p text:style-name="P57"/>
      <text:p text:style-name="P57">Sana Kitap'tan vahyedileni oku ve namazı dosdoğru kıl. Gerçekten namaz, çirkin utanmazlıklar (fahşa)dan ve kötülüklerden alıkoyar. Allah'ı zikretmek ise muhakkak en büyük (ibadet)tür. Allah, yaptıklarınızı bilir. (Ankebut Suresi, 45)</text:p>
      <text:p text:style-name="P4"/>
      <text:p text:style-name="P3">Allah'ın ayetinde bildirdiği gibi, namaz kılanlar çirkin utanmazlıklardan ve kötülüklerden uzak dururlar. Allah, onların kalbine bu tür kötülüklerden uzak durmalarını ilham eder. </text:p>
      <text:h text:style-name="P149" text:outline-level="1">Kuran'da bildirilen namaz ibadetini titizlikle yerine getiren insan, Allah'tan korkan insandır. Her gün Rabbimiz'in huzurunda 5 vakit kıyam eden, secde ve rüku eden insan içinde duyduğu saygı dolu korku nedeniyle elbette kötülüklere de yaklaşamaz. Vicdanı, Allah'ın izni ve ilhamı ile bu insanın kötülüğe, çirkin bir utanmazlığa yönelmesine engel olur. Böyle bir insan bir anlık kötülükte dahi bulunsa, Rabbimiz'in huzurunda dua ederken, O'nun sonsuz kudretini düşünürken hemen yaptığı kötülüğü görür ve tevbe ederek bunlardan bir daha dönmemek üzere uzaklaşır.</text:h>
      <text:h text:style-name="P149" text:outline-level="1"/>
      <text:h text:style-name="P149" text:outline-level="1"/>
      <text:h text:style-name="P160" text:outline-level="1">ALLAH YOLUNDA</text:h>
      <text:h text:style-name="P156" text:outline-level="1">ÖLDÜRÜLENLER ÖLÜ</text:h>
      <text:h text:style-name="P157" text:outline-level="1">DEĞİLDİRLER</text:h>
      <text:p text:style-name="P83"/>
      <text:p text:style-name="P83"/>
      <text:p text:style-name="P120">İman edenlere Kuran'da bildirilen sırlardan biri de Allah yolunda ölenlerin aslında "ölü" olarak kabul edilmeyecekleridir. Allah söz konusu kişilerin Kendi Katında diri olarak bulunduklarını bildirmektedir. Bu gerçeği haber veren ayetlerde şöyle buyrulmaktadır:</text:p>
      <text:p text:style-name="P118"/>
      <text:p text:style-name="P118">Allah yolunda öldürülenleri sakın 'ölüler' saymayın. Hayır, onlar, Rableri Katında diridirler, rızıklanmaktadırlar. Allah'ın Kendi fazlından onlara verdikleriyle sevinç içindedirler. Onlara arkalarından henüz ulaşmayanlara müjdelemeyi isterler ki onlara hiçbir korku yoktur, mahzun da olacak değillerdir. Onlar, Allah'tan bir nimeti, bir fazlı (bolluğu) ve gerçekten Allah'ın mü'minlerin ecrini boşa çıkarmadığını müjdelemektedirler. (Al-i İmran Suresi, 169-171)</text:p>
      <text:p text:style-name="P118"/>
      <text:p text:style-name="P118">Ve sakın Allah yolunda öldürülenlere "ölüler" demeyin; hayır onlar diridirler. Fakat siz bunun şuurunda değilsiniz. (Bakara Suresi, 154)</text:p>
      <text:p text:style-name="P118"/>
      <text:p text:style-name="P120">Allah yolunda öldürülenlerle ilgili olarak Allah'ın Kuran'da bildirdiği bir başka konu ise, şehitlerin Allah Katında hidayetlerinin tamamlandığı ve cennete kabul edilerek kurtuluşa erenlerden olduklarıdır. </text:p>
      <text:p text:style-name="P118"/>
      <text:p text:style-name="P118">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22"/>
      <text:p text:style-name="P23">Allah yolunda hicret edip öldürülen veya ölenlere gelince muhakkak Allah, onları güzel bir rızıkla rızıklandıracaktır. Şüphesiz Allah, rızık verenlerin en hayırlısıdır. Onları, kendisinden gerçekten hoşnut kalacakları bir yere sokacaktır. Şüphesiz Allah, bilendir, halimdir. (Hac Suresi, 58-59)</text:p>
      <text:p text:style-name="P4"/>
      <text:p text:style-name="P3">İşte bu ayetlerde Allah yolunda öldürülen insanlarla ilgili bildirilen bu gerçekler de, Kuran'ın halk arasında pek bilinmeyen ve konuşulmayan sırlarından <text:soft-page-break/>biridir.</text:p>
      <text:h text:style-name="P160" text:outline-level="1">İZZET ALLAH KATINDAN</text:h>
      <text:h text:style-name="P156" text:outline-level="1">VERİLİR</text:h>
      <text:p text:style-name="P26"/>
      <text:p text:style-name="P26"/>
      <text:p text:style-name="P14"><text:span text:style-name="T20">A</text:span><text:span text:style-name="T15">hirete inanmayan ve tek hayatının dünya hayatı olduğunu zanneden insanların büyük bir kısmı, dünyada güç, kudret ve üstünlük bulmaya çalışırlar. Hayatları boyunca bunun hırsı ile çabalarlar. Kendileri için gücün, üstünlüğün ve onurlu olmanın ölçüleri ve değerleri vardır. Buna göre zengin olmak, yönetici olmak, sözü geçen olmak, ün sahibi olmak gerekir. Bunlardan birini kaybettiklerinde ise tüm itibarlarının, onur ve izzetlerinin yerle bir olduğunu düşünürler. Oysa bu çok büyük bir yanılgıdır ve Allah onların bu yanılgılarını Kuran'da şöyle açıklar:</text:span></text:p>
      <text:p text:style-name="P109"/>
      <text:p text:style-name="P118">Kendilerine güç (izzet) sağlasınlar diye, Allah'tan başka ilahlar edindiler. Hayır; (o yalancı ilahlar) onların tapınışlarını inkar edecekler ve onlara karşı çelişkiye düşecekler." (Meryem Suresi, 81-82)</text:p>
      <text:p text:style-name="P118"/>
      <text:p text:style-name="P120">Tek güç ve izzet sahibi olan Allah'tır ve Allah gücü ve izzeti dilediğine verir. Dolayısıyla, güç ve üstünlük sağlamak için Allah'tan istemek dışında sebepler ve aracılar arayanlar, bunları Allah'a ortak koşmuş olurlar. Çünkü ne malın, ne itibarın, ne de mevkinin insana güç sağlamaya yetecek bir iradesi yoktur. Ayrıca, Allah her insandan tüm bunları bir anda çekip alabilir. Örneğin en üst mevkideki bir insan bir anda mevkisiz, malsız ve itibarsız kalabilir. Çünkü herşeyin tek ve gerçek sahibi olan Allah'tır. </text:p>
      <text:p text:style-name="P120">Allah, izzet ve onuru, Kendisi'ne dost olan, gönülden bağlı, Kuran'a uyan kullarına verir. Kuran'a uyan bir insan, hiçbir zaman kendisini ahirette Allah'ın karşısında küçük düşürecek, onu utandırıp, pişmanlığa sevk edecek bir ahlaka ve tavra yaklaşmaz. Hiçbir insandan korkup çekinmez, kimseye yaranmaz, kimsenin güç ya da zalimliğinden korkup çekinmez. Sadece Allah'ı razı etmek ister ve sadece Allah'tan korkup sakınır. Bu nedenle hiçbir zayıflığı, insanlar karşısında ezikliği yoktur. Mala, zenginliğe, makam ve mevkiye sahip olmasa dahi Allah onu Kendi Katından yardımıyla güç ve şeref sahibi yapar. Böyle bir insan aynı zamanda Kuran ahlakını yaşamanın ve imanın getirdiği üstünlüğü ve şerefi üzerinde taşır. Allah bunu bir ayetinde şöyle bildirir:</text:p>
      <text:p text:style-name="P120"/>
      <text:h text:style-name="P155" text:outline-level="1">... Oysa izzet (güç, onur ve üstünlük) Allah'ın, O'nun Resûlü'nün ve mü'minlerindir... (Münafikun Suresi, 8)</text:h>
      <text:h text:style-name="P155" text:outline-level="1"/>
      <text:h text:style-name="P160" text:outline-level="1">DOĞRU YOLU BULMANIN</text:h>
      <text:h text:style-name="P156" text:outline-level="1">SIRLARI</text:h>
      <text:p text:style-name="P128"/>
      <text:p text:style-name="P128"/>
      <text:p text:style-name="P132"><text:span text:style-name="T8">Y</text:span><text:span text:style-name="T2">eryüzündeki hemen her insanın kendisine göre doğru ve yanlışları bulunur. Her birinin doğrularını tespit etmedeki kaynağı ise farklıdır. Kimi okuduğu bir kitabı, kimi çevresinde gördüğü bir insanı, kimi bir politikacıyı, kimi ise bir felsefeciyi kendisine rehber edinir. Oysa en doğru ve insanı kurtuluşa kavuşturacak tek yol Allah'ın insanlar için belirlediği dindir. Ve bu yolda insanın tek hedefi Allah'ın hoşnutluğunu, rahmetini ve cennetini kazanmaktır. Diğer yollar, insanlara ne kadar süslü, çekici gibi görünse de, bu aldatıcıdır. Hepsi insanları dünyada ve ahirette sonsuza kadar devam edecek bir yıkıma, ümitsizliğe, mutsuzluğa ve acı bir azaba sürükler. </text:span></text:p>
      <text:p text:style-name="P120">Kimlerin doğru yola iletildikleri ise Kuran'da bildirilen sırlardır. Bunlara uyanlar, Allah'ın doğru yoluna ileterek, cennetinde ağırladığı kullardır. </text:p>
      <text:p text:style-name="P80"><text:s/></text:p>
      <text:p text:style-name="P85">Kesin bilgi ile iman etmek</text:p>
      <text:p text:style-name="P120">Herşeyden önce kişinin doğru yola iletilmesi için iman etmesi gerekir. Eğer bir insan göklerin yerin ve ikisi arasındakilerin tek sahibi ve yaratıcısının Allah olduğuna ve dünyada var olma amacının Allah'a kulluk etmek olduğuna iman edip, hayatı boyunca Allah'ın rızasını ararsa, Allah onu doğru yola iletir. Allah'a, ahirete ve Kuran'a imanın ise kesin bir iman olması gerekir. Bazı insanlar, her ne kadar iman ettiklerini söyleseler de, imanlarında şüphe veya zayıflık olabilmektedir. Böyle insanlar, inkarcılarla birlikte olduklarında onların etkisine girip din ahlakını yaşamakta kolaylıkla zayıflık gösterebilmekte, Allah'a ve dine karşı bir tutum sergileyebilmektedirler. Oysa, Allah'ın doğru yola ilettiği kullarının imanı kesin ve şüphesizdir:</text:p>
      <text:p text:style-name="P128"/>
      <text:p text:style-name="P118">(Bir de) Kendilerine ilim verilenlerin, bunun (Kur'an'ın) hiç tartışmasız Rablerinden olan bir gerçek olduğunu bilmeleri için; böylelikle ona iman etsinler ve kalpleri ona tatmin bulmuş olarak bağlansın. Şüphesiz Allah, iman edenleri dosdoğru yola yöneltir. (Hac Suresi, 54)</text:p>
      <text:p text:style-name="P120"><text:s/></text:p>
      <text:p text:style-name="P116">Tam bir teslimiyetle Allah'a </text:p>
      <text:p text:style-name="P116">yönelmek</text:p>
      <text:p text:style-name="P132"><text:span text:style-name="T2">İman edenlerin tam bir teslimiyetle Allah'a yönelmeleri, Allah'a kalpleri tatmin bulmuş olarak bağlanmaları da doğru yola iletilmenin sırrıdır. Allah'a iman eden ve ahiretten korkan bir müminin dünyaya yönelik bir hırsı yoktur. Tek amacı Allah'ı razı etmektir. Bu sebeple, bir mümin her tutum ve davranışın</text:span><text:span text:style-name="T10">da Allah'a yönelir, </text:span><text:soft-page-break/><text:span text:style-name="T10">Allah'ın kendisini denediğini bilerek, her olayda Allah'ın kendisi için yazdığı kadere tabi olur. Allah Kendisi'ne teslim olanların doğru yola iletileceğini şu şekilde bildirmiştir: </text:span></text:p>
      <text:p text:style-name="P118">Allah'ın ayetleri size okunuyorken ve O'nun elçisi içinizdeyken nasıl oluyor da inkar ediyorsunuz? Kim Allah'a sımsıkı tutunursa, artık elbette o, dosdoğru olan bir yola iletilmiştir. (Al-i İmran Suresi, 101)</text:p>
      <text:p text:style-name="P118"/>
      <text:p text:style-name="P118">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118"><text:s/></text:p>
      <text:p text:style-name="P40">Verilen öğütleri yerine getirmek</text:p>
      <text:p text:style-name="P120">Allah'ın doğru yola iletilmek isteyen kullarına bir diğer emri ise şu şekildedir: </text:p>
      <text:p text:style-name="P118"/>
      <text:p text:style-name="P118">... Onlar, kendilerine verilen öğüdü yerine getirselerdi, bu şüphesiz onlar için hayırlı ve daha sağlam olurdu. Biz de onlara, o zaman yanımızdan büyük bir ecir verirdik. Ve onları mutlaka dosdoğru yola yöneltip-iletirdik. (Nisa Suresi, 66-68)</text:p>
      <text:p text:style-name="P22"/>
      <text:p text:style-name="P24">Allah'tan korkan müminler sürekli olarak hatalarından arınmak ve Allah'ın en çok razı olacağı ahlaka ulaşmak için çalışırlar. Ancak, elbette hatalardan hızla arınmak ve doğru yola iletilmek için kişinin tevazulu olması gerekir. Tevazulu ve arınmayı isteyen bir insan başta Allah'ın emirlerini tam olarak yerine getirir. Ayrıca salih müminler birbirlerinin velileridir. Birbirlerine iyiliği emreder, kötülükten men ederler. Bu sebeple, müminlerin birbirlerinin verdiği öğütlere karşı da tevazulu olması, bir hatayı mümin bir kardeşinin kendisine söylemesinin ahireti için büyük bir nimet olduğunu bilerek söz dinlemesi gerekir. Kendisine verilen öğütleri tutan bir insan hızla hatalarından arınacak ve Allah'ın ayette bildirdiği gibi, doğru yola ulaşacaktır. Allah, şeytana uymaktan kaçınan, kendisini Kuran'a ve güzel ahlaka çağıran kişilere tabi olan kullarına şöyle müjde vermektedir:</text:p>
      <text:p text:style-name="P4"/>
      <text:p text:style-name="P4">Tağuta kulluk etmekten kaçınan ve Allah'a içten yönelenler ise; onlar için bir müjde vardır, öyleyse kullarıma müjde ver. Ki onlar, sözü işitirler ve en güzeline uyarlar. İşte onlar, Allah'ın kendilerini hidayete erdirdiği kimselerdir ve onlar, temiz akıl sahipleridir. (Zümer Suresi, 17-18)</text:p>
      <text:h text:style-name="P160" text:outline-level="1">NEFİS İNSANA VARGÜCÜYLE</text:h>
      <text:h text:style-name="P156" text:outline-level="1">KÖTÜLÜĞÜ EMREDER</text:h>
      <text:h text:style-name="P153" text:outline-level="1"/>
      <text:p text:style-name="P26"/>
      <text:p text:style-name="P132"><text:span text:style-name="T8">H</text:span><text:span text:style-name="T2">em her türlü kötülüğü hem de ondan sakınmayı bilen nefs insanın içindeki emredici güçtür. Yani bir insana bir eylemi yaptıran, bir kararı verdiren manevi güç nefistir. Allah, Kuran'da nefsin bu iki özelliğini şöyle bildirmiştir.</text:span></text:p>
      <text:p text:style-name="P118"/>
      <text:p text:style-name="P118">Nefse ve ona bir düzen içinde biçim verene; sonra ona fücurunu (sınır tanımaz günah ve kötülüğünü) ve ondan sakınmayı ilham edene (andolsun). Onu arındırıp temizleyen gerçekten felah bulmuştur." (Şems Suresi, 7-9)</text:p>
      <text:p text:style-name="P118"/>
      <text:p text:style-name="P120">Ayetlerde insanların ahlaksızlıklarından, yaptıkları kötülüklerden söz edilirken bu tavırlarının kaynağı olarak nefisleri gösterilmektedir. Nefs bu yönü ile insanın en büyük düşmanlarından birisidir. Nefs kibirli, cimri ve bencildir, sürekli olarak kendi heva ve hevesini, kendi gururunu tatmin etmek ister, kendi rahatını, kendi menfaatini, kendi hoşnutluğunu düşünür. İsteklerine her zaman meşru yollardan kavuşamayacağı için de insana vargücüyle kötülüğü emreder. Bu gerçek Kuran'da şöyle açıklanır:</text:p>
      <text:p text:style-name="P118"/>
      <text:p text:style-name="P118">(Yine de) Ben nefsimi temize çıkaramam. Çünkü gerçekten nefis, -Rabbimin kendisini esirgediği dışında- var gücüyle kötülüğü emredendir. Şüphesiz, benim Rabbim, bağışlayandır, esirgeyendir. (Yusuf Suresi, 53)</text:p>
      <text:p text:style-name="P118"/>
      <text:p text:style-name="P120">Nefsin insana vargücüyle kötülüğü emrediyor olması Allah'tan korkan müminler için çok önemli bir sırdır. Bu, nefsin oyunlarının bir an bile bitmeyeceğini, sürekli olarak insana kötülüğü emrederek bütün gücüyle onu Allah'ın yolundan alıkoymaya çalışacağını gösterir. Bu sırra göre nefs hiçbir zaman susmayacak, her konuda kendini haklı görecek, bütün insanlardan daha çok sevecek, büyüklenecek kendini her türlü nimetin kendisinin olmasını isteyecek, rahatına düşkün olacak, kısaca Allah'ın beğendiği ahlakın tam tersini insana yaşatabilmek için her yolu uygulayacaktır. </text:p>
      <text:p text:style-name="P120">Nitekim, inkar edenlerin, Kuran ahlakına uymayanların tavırları ve ahlakları tamamen nefisleri tarafından şekillenir. Onlar Allah'tan korkmadıkları için vicdanlarının emrettiğine uyacak iradeyi gösteremez, sadece nefislerinin emrettiklerine uyarlar. Din ahlakından uzak yaşayan toplumlarda yaşanan kavgaların, menfaat çatışmalarının, mutsuzlukların kökeninde herkesin nefsine uyarak sadece kendi menfaatini düşünmesi, gerçek sevgi, saygı, fedakarlık gibi insani özelliklerini tamamen kaybetmesi vardır. </text:p>
      <text:p text:style-name="P120"><text:soft-page-break/>Bu nedenle, Allah'ın bildirdiği bu sır çok önemlidir. Eğer insan bu sırrı unutmazsa nefsine karşı önlem alabilir. Ona göre bir ahlak ve tavır gösterebilir. Nefs tembelliği emrederse onu kat kat çalıştırarak, nefs bencilliği emrederse daha fedakar olarak, nefs cimriliği emrederse daha cömert olarak, nefsin emrettiği her türlü kötülükte aksi olan en iyi tavrı yerine getirerek onu eğitebilir. Allah, Şems Suresi'deki ayetlerde, nefse kötülüklerin yanı sıra bu kötülüklerden sakınmanın da ilham edildiği bildirilmiştir. Yani insanın nefsinde kötülükleri ve ahlaksızlıkları emreden, bunları kolay ve güzel gösteren bir sesin yanında, iyi ve güzel olanı seçmesini de emreden vicdanı vardır. Her insan içindeki bu sesleri bilir ve hangisinin iyi, hangisinin kötü olduğunu tanır. Ancak, sadece Allah'tan korkup sakınınlar vicdanlarına uyarlar.</text:p>
      <text:h text:style-name="P160" text:outline-level="1">İNSANLARA BOLLUK</text:h>
      <text:h text:style-name="P156" text:outline-level="1">VE ZENGİNLİK VERİLMESİNİN</text:h>
      <text:h text:style-name="P156" text:outline-level="1">SIRLARI</text:h>
      <text:p text:style-name="P83"/>
      <text:p text:style-name="P83"/>
      <text:p text:style-name="P120">Tüm evren, içindeki canlı ve cansız varlıkların tamamı ile birlikte Allah'a aittir. Ve Allah, sahip olduklarından dilediklerini dilediği insanların emrine verir. İnsanlara rızık veren, onları zenginleştiren, bol bol ürünler veren, nimetlendiren Allah'tır. Allah'ın ayetlerinde bildirdiği gibi, Allah dileği insana rızkını genişletip yayar, dilediğinin ise rızkını kısıp daraltır ve bunların hepsini hayırla ve bir hikmet üzerine diler. Rızkı bollaşan da, azalan da bunlarla denenmektedir. Allah'ın verdiği nimetlerle azıp şımarmayan, hepsi için Allah'a şükredici olanlar, ellerindeki nimetler alındığında ise, Allah'a tevekkül ederek, sabır gösterenler Allah'ın hoşnut olduğu kullardır. Kuran'da bildirilen Hz. Süleyman (as)'ın sözleri, Allah'ın nimetlerinin insanlar için bir deneme olduğunu açıklamaktadır:</text:p>
      <text:p text:style-name="P118"/>
      <text:p text:style-name="P118">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40)</text:p>
      <text:p text:style-name="P118"/>
      <text:p text:style-name="P132"><text:span text:style-name="T2">Hz. Süleyman (as)'ın Kuran'da haber verilen, </text:span><text:span text:style-name="T3">"Bu Rabbimin fazlındandır, O'na şükredecek miyim, yoksa nankörlük edecek miyim diye beni denemekte olduğu için (bu olağanüstü olay gerçekleşti)" </text:span><text:span text:style-name="T2">şeklindeki sözleri, nimetlerin insanlara veriliş nedenlerinden birini açıklamaktadır. </text:span></text:p>
      <text:p text:style-name="P120">Allah, Kuran'da dünya hayatının süsü olarak tanımladığı malları, oğulları, eşleri, akrabaları, makamı, itibarı, zekayı, güzelliği, sağlığı, kar getiren ticareti, başarıyı kısacası her türlü nimeti insanı denemek için verir. </text:p>
      <text:p text:style-name="P120"/>
      <text:p text:style-name="P51">İnkarcılara bolluk verilmesinin sırları</text:p>
      <text:p text:style-name="P120">Dünya üzerinde, Allah'a inanmadığı halde bolluk ve nimet içinde yaşayan, bereketli topraklar, sağlıklı çocuklar sahibi olan, uzun ömür sürmüş ve halen de sürmekte bulunan birçok insan vardır. Bu insanlar sahip olduklarıyla Allah'ı razı etmek yerine şımarmakta, bunlarla Rabbimiz'in rızasını aramak yerine, Allah'tan uzaklaşmaktadırlar. Her geçen gün küfürleri artan ve durmadan günah toplayan bu insanlar, sahip olduklarının kendileri için hayır olduğunu zannederler. Oysa Allah <text:soft-page-break/>Kuran'da bu insanlara verdiği nimetlerin ve tanıdığı sürenin hikmetini ve sırlarını şu ayetlerle açıklamaktadır:</text:p>
      <text:p text:style-name="P118">Onların malları ve evlatları seni imrendirmesin; Allah bunlarla, ancak onları dünyada azablandırmak ve canlarının onlar inkar içindeyken zorluk içinde çıkmasını istiyor. (Tevbe Suresi, 85)</text:p>
      <text:p text:style-name="P118"/>
      <text:p text:style-name="P118">O küfre sapanlar, kendilerine tanıdığımız süreyi sakın kendileri için hayırlı sanmasınlar, Biz onlara, ancak günahları daha da artsın diye süre vermekteyiz. Onlar için aşağılatıcı bir azab vardır. (Al-i İmran Suresi, 178)</text:p>
      <text:p text:style-name="P48"/>
      <text:p text:style-name="P47">Artık sen onları, belli bir süreye kadar kendi gafletleri içinde bırak. Onlar sanıyorlar mı ki, kendilerine verdiğimiz mal ve çocuklarla Biz onların hayırlarına koşuyoruz (veya yardım ediyoruz)? Hayır, onlar şuurunda değiller. (Mü'minun Suresi, 54-56)</text:p>
      <text:p text:style-name="P109"/>
      <text:p text:style-name="P120">Ayetlerde açıklandığı gibi söz konusu insanların sahip oldukları nimetler, tavırlarını değiştirip düzeltmezlerse, onlar için bir şerdir. Onlara tanınan süre günahlarının daha da artması içindir. Vakitleri dolduğunda ise ne malları, ne çocukları, ne makamları onları acı bir azaptan kurtaramaz. Nitekim, Allah Meryem Suresi'nde daha önceki insan nesillerinde de varlık ve bolluk içinde yaşayan, ancak bu nimetlerin kendilerini azaptan kurtaramadığı kavimlerin durumunu bildirmiştir: </text:p>
      <text:p text:style-name="P22"/>
      <text:p text:style-name="P23">Onlardan önce nice insan- nesillerini yıkıma uğrattık, onlar mal (giyim, kuşam ve tefriş) bakımından da, gösteriş bakımından da daha güzeldiler. (Meryem Suresi, 74)</text:p>
      <text:p text:style-name="P4"/>
      <text:p text:style-name="P3">Aynı ayetin devamında ise, bu insanlara süre tanınmasının sırrı şöyle açıklanmıştır:</text:p>
      <text:p text:style-name="P109"/>
      <text:p text:style-name="P118">De ki: "Kim sapıklık içindeyse, Rahman (olan Allah), ona süre tanıdıkça tanır; kendilerine va'dedileni -ya azabı veya kıyamet saatini- gördükleri zaman artık kimin yeri (makam, mevki) daha kötü, kimin askeri- gücü daha zayıfmış, öğreneceklerdir. (Meryem Suresi, 75)</text:p>
      <text:h text:style-name="P152" text:outline-level="1"/>
      <text:h text:style-name="P149" text:outline-level="1">Allah, sonsuz adaletli ve merhametlidir. Herşeyi bir hikmet ve hayır ile yaratır ve her insan yaptığının karşılığını eksiksiz olarak alır. Bunu bilen müminler, çevrelerinde gerçekleşen her olaya Allah'ın yarattığı hikmet ve hayrı görmek niyetiyle bakarlar. Aksi takdirde, insanlar gerçeklerden uzak, aldatıcı bir dünya yaşarlar.</text:h>
      <text:h text:style-name="P149" text:outline-level="1"/>
      <text:h text:style-name="P160" text:outline-level="1">ALLAH'IN İNKAR</text:h>
      <text:h text:style-name="P156" text:outline-level="1">EDENLERE HEMEN AZAP</text:h>
      <text:h text:style-name="P156" text:outline-level="1">VERMEMESİNİN SIRRI</text:h>
      <text:h text:style-name="P153" text:outline-level="1"/>
      <text:p text:style-name="P143"/>
      <text:p text:style-name="P120">İnsanların yaptıkları kötülüklerin karşılığını hemen almadıkları, her karşılığın belli bir vakte kadar ertelenmesi Kuran'da bildirilen sırlardan biridir. Allah bunu ayetlerinde şöyle bildirir:</text:p>
      <text:p text:style-name="P118"/>
      <text:p text:style-name="P118">Eğer Allah, kazandıkları dolayısıyla insanları (azab ile) yakalayıverecek olsaydı, (yerin) sırtı üzerinde hiçbir canlıyı bırakmazdı, ancak onları, adı konulmuş bir süreye kadar ertelemektedir. Sonunda ecelleri geldiği zaman, artık şüphesiz Allah Kendi kullarını görendir. (Fatır Suresi, 45)</text:p>
      <text:p text:style-name="P118"/>
      <text:p text:style-name="P118">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p>
      <text:p text:style-name="P118"/>
      <text:p text:style-name="P120">Birçok insan yaptığı kötülüğün karşılığını hemen almayınca, kötülüklerin karşılıksız kalabileceğini zanneder. Hatta bu nedenden dolayı tevbe etmez, pişmanlık duymaz ve tavrını düzeltmez, karşılıksız kalacağını sandığı için azgınlığını daha da artırır. Akılsız olduğu için, bunun gelecek olan azabını daha da dayanılmaz yapacağını hesap edemez. Allah, bu konuda şöyle hükmetmektedir:</text:p>
      <text:p text:style-name="P118"/>
      <text:p text:style-name="P118">O küfre sapanlar, kendilerine tanıdığımız süreyi sakın kendileri için hayırlı sanmasınlar, Biz onlara, ancak günahları daha da artsın, diye süre vermekteyiz. Onlar için aşağılatıcı bir azab vardır. (Al-i İmran Suresi, 178)</text:p>
      <text:p text:style-name="P118"/>
      <text:p text:style-name="P120">Bu, Allah'ın insanları denemek için yarattığı bir ertelemedir. Oysa, her insanın yaptıklarının karşılığını alması için Allah Katında belirlenmiş bir süre vardır. O süre geldiğinde ne bir an öne alınır, ne bir an ertelenir. Allah, herkesin karşılığını mutlaka alacağını ayetlerinde şöyle açıklar:</text:p>
      <text:p text:style-name="P118"/>
      <text:p text:style-name="P118">Eğer Rabbinden geçmiş bir söz ve adı konulmuş (belirlenmiş) bir süre (ecel) olmasaydı, muhakkak (yıkım azabı) kaçınılmaz olurdu. (Taha Suresi, 129)</text:p>
      <text:p text:style-name="P130"/>
      <text:p text:style-name="P130">Onlara bir süre tanıyorum. Hiç şüphesiz Benim düzenim (cezalandırmam) sapasağlamdır. (Araf Suresi, 183)</text:p>
      <text:p text:style-name="P69">SONUÇ</text:p>
      <text:p text:style-name="P128"/>
      <text:p text:style-name="P128"/>
      <text:p text:style-name="P132"><text:span text:style-name="T8">S</text:span><text:span text:style-name="T2"> amimi bir niyetle Kuran'ı okuyan, tüm yaşantısına, çevresinde meydana gelen olaylara Allah'a dost bir iman gözüyle bakan her insan, Kuran'da bildirilen sırları kendi hayatında görebilir. En küçüğünden en büyüğüne kadar hiçbir olay rastgele insanın karşısına çıkmaz; hiçbiri bir tesadüf eseri değildir. Her birinde Allah'ın yarattığı bir sır, bir hayır ve hikmet gizlidir. İnsan eğer samimi davranır ve hep Allah'a yönelirse bu sır ve hikmetleri görebilir. </text:span></text:p>
      <text:p text:style-name="P120">Kuran'ın sırlarını kavrayan insanın Allah'a olan yakınlığı ve dostluğu daha da artar. Göklerin ve yerin Yaratıcısı olan Allah'ı daha iyi tanıyabilir, O'nun gücünü, aklını ve ilmini daha iyi takdir edebilir. Allah'tan başka bir dost ve vekil olmadığını görür. Her an Allah'ın yarattığı bir hikmeti ve sırrı görmenin ve anlamanın heyecan ve neşesini yaşar. Allah böyle insanlara yaratışındaki sırları daha da açar. O insanın hayatı belki sıradan görünse bile, Allah aslında her an o kişi için bir olağanüstülük yaratır. Allah'ın hikmetlerini ve yaratışındaki sırları görmek isteyen, bu isteğinde samimi olan herkese Allah bunları gösterecektir. Bir ayette şöyle buyrulmaktadır:</text:p>
      <text:p text:style-name="P118"/>
      <text:p text:style-name="P118">Gerçek şu ki kulluk eden bir topluluk için bunda (Kur'an'da) 'açık bir mesaj' (veya gerçek bir çıkış yolu) vardır. (Enbiya Suresi, 106)</text:p>
      <text:h text:style-name="P160" text:outline-level="1">DARWINİZM'İN ÇÖKÜŞÜ</text:h>
      <text:p text:style-name="P84"/>
      <text:p text:style-name="P84"/>
      <text:p text:style-name="P1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a yakın fosilin bulunmasıyla çürümüştür. Böylece Yü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0">Evrim teorisinin çöküşünü ve Yaratılış’ın delillerini diğer pek çok çalışmamızda bütün bilimsel detaylarıyla ele aldık ve almaya devam ediyoruz. Ancak konuyu, taşıdığı büyük önem nedeniyle, burada da özetlemekte yarar vardır.</text:p>
      <text:p text:style-name="P118"/>
      <text:p text:style-name="P133">Darwin'i Yıkan Zorluklar</text:p>
      <text:p text:style-name="P132"><text:span text:style-name="T2">Evrim teorisi, tarihi eski Yunan'a kadar uzanan pagan bir öğreti olmakla birlikte, kapsamlı olarak 19. yüzyılda ortaya atıldı. Teoriyi bilim dünyasının gündemine sokan en önemli gelişme, Charles Darwin'in 1859 yılında yayınlanan </text:span><text:span text:style-name="T4">Türlerin Kökeni</text:span><text:span text:style-name="T2">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0"><text:soft-page-break/>Darwinizm'in bilim karşısındaki yenilgisi, üç temel başlıkta incelenebilir:</text:p>
      <text:p text:style-name="P46">1) Teori, hayatın yeryüzünde ilk kez nasıl ortaya çıktığını asla açıklayamamaktadır.</text:p>
      <text:p text:style-name="P120">2) Teorinin öne sürdüğü "evrim mekanizmaları"nın, gerçekte evrimleştirici bir etkiye sahip olduğunu gösteren hiçbir bilimsel bulgu yoktur.</text:p>
      <text:p text:style-name="P24">3) Fosil kayıtları, evrim teorisinin öngörülerinin tam aksine bir tablo ortaya koymaktadır. </text:p>
      <text:p text:style-name="P58">Bu bölümde, bu üç temel başlığı ana hatları ile inceleyeceğiz.</text:p>
      <text:p text:style-name="P10"/>
      <text:p text:style-name="P133">Aşılamayan İlk Basamak: </text:p>
      <text:p text:style-name="P133">Hayatın Kökeni </text:p>
      <text:p text:style-name="P110">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5"/>
      <text:p text:style-name="P133">"Hayat Hayattan Gelir"</text:p>
      <text:p text:style-name="P11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0">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0">Darwin'in Türlerin Kökeni adlı kitabını yazdığı dönemde ise, bakterilerin cansız maddeden oluşabildikleri inancı, bilim dünyasında yaygın bir kabul görüyordu. Oysa Darwin'in kitabının yayınlanmasından beş yıl sonra, ünlü Fransız <text:soft-page-break/>biyolog Louis Pasteur, evrime temel oluşturan bu inancı kesin olarak çürüttü. Pasteur yaptığı uzun çalışma ve deneyler sonucunda vardığı sonucu şöyle özetlemişti: </text:p>
      <text:p text:style-name="P112">"Cansız maddelerin hayat oluşturabileceği iddiası artık kesin olarak tarihe gömülmüştür." (Sidney Fox, Klaus Dose, Molecular Evolution and The Origin of Life, New York: Marcel Dekker, 1977, s. 2)</text:p>
      <text:p text:style-name="P2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4"/>
      <text:p text:style-name="P133">20. Yüzyıldaki Sonuçsuz Çabalar</text:p>
      <text:p text:style-name="P12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12">"Maalesef hücrenin kökeni, evrim teorisinin tümünü içine alan en karanlık noktayı oluşturmaktadır." (Alexander I. Oparin, Origin of Life, (1936) New York, Dover Publications, 1953 (Reprint), s.196)</text:p>
      <text:p text:style-name="P30"><text:span text:style-name="T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19">"New Evidence on Evolution of Early Atmosphere and Life", Bulletin of the American Meteorological Society, c. 63, Kasım 1982, s. 1328-1330)</text:span></text:p>
      <text:p text:style-name="P3">Uzun süren bir sessizlikten sonra Miller'in kendisi de kullandığı atmosfer ortamının gerçekçi olmadığını itiraf etti. (Stanley Miller, Molecular Evolution of Life: Current Status of the Prebiotic Synthesis of Small Molecules, 1986, s. 7)</text:p>
      <text:p text:style-name="P2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4">Bugün, 20. yüzyılı geride bırakırken, hala, 20. yüzyıla girdiğimizde sahip olduğumuz en büyük çözülmemiş problemle karşı karşıyayız: Hayat yeryüzünde nasıl başladı? (Jeffrey Bada, Earth, Şubat 1998, s. 40)</text:p>
      <text:p text:style-name="P24"/>
      <text:p text:style-name="P133">Hayatın Kompleks Yapısı </text:p>
      <text:p text:style-name="P120"><text:soft-page-break/>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20">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32"><text:span text:style-name="T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text:span><text:span text:style-name="T2"> dergisinin Ekim 1994 tarihli sayısında bu gerçeği şöyle itiraf eder:</text:span></text:p>
      <text:p text:style-name="P12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0"/>
      <text:p text:style-name="P133">Evrimin Hayali Mekanizmaları</text:p>
      <text:p text:style-name="P120">Darwin'in teorisini geçersiz kılan ikinci büyük nokta, teorinin "evrim mekanizmaları" olarak öne sürdüğü iki kavramın da gerçekte hiçbir evrimleştirici güce sahip olmadığının anlaşılmış olmasıdır. </text:p>
      <text:p text:style-name="P132"><text:span text:style-name="T2">Darwin, ortaya attığı evrim iddiasını tamamen "doğal seleksiyon" mekanizmasına bağlamıştı. Bu mekanizmaya verdiği önem, kitabının isminden de açıkça anlaşılıyordu: Türlerin Kökeni, </text:span><text:span text:style-name="T4">Doğal Seleksiyon Yoluyla...</text:span></text:p>
      <text:p text:style-name="P120"><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2"><text:span text:style-name="T2">Dolayısıyla doğal seleksiyon mekanizması hiçbir evrimleştirici güce sahip değildir. Darwin de bu gerçeğin farkındaydı ve </text:span><text:span text:style-name="T4">Türlerin Kökeni</text:span><text:span text:style-name="T2"> adlı kitabında </text:span><text:span text:style-name="T4">"Faydalı değişiklikler oluşmadığı sürece doğal seleksiyon hiçbir şey yapamaz"</text:span><text:span text:style-name="T2"> demek zorunda kalmıştı. (</text:span><text:span text:style-name="T4">Charles Darwin, The Origin of Species: A Facsimile of the First Edition, Harvard University Press, 1964, s. 189)</text:span></text:p>
      <text:p text:style-name="P133">Lamarck'ın Etkisi</text:p>
      <text:p text:style-name="P132"><text:span text:style-name="T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text:span text:style-name="T4">Türlerin Kökeni</text:span><text:span text:style-name="T2"> adlı kitabında, yiyecek bulmak için suya giren bazı ayıların zamanla balinalara dönüştüğünü iddia etmişti. (</text:span><text:span text:style-name="T4">Charles Darwin, The Origin of Species: A Facsimile of the First Edition, Harvard University Press, 1964, s. 184) </text:span><text:span text:style-name="T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p>
      <text:p text:style-name="P120"/>
      <text:p text:style-name="P133">Neo-Darwinizm ve Mutasyonlar</text:p>
      <text:p text:style-name="P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text:span text:style-name="T15">Bugün de hala model bilimsel olarak geçersiz olduğunu bilmelerine rağmen, Darwinistlerin savunduğu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6">Mutasyonlar canlıları geliştirmezler, aksine her zaman için canlılara zarar verirler.</text:span></text:p>
      <text:p text:style-name="P1"><text:soft-page-break/>Bunun nedeni çok basittir: DNA çok kompleks bir düzene sahiptir. Bu molekül üzerinde oluşan herhangi bir tesadüfi etki ancak zarar verir. Amerikalı genetikçi B. G. Ranganathan bunu şöyle açıklar:</text:p>
      <text:p text:style-name="P12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75"/>
      <text:p text:style-name="P133">Fosil Kayıtları: </text:p>
      <text:p text:style-name="P133">Ara Formlardan Eser Yok</text:p>
      <text:p text:style-name="P120">Evrim teorisinin iddia ettiği senaryonun yaşanmamış olduğunun en açık göstergesi ise fosil kayıtlarıdır.</text:p>
      <text:p text:style-name="P1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0">Bu durumda, iddia edilen uzun dönüşüm süreci içinde sayısız "ara türler"in oluşmuş ve yaşamış olmaları gerekir. </text:p>
      <text:p text:style-name="P99"><text:span text:style-name="T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16">"ara-geçiş formu" </text:span><text:span text:style-name="T15">adını verirler. </text:span></text:p>
      <text:p text:style-name="P120">Eğer gerçekten bu tür canlılar geçmişte yaşamışlarsa bunların sayılarının ve çeşitlerinin milyonlarca hatta milyarlarca olması gerekir. Ve bu garip canlıların <text:soft-page-break/>kalıntılarına mutlaka fosil kayıtlarında rastlanması gerekir. Darwin, Türlerin Kökeni'nde bunu şöyle açıklamıştır:</text:p>
      <text:p text:style-name="P76">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20">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7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Ek dipnot: Charles Darwin, The Origin of Species, s. 172, 280) </text:p>
      <text:p text:style-name="P138"/>
      <text:p text:style-name="P133">Darwin'in Yıkılan Umutları</text:p>
      <text:p text:style-name="P1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0">Ünlü İngiliz paleontolog (fosil bilimci) Derek W. Ager, bir evrimci olmasına karşın bu gerçeği şöyle itiraf eder:</text:p>
      <text:p text:style-name="P12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0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2">Yaratılış ve evrim, yaşayan canlıların kökeni hakkında yapılabilecek yegane iki açıklamadır. Canlılar dünya üzerinde ya tamamen mükemmel ve eksiksiz bir biçimde ortaya çıkmışlardır ya da böyle olmamıştır. Eğer böyle olmadıysa, bir değişim süreci <text:soft-page-break/>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2"><text:span text:style-name="T2">Fosiller ise, canlıların yeryüzünde eksiksiz ve mükemmel bir biçimde ortaya çıktıklarını göstermektedir. Yani </text:span><text:span text:style-name="T3">"türlerin kökeni", Darwin'in sandığının aksine, evrim değil Yaratılış’tır.</text:span></text:p>
      <text:p text:style-name="P118"/>
      <text:p text:style-name="P133">İnsanın Evrimi Masalı</text:p>
      <text:p text:style-name="P1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5">1- Australopithecus</text:p>
      <text:p text:style-name="P127">2- Homo habilis</text:p>
      <text:p text:style-name="P127">3- Homo erectus</text:p>
      <text:p text:style-name="P127">4- Homo sapiens</text:p>
      <text:p text:style-name="P132"><text:span text:style-name="T6">Evrimciler, insanların sözde ilk maymunsu atalarına "güney maymunu" anlamına gelen </text:span><text:span text:style-name="T7">Australopithecus</text:span><text:span text:style-name="T6"> ismini verirler. Bu canlılar gerçekte soyu tükenmiş bir maymun türünden başka bir şey değildir. Lord Solly Zuckerman ve Prof. Charles Oxnard gibi İngiltere ve ABD'den dünyaca ünlü iki anatomistin </text:span><text:span text:style-name="T7">Australopithecus</text:span><text:span text:style-name="T6"> örnekleri üzerinde yaptıkları çok geniş kapsamlı çalışmalar, bu canlıların sadece soyu tükenmiş bir maymun türüne ait olduklarını ve insanlarla hiçbir benzerlik taşımadıklarını göstermiştir. (</text:span><text:span text:style-name="T7">Solly Zuckerman, Beyond The Ivory Tower, New York: Toplinger Publications, 1970, s. 75-94; Charles E. Oxnard, "The Place of Australopithecines in Human Evolution: Grounds for Doubt", Nature, c. 258, s. 389)</text:span></text:p>
      <text:p text:style-name="P132"><text:span text:style-name="T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e uzanan zincir gerçekte kayıptır"</text:span><text:span text:style-name="T2"> diyerek bunu kabul eder. (</text:span><text:span text:style-name="T4">J. Rennie, "Darwin's Current Bulldog: Ernst Mayr", Scientific American, Aralık 1992)</text:span></text:p>
      <text:p text:style-name="P132"><text:span text:style-name="T2">Evrimciler </text:span><text:span text:style-name="T4">"Australopithecus &gt; Homo habilis &gt; Homo erectus &gt; Homo sapiens"</text:span><text:span text:style-name="T2"> sıralamasını yazarken, bu türlerin her birinin, bir sonrakinin atası olduğu izlenimini verirler. Oysa paleoantropologların son bulguları, </text:span><text:span text:style-name="T4">Australopithecus, Homo habilis ve Homo erectus</text:span><text:span text:style-name="T2">'un dünya'nın farklı bölgelerinde aynı dönemlerde yaşadıklarını göstermektedir. (</text:span><text:span text:style-name="T4">Alan Walker, Science, c. 207, 1980, s. 1103; A. J. Kelso, Physical </text:span><text:soft-page-break/><text:span text:style-name="T4">Antropology, 1. baskı, New York: J. B. Lipincott Co., 1970, s. 221; M. D. Leakey, Olduvai Gorge, c. 3, Cambridge: Cambridge University Press, 1971, s. 272)</text:span></text:p>
      <text:p text:style-name="P132"><text:span text:style-name="T2">Dahası </text:span><text:span text:style-name="T4">Homo erectus</text:span><text:span text:style-name="T2"> sınıflamasına ait insanların bir bölümü çok modern zamanlara kadar yaşamışlar, </text:span><text:span text:style-name="T4">Homo sapiens neandertalensis </text:span><text:span text:style-name="T2">ve </text:span><text:span text:style-name="T4">Homo sapiens sapiens</text:span><text:span text:style-name="T2"> (insan) ile aynı ortamda yan yana bulunmuşlardır. (</text:span><text:span text:style-name="T4">Time, Kasım 1996)</text:span><text:span text:style-name="T2"> 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span></text:p>
      <text:p text:style-name="P12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2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32"><text:span text:style-name="T2">Bu konuyu uzun yıllar inceleyen, özellikle </text:span><text:span text:style-name="T4">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20">İşte insanın evrimi masalı da, teorilerine körü körüne inanan birtakım insanların buldukları bazı fosilleri ön yargılı bir biçimde yorumlamalarından ibarettir.</text:p>
      <text:p text:style-name="P120"/>
      <text:p text:style-name="P133">Darwin Formülü!</text:p>
      <text:p text:style-name="P120"><text:soft-page-break/>Şimdiye kadar ele aldığımız tüm teknik delillerin yanında, isterseniz evrimcilerin nasıl saçma bir inanışa sahip olduklarını bir de çocukların bile anlayabileceği kadar açık bir örnekle özetleyelim. </text:p>
      <text:p text:style-name="P10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32"><text:span text:style-name="T2">Kısacası, bilinçsiz </text:span><text:span text:style-name="T3">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131">Bunun aksini iddia eden evrim teorisi ise, akla tamamen aykırı bir safsatadır. Evrimcilerin ortaya attığı iddialar üzerinde biraz bile düşünmek, üstteki örnekte olduğu gibi, bu gerçeği açıkça gösterir.</text:p>
      <text:p text:style-name="P131"/>
      <text:p text:style-name="P133">Göz ve Kulaktaki Teknoloji</text:p>
      <text:p text:style-name="P120"><text:soft-page-break/>Evrim teorisinin kesinlikle açıklama getiremeyeceği bir diğer konu ise göz ve kulaktaki üstün algılama kalitesidir.</text:p>
      <text:p text:style-name="P1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0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0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text:soft-page-break/>beyindeki duyma merkezinde gerçekleşir. </text:p>
      <text:p text:style-name="P1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00">Şimdiye kadar insanoğlunun yaptığı hiçbir görüntü ve ses cihazı, göz ve kulak kadar hassas ve başarılı birer algılayıcı olamamıştır. </text:p>
      <text:p text:style-name="P120">Ancak görme ve işitme olayında, tüm bunların ötesinde, çok büyük bir gerçek daha vardır.</text:p>
      <text:p text:style-name="P102"/>
      <text:p text:style-name="P71">Beynin İçinde Gören ve </text:p>
      <text:p text:style-name="P133">Duyan Şuur Kime Aittir?</text:p>
      <text:p text:style-name="P120">Beynin içinde, ışıl ışıl renkli bir dünyayı seyreden, senfonileri, kuşların cıvıltılarını dinleyen, gülü koklayan kimdir?</text:p>
      <text:p text:style-name="P1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0"/>
      <text:p text:style-name="P133">Materyalist Bir İnanç</text:p>
      <text:p text:style-name="P1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2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text:soft-page-break/>kavramları kurguluyoruz. Materyalizm mutlak doğru olduğuna göre de, İlahi bir açıklamanın sahneye girmesine izin veremeyiz. (Richard Lewontin, "The Demon-Haunted World", The New York Review of Books, 9 Ocak 1997, s. 28)</text:p>
      <text:p text:style-name="P1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0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5"/>
      <text:p text:style-name="P133">Evrim Teorisi Dünya Tarihinin</text:p>
      <text:p text:style-name="P133">En Etkili Büyüsüdür</text:p>
      <text:p text:style-name="P10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text:soft-page-break/>kapanacağını ve gerçekleri görmekten aciz duruma düşeceklerini birçok ayetinde bildirmektedir. Bu ayetlerden bazıları şöyledir:</text:p>
      <text:p text:style-name="P103"/>
      <text:p text:style-name="P104">Şüphesiz, inkar edenleri uyarsan da, uyarmasan da, onlar için fark etmez; inanmazlar. Allah, onların kalplerini ve kulaklarını mühürlemiştir; gözlerinin üzerinde perdeler vardır. Ve büyük azab onlaradır. (Bakara Suresi, 6-7)</text:p>
      <text:p text:style-name="P109"/>
      <text:p text:style-name="P118">… Kalbleri vardır bununla kavrayıp-anlamazlar, gözleri vardır bununla görmezler, kulakları vardır bununla işitmezler. Bunlar hayvanlar gibidir, hatta daha aşağılıktırlar. İşte bunlar gafil olanlardır. (Araf Suresi, 179)</text:p>
      <text:p text:style-name="P118"/>
      <text:p text:style-name="P120">Allah bir başka ayetinde ise, bu insanların mucizeler görseler bile inanmayacak kadar büyülendiklerini şöyle bildirmektedir:</text:p>
      <text:p text:style-name="P118"/>
      <text:p text:style-name="P118">Onların üzerlerine gökyüzünden bir kapı açsak, ordan yukarı yükselseler de, mutlaka: "Gözlerimiz döndürüldü, belki biz büyülenmiş bir topluluğuz" diyeceklerdir. (Hicr Suresi, 14-15)</text:p>
      <text:p text:style-name="P118"/>
      <text:p text:style-name="P132"><text:span text:style-name="T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3">"büyü"</text:span><text:span text:style-name="T2">den başka bir açıklaması yoktur. 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span></text:p>
      <text:p text:style-name="P118"/>
      <text:p text:style-name="P118">(Musa:) "Siz atın" dedi. (Asalarını) atıverince, insanların gözlerini büyüleyiverdiler, onları dehşete düşürdüler ve (ortaya) büyük bir sihir getirmiş oldular. (Araf Suresi, 116)</text:p>
      <text:p text:style-name="P118"/>
      <text:p text:style-name="P120"><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129"/>
      <text:p text:style-name="P11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8"/>
      <text:p text:style-name="P120">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132"><text:span text:style-name="T5">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 (Malcolm Muggeridge, The End of Christendom, Grand Rapids: Eerdmans, 1980, s. 43)</text:span></text:p>
      <text:p text:style-name="P1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97"/>
      <text:p text:style-name="P88"/>
      <text:p text:style-name="P88"/>
      <text:p text:style-name="P91">Dediler ki: "Sen Yücesin,</text:p>
      <text:p text:style-name="P91">bize öğrettiğinden başka bizim</text:p>
      <text:p text:style-name="P91">hiçbir bilgimiz yok.</text:p>
      <text:p text:style-name="P91">Gerçekten Sen, herşeyi bilen,</text:p>
      <text:p text:style-name="P91">hüküm ve hikmet sahibi olansın."</text:p>
      <text:p text:style-name="P91">(Bakara Suresi, 32)</text:p>
      <text:p text:style-name="P90"/>
      <text:p text:style-name="P74"/>
      <text:p text:style-name="P89"/>
      <text:p text:style-name="P89">Allah, Kuran'da insanlara ibadetlerin, emir ve yasakların, güzel ahlak özelliklerinin yanısıra birçok sırrı da haber verir. Bunlar,</text:p>
      <text:p text:style-name="P89">çok önemli sırlardır ve insan, çevresine dikkatli bir gözle baktığında, hayatı boyunca bu sırların gerçekleştiğine şahit olur. Bu sırlar, Kuran dışında hiçbir kaynakta bulunmazlar. Dünyanın en kültürlü, en zeki, en araştırmacı veya gözlemci insanının dahi haberdar olamayacağı bu önemli sırların tek kaynağı Kuran'dır.</text:p>
      <text:p text:style-name="P89">Allah'ın Kuran'da bildirdiği bu sırlardan haberdar olmayan insanlar, hayatları boyunca bunları bilmemenin sıkıntı ve zorluğu içinde yaşarlar, ancak neden sıkıntı ve zorluk içinde olduklarını da bilmezler. Kuran'ın bu sırlarını öğrenenler içinse dünya hayatı çok kolaydır, sevinç ve heyecan doludur.</text:p>
      <text:p text:style-name="P89">Bu kitapta, Allah'ın insanlara sır olarak bildirdiği bazı ayetlerle ilgili konulara yer verilmiştir. Bu ayetleri okuyan, ayetlerde bildirilen sırlara dikkati çekilen her insanın yapması gereken, çevresine akıl ve hikmet gözüyle bakmak ve her olayı Kuran'a göre değerlendirmektir. O zaman, Kuran'ın sırlarının hem kendi hayatına, hem de tüm insanların hayatına tamamen hakim olduğunu heyecanla fark edecektir.</text:p>
      <text:p text:style-name="P89"/>
      <text:p text:style-name="P89"/>
      <text:p text:style-name="P89"/>
      <text:p text:style-name="P94">YAZAR HAKKINDA</text:p>
      <text:p text:style-name="P93"/>
      <text:p text:style-name="P89"/>
      <text:p text:style-name="P8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ü aşkın eseri, dünya çapında geniş bir okuyucu kitlesi tarafından takip edilmektedir.</text:p>
      <text:p text:style-name="P89">Harun Yahya Külliyatı, -Allah'ın izniyle- 21. yüzyılda dünya insanlarını Kuran'da tarif edilen huzur ve barışa, doğruluk ve adalete, güzellik ve mutluluğa taşımaya bir </text:p>
      <text:p text:style-name="P89">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gFenice" svg:font-family="CgFenice" style:font-pitch="variable"/>
    <style:font-face style:name="Lato" svg:font-family="Lato" style:font-pitch="variable"/>
    <style:font-face style:name="Lucida Grande" svg:font-family="'Lucida Grande'"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Courier New'"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properties style:font-name="Times New Roman" fo:font-family="'Times New Roman'" style:font-family-generic="roman" style:font-pitch="variable" fo:font-size="14pt" fo:font-weight="bold" style:letter-kerning="tru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cm" loext:contextual-spacing="false" fo:text-indent="1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4pt" style:font-style-complex="italic" style:font-weight-complex="bold"/>
    </style:style>
    <style:style style:name="baslik" style:family="paragraph">
      <style:paragraph-properties fo:margin-top="0cm" fo:margin-bottom="3.5cm" loext:contextual-spacing="false" fo:line-height="0.882cm" fo:text-align="center" style:justify-single-word="false" fo:orphans="2" fo:widows="2"/>
      <style:text-properties style:use-window-font-color="true" style:font-name="CgFenice" fo:font-family="CgFenice"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CgFenice" style:font-family-complex="CgFenice" style:font-pitch-complex="variable" style:font-size-complex="10pt" style:language-complex="ar" style:country-complex="SA"/>
    </style:style>
    <style:style style:name="Belge_20_Bağlantıları" style:display-name="Belge Bağlantıları"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Courier New'"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ayet" style:family="paragraph">
      <style:paragraph-properties fo:margin-left="1cm" fo:margin-right="0.4cm" fo:line-height="0.564cm" fo:text-align="justify" style:justify-single-word="false" fo:orphans="2" fo:widows="2" fo:text-indent="0cm" style:auto-text-indent="false"/>
      <style:text-properties style:use-window-font-color="true" style:font-name="PalatinoTurk" fo:font-family="PalatinoTurk, 'Courier New'"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ara_20_baslik" style:display-name="ara baslik"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Courier New'"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PalatinoTurk" style:font-family-complex="PalatinoTurk,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_2a_KORKU-ALINTI" style:display-name="*KORKU-ALINTI" style:family="paragraph" style:next-style-name="Baslik_20_ustk">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uust" style:family="paragraph" style:next-style-name="ALT_20_Kucukbaslik">
      <style:paragraph-properties fo:margin-left="2.2cm" fo:margin-right="1.85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ustk" style:display-name="Baslik ustk" style:family="paragraph">
      <style:paragraph-properties fo:margin-left="1.829cm" fo:margin-right="0cm" fo:line-height="0.529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na_20_met_203a_n">
      <style:paragraph-properties fo:margin-left="2.2cm" fo:margin-right="1.85cm" fo:margin-top="0.071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 style:display-name="ALT Kucukbaslik" style:family="paragraph" style:next-style-name="anametin">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1.85cm" fo:margin-right="1.85cm" fo:margin-top="0.071cm" fo:margin-bottom="0.071cm" loext:contextual-spacing="false" fo:line-height="0.459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_20__2a_" style:display-name="master yaz› *" style:family="paragraph" style:next-style-name="_2a_KORKU-ALINTI">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next-style-name="Alinti">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DAYALIBASLIKÜST" style:family="paragraph">
      <style:paragraph-properties fo:margin-left="1.55cm" fo:margin-right="1.55cm"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INTI-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55cm" fo:margin-right="1.55cm" fo:margin-top="0cm" fo:margin-bottom="1.499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_20_ARA" style:display-name="AYET ‹K‹ ARA" style:family="paragraph">
      <style:paragraph-properties fo:margin-left="2.499cm" fo:margin-right="1.85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dipnot" style:family="text">
      <style:text-properties style:text-position="super 58%" style:font-name="PalatinoTurk" fo:font-family="PalatinoTurk, 'Courier New'" style:font-pitch="variable" fo:font-size="7pt" fo:language="en" fo:country="US" style:font-size-asian="7pt" style:font-name-complex="PalatinoTurk" style:font-family-complex="PalatinoTurk, 'Courier New'" style:font-pitch-complex="variable"/>
    </style:style>
    <style:style style:name="Balon_20_Metni_20_Char" style:display-name="Balon Metni Char" style:family="text" style:parent-style-name="Varsayılan_20_Paragraf_20_Yazı_20_Tipi">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Başlık_20_1_20_Char" style:display-name="Başlık 1 Char" style:family="text" style:parent-style-name="Varsayılan_20_Paragraf_20_Yazı_20_Tipi">
      <style:text-properties fo:font-size="14pt" fo:language="en" fo:country="US" fo:font-weight="bold" style:letter-kerning="true" style:font-size-asian="14pt" style:font-weight-asian="bold" style:font-size-complex="16pt" style:font-weight-complex="bold"/>
    </style:style>
    <style:style style:name="Üstbilgi_20_Char" style:display-name="Üstbilgi Char" style:family="text" style:parent-style-name="Varsayılan_20_Paragraf_20_Yazı_20_Tipi">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style:style style:name="Altbilgi_20_Char" style:display-name="Altbilgi Char" style:family="text" style:parent-style-name="Varsayılan_20_Paragraf_20_Yazı_20_Tipi">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style:style style:name="Başlık_20_2_20_Char" style:display-name="Başlık 2 Char" style:family="text" style:parent-style-name="Varsayılan_20_Paragraf_20_Yazı_20_Tipi">
      <style:text-properties fo:font-size="12pt" fo:language="en" fo:country="US" fo:font-weight="bold" style:font-size-asian="12pt"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IN BAZI SIRLARI</dc:title>
    <dc:subject>KURAN’IN BAZI SIRLARI</dc:subject>
    <meta:initial-creator>ADNAN OKTAR - HARUN YAHYA</meta:initial-creator>
    <meta:creation-date>2010-09-19T04:42:00</meta:creation-date>
    <dc:date>2019-09-29T02:46:56.737390316</dc:date>
    <meta:print-date>2010-09-10T21:28:00</meta:print-date>
    <meta:editing-cycles>111</meta:editing-cycles>
    <meta:editing-duration>PT7H36M23S</meta:editing-duration>
    <meta:generator>LibreOffice/6.3.2.2$Linux_X86_64 LibreOffice_project/ddcf6633b674837c71d3649d97a9cb3c0d392a84</meta:generator>
    <meta:document-statistic meta:table-count="0" meta:image-count="0" meta:object-count="0" meta:page-count="126" meta:paragraph-count="887" meta:word-count="32184" meta:character-count="243000" meta:non-whitespace-character-count="211496"/>
  </office:meta>
</office:document-meta>
</file>